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lucida grande" svg:font-family="'lucida grande', verdana, helvetica, arial, sans-serif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4" style:family="table">
      <style:table-properties style:width="17.373cm" fo:margin-left="-0.36cm" fo:margin-right="-0.012cm" table:align="margins"/>
    </style:style>
    <style:style style:name="表24.A" style:family="table-column">
      <style:table-column-properties style:column-width="1.455cm" style:rel-column-width="5489*"/>
    </style:style>
    <style:style style:name="表24.B" style:family="table-column">
      <style:table-column-properties style:column-width="2.17cm" style:rel-column-width="8184*"/>
    </style:style>
    <style:style style:name="表24.C" style:family="table-column">
      <style:table-column-properties style:column-width="2.355cm" style:rel-column-width="8883*"/>
    </style:style>
    <style:style style:name="表24.D" style:family="table-column">
      <style:table-column-properties style:column-width="3.016cm" style:rel-column-width="11378*"/>
    </style:style>
    <style:style style:name="表24.E" style:family="table-column">
      <style:table-column-properties style:column-width="4.815cm" style:rel-column-width="18165*"/>
    </style:style>
    <style:style style:name="表24.F" style:family="table-column">
      <style:table-column-properties style:column-width="3.561cm" style:rel-column-width="13436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F1" style:family="table-cell" style:data-style-name="N0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none" fo:border-top="none" fo:border-bottom="0.002cm solid #000000"/>
    </style:style>
    <style:style style:name="表2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.A9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5" style:family="table">
      <style:table-properties style:width="17.013cm" fo:margin-left="0cm" fo:margin-right="-0.012cm" table:align="margins"/>
    </style:style>
    <style:style style:name="表25.A" style:family="table-column">
      <style:table-column-properties style:column-width="1.164cm" style:rel-column-width="4484*"/>
    </style:style>
    <style:style style:name="表25.B" style:family="table-column">
      <style:table-column-properties style:column-width="5.636cm" style:rel-column-width="21709*"/>
    </style:style>
    <style:style style:name="表25.C" style:family="table-column">
      <style:table-column-properties style:column-width="3.399cm" style:rel-column-width="13093*"/>
    </style:style>
    <style:style style:name="表25.D" style:family="table-column">
      <style:table-column-properties style:column-width="3.401cm" style:rel-column-width="13100*"/>
    </style:style>
    <style:style style:name="表25.E" style:family="table-column">
      <style:table-column-properties style:column-width="3.413cm" style:rel-column-width="13149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E1" style:family="table-cell" style:data-style-name="N0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5.214cm" fo:margin-left="0cm" fo:margin-right="1.787cm" table:align="margins" style:writing-mode="lr-tb"/>
    </style:style>
    <style:style style:name="表1.A" style:family="table-column">
      <style:table-column-properties style:column-width="1.109cm" style:rel-column-width="4779*"/>
    </style:style>
    <style:style style:name="表1.B" style:family="table-column">
      <style:table-column-properties style:column-width="14.104cm" style:rel-column-width="60756*"/>
    </style:style>
    <style:style style:name="表1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.B1" style:family="table-cell">
      <style:table-cell-properties fo:padding="0.097cm" fo:border="0.002cm solid #000000"/>
    </style:style>
    <style:style style:name="表1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3.917cm" fo:margin-left="0cm" fo:margin-right="3.083cm" table:align="margins" style:writing-mode="lr-tb"/>
    </style:style>
    <style:style style:name="表3.A" style:family="table-column">
      <style:table-column-properties style:column-width="1.215cm" style:rel-column-width="5722*"/>
    </style:style>
    <style:style style:name="表3.B" style:family="table-column">
      <style:table-column-properties style:column-width="3.203cm" style:rel-column-width="15083*"/>
    </style:style>
    <style:style style:name="表3.C" style:family="table-column">
      <style:table-column-properties style:column-width="9.499cm" style:rel-column-width="44730*"/>
    </style:style>
    <style:style style:name="表3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3.917cm" fo:margin-left="0cm" fo:margin-right="3.083cm" table:align="margins" style:writing-mode="lr-tb"/>
    </style:style>
    <style:style style:name="表4.A" style:family="table-column">
      <style:table-column-properties style:column-width="1.215cm" style:rel-column-width="5722*"/>
    </style:style>
    <style:style style:name="表4.B" style:family="table-column">
      <style:table-column-properties style:column-width="3.203cm" style:rel-column-width="15083*"/>
    </style:style>
    <style:style style:name="表4.C" style:family="table-column">
      <style:table-column-properties style:column-width="9.499cm" style:rel-column-width="44730*"/>
    </style:style>
    <style:style style:name="表4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3.917cm" fo:margin-left="0cm" fo:margin-right="3.083cm" table:align="margins" style:writing-mode="lr-tb"/>
    </style:style>
    <style:style style:name="表7.A" style:family="table-column">
      <style:table-column-properties style:column-width="1.215cm" style:rel-column-width="5722*"/>
    </style:style>
    <style:style style:name="表7.B" style:family="table-column">
      <style:table-column-properties style:column-width="3.203cm" style:rel-column-width="15083*"/>
    </style:style>
    <style:style style:name="表7.C" style:family="table-column">
      <style:table-column-properties style:column-width="9.499cm" style:rel-column-width="44730*"/>
    </style:style>
    <style:style style:name="表7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3.917cm" fo:margin-left="0cm" fo:margin-right="3.083cm" table:align="margins" style:writing-mode="lr-tb"/>
    </style:style>
    <style:style style:name="表8.A" style:family="table-column">
      <style:table-column-properties style:column-width="1.215cm" style:rel-column-width="5722*"/>
    </style:style>
    <style:style style:name="表8.B" style:family="table-column">
      <style:table-column-properties style:column-width="3.203cm" style:rel-column-width="15083*"/>
    </style:style>
    <style:style style:name="表8.C" style:family="table-column">
      <style:table-column-properties style:column-width="9.499cm" style:rel-column-width="44730*"/>
    </style:style>
    <style:style style:name="表8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8.B2" style:family="table-cell">
      <style:table-cell-properties fo:padding="0.097cm" fo:border-left="0.002cm solid #000000" fo:border-right="none" fo:border-top="none" fo:border-bottom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3.917cm" fo:margin-left="0cm" fo:margin-right="3.083cm" table:align="margins" style:writing-mode="lr-tb"/>
    </style:style>
    <style:style style:name="表9.A" style:family="table-column">
      <style:table-column-properties style:column-width="1.215cm" style:rel-column-width="5722*"/>
    </style:style>
    <style:style style:name="表9.B" style:family="table-column">
      <style:table-column-properties style:column-width="3.203cm" style:rel-column-width="15083*"/>
    </style:style>
    <style:style style:name="表9.C" style:family="table-column">
      <style:table-column-properties style:column-width="9.499cm" style:rel-column-width="44730*"/>
    </style:style>
    <style:style style:name="表9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9.B2" style:family="table-cell">
      <style:table-cell-properties fo:padding="0.097cm" fo:border-left="0.002cm solid #000000" fo:border-right="none" fo:border-top="none" fo:border-bottom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3.917cm" fo:margin-left="0cm" fo:margin-right="3.083cm" table:align="margins" style:writing-mode="lr-tb"/>
    </style:style>
    <style:style style:name="表10.A" style:family="table-column">
      <style:table-column-properties style:column-width="1.215cm" style:rel-column-width="5722*"/>
    </style:style>
    <style:style style:name="表10.B" style:family="table-column">
      <style:table-column-properties style:column-width="3.203cm" style:rel-column-width="15083*"/>
    </style:style>
    <style:style style:name="表10.C" style:family="table-column">
      <style:table-column-properties style:column-width="9.499cm" style:rel-column-width="44730*"/>
    </style:style>
    <style:style style:name="表10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C1" style:family="table-cell">
      <style:table-cell-properties fo:padding="0.097cm" fo:border="0.002cm solid #000000"/>
    </style:style>
    <style:style style:name="表10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0.B2" style:family="table-cell">
      <style:table-cell-properties fo:padding="0.097cm" fo:border-left="0.002cm solid #000000" fo:border-right="none" fo:border-top="none" fo:border-bottom="0.002cm solid #000000"/>
    </style:style>
    <style:style style:name="表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3.917cm" fo:margin-left="0cm" fo:margin-right="3.083cm" table:align="margins" style:writing-mode="lr-tb"/>
    </style:style>
    <style:style style:name="表11.A" style:family="table-column">
      <style:table-column-properties style:column-width="1.215cm" style:rel-column-width="5722*"/>
    </style:style>
    <style:style style:name="表11.B" style:family="table-column">
      <style:table-column-properties style:column-width="3.203cm" style:rel-column-width="15083*"/>
    </style:style>
    <style:style style:name="表11.C" style:family="table-column">
      <style:table-column-properties style:column-width="9.499cm" style:rel-column-width="44730*"/>
    </style:style>
    <style:style style:name="表11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C1" style:family="table-cell">
      <style:table-cell-properties fo:padding="0.097cm" fo:border="0.002cm solid #000000"/>
    </style:style>
    <style:style style:name="表11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1.B2" style:family="table-cell">
      <style:table-cell-properties fo:padding="0.097cm" fo:border-left="0.002cm solid #000000" fo:border-right="none" fo:border-top="none" fo:border-bottom="0.002cm solid #000000"/>
    </style:style>
    <style:style style:name="表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3.917cm" fo:margin-left="0cm" fo:margin-right="3.083cm" table:align="margins" style:writing-mode="lr-tb"/>
    </style:style>
    <style:style style:name="表12.A" style:family="table-column">
      <style:table-column-properties style:column-width="1.215cm" style:rel-column-width="5722*"/>
    </style:style>
    <style:style style:name="表12.B" style:family="table-column">
      <style:table-column-properties style:column-width="3.203cm" style:rel-column-width="15083*"/>
    </style:style>
    <style:style style:name="表12.C" style:family="table-column">
      <style:table-column-properties style:column-width="9.499cm" style:rel-column-width="44730*"/>
    </style:style>
    <style:style style:name="表1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2.B2" style:family="table-cell">
      <style:table-cell-properties fo:padding="0.097cm" fo:border-left="0.002cm solid #000000" fo:border-right="none" fo:border-top="none" fo:border-bottom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3.917cm" fo:margin-left="0cm" fo:margin-right="3.083cm" table:align="margins" style:writing-mode="lr-tb"/>
    </style:style>
    <style:style style:name="表13.A" style:family="table-column">
      <style:table-column-properties style:column-width="1.215cm" style:rel-column-width="5722*"/>
    </style:style>
    <style:style style:name="表13.B" style:family="table-column">
      <style:table-column-properties style:column-width="3.203cm" style:rel-column-width="15083*"/>
    </style:style>
    <style:style style:name="表13.C" style:family="table-column">
      <style:table-column-properties style:column-width="9.499cm" style:rel-column-width="44730*"/>
    </style:style>
    <style:style style:name="表13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3.B2" style:family="table-cell">
      <style:table-cell-properties fo:padding="0.097cm" fo:border-left="0.002cm solid #000000" fo:border-right="none" fo:border-top="none" fo:border-bottom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3.917cm" fo:margin-left="0cm" fo:margin-right="3.083cm" table:align="margins" style:writing-mode="lr-tb"/>
    </style:style>
    <style:style style:name="表14.A" style:family="table-column">
      <style:table-column-properties style:column-width="1.215cm" style:rel-column-width="5722*"/>
    </style:style>
    <style:style style:name="表14.B" style:family="table-column">
      <style:table-column-properties style:column-width="3.203cm" style:rel-column-width="15083*"/>
    </style:style>
    <style:style style:name="表14.C" style:family="table-column">
      <style:table-column-properties style:column-width="9.499cm" style:rel-column-width="44730*"/>
    </style:style>
    <style:style style:name="表14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C1" style:family="table-cell">
      <style:table-cell-properties fo:padding="0.097cm" fo:border="0.002cm solid #000000"/>
    </style:style>
    <style:style style:name="表14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4.B2" style:family="table-cell">
      <style:table-cell-properties fo:padding="0.097cm" fo:border-left="0.002cm solid #000000" fo:border-right="none" fo:border-top="none" fo:border-bottom="0.002cm solid #000000"/>
    </style:style>
    <style:style style:name="表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3.917cm" fo:margin-left="0cm" fo:margin-right="3.083cm" table:align="margins" style:writing-mode="lr-tb"/>
    </style:style>
    <style:style style:name="表15.A" style:family="table-column">
      <style:table-column-properties style:column-width="1.215cm" style:rel-column-width="5722*"/>
    </style:style>
    <style:style style:name="表15.B" style:family="table-column">
      <style:table-column-properties style:column-width="3.203cm" style:rel-column-width="15083*"/>
    </style:style>
    <style:style style:name="表15.C" style:family="table-column">
      <style:table-column-properties style:column-width="9.499cm" style:rel-column-width="44730*"/>
    </style:style>
    <style:style style:name="表15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C1" style:family="table-cell">
      <style:table-cell-properties fo:padding="0.097cm" fo:border="0.002cm solid #000000"/>
    </style:style>
    <style:style style:name="表15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5.B2" style:family="table-cell">
      <style:table-cell-properties fo:padding="0.097cm" fo:border-left="0.002cm solid #000000" fo:border-right="none" fo:border-top="none" fo:border-bottom="0.002cm solid #000000"/>
    </style:style>
    <style:style style:name="表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3.917cm" fo:margin-left="0cm" fo:margin-right="3.083cm" table:align="margins" style:writing-mode="lr-tb"/>
    </style:style>
    <style:style style:name="表16.A" style:family="table-column">
      <style:table-column-properties style:column-width="1.215cm" style:rel-column-width="5722*"/>
    </style:style>
    <style:style style:name="表16.B" style:family="table-column">
      <style:table-column-properties style:column-width="3.203cm" style:rel-column-width="15083*"/>
    </style:style>
    <style:style style:name="表16.C" style:family="table-column">
      <style:table-column-properties style:column-width="9.499cm" style:rel-column-width="44730*"/>
    </style:style>
    <style:style style:name="表16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6.B2" style:family="table-cell">
      <style:table-cell-properties fo:padding="0.097cm" fo:border-left="0.002cm solid #000000" fo:border-right="none" fo:border-top="none" fo:border-bottom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3.917cm" fo:margin-left="0cm" fo:margin-right="3.083cm" table:align="margins" style:writing-mode="lr-tb"/>
    </style:style>
    <style:style style:name="表17.A" style:family="table-column">
      <style:table-column-properties style:column-width="1.215cm" style:rel-column-width="5722*"/>
    </style:style>
    <style:style style:name="表17.B" style:family="table-column">
      <style:table-column-properties style:column-width="3.203cm" style:rel-column-width="15083*"/>
    </style:style>
    <style:style style:name="表17.C" style:family="table-column">
      <style:table-column-properties style:column-width="9.499cm" style:rel-column-width="44730*"/>
    </style:style>
    <style:style style:name="表17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C1" style:family="table-cell">
      <style:table-cell-properties fo:padding="0.097cm" fo:border="0.002cm solid #000000"/>
    </style:style>
    <style:style style:name="表17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7.B2" style:family="table-cell">
      <style:table-cell-properties fo:padding="0.097cm" fo:border-left="0.002cm solid #000000" fo:border-right="none" fo:border-top="none" fo:border-bottom="0.002cm solid #000000"/>
    </style:style>
    <style:style style:name="表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3.917cm" fo:margin-left="0cm" fo:margin-right="3.083cm" table:align="margins" style:writing-mode="lr-tb"/>
    </style:style>
    <style:style style:name="表18.A" style:family="table-column">
      <style:table-column-properties style:column-width="1.215cm" style:rel-column-width="5722*"/>
    </style:style>
    <style:style style:name="表18.B" style:family="table-column">
      <style:table-column-properties style:column-width="3.203cm" style:rel-column-width="15083*"/>
    </style:style>
    <style:style style:name="表18.C" style:family="table-column">
      <style:table-column-properties style:column-width="9.499cm" style:rel-column-width="44730*"/>
    </style:style>
    <style:style style:name="表18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C1" style:family="table-cell">
      <style:table-cell-properties fo:padding="0.097cm" fo:border="0.002cm solid #000000"/>
    </style:style>
    <style:style style:name="表18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8.B2" style:family="table-cell">
      <style:table-cell-properties fo:padding="0.097cm" fo:border-left="0.002cm solid #000000" fo:border-right="none" fo:border-top="none" fo:border-bottom="0.002cm solid #000000"/>
    </style:style>
    <style:style style:name="表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3.917cm" fo:margin-left="0cm" fo:margin-right="3.083cm" table:align="margins" style:writing-mode="lr-tb"/>
    </style:style>
    <style:style style:name="表19.A" style:family="table-column">
      <style:table-column-properties style:column-width="1.215cm" style:rel-column-width="5722*"/>
    </style:style>
    <style:style style:name="表19.B" style:family="table-column">
      <style:table-column-properties style:column-width="3.203cm" style:rel-column-width="15083*"/>
    </style:style>
    <style:style style:name="表19.C" style:family="table-column">
      <style:table-column-properties style:column-width="9.499cm" style:rel-column-width="44730*"/>
    </style:style>
    <style:style style:name="表19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C1" style:family="table-cell">
      <style:table-cell-properties fo:padding="0.097cm" fo:border="0.002cm solid #000000"/>
    </style:style>
    <style:style style:name="表19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9.B2" style:family="table-cell">
      <style:table-cell-properties fo:padding="0.097cm" fo:border-left="0.002cm solid #000000" fo:border-right="none" fo:border-top="none" fo:border-bottom="0.002cm solid #000000"/>
    </style:style>
    <style:style style:name="表1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3.917cm" fo:margin-left="0cm" fo:margin-right="3.083cm" table:align="margins" style:writing-mode="lr-tb"/>
    </style:style>
    <style:style style:name="表20.A" style:family="table-column">
      <style:table-column-properties style:column-width="1.215cm" style:rel-column-width="5722*"/>
    </style:style>
    <style:style style:name="表20.B" style:family="table-column">
      <style:table-column-properties style:column-width="3.203cm" style:rel-column-width="15083*"/>
    </style:style>
    <style:style style:name="表20.C" style:family="table-column">
      <style:table-column-properties style:column-width="9.499cm" style:rel-column-width="44730*"/>
    </style:style>
    <style:style style:name="表20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C1" style:family="table-cell">
      <style:table-cell-properties fo:padding="0.097cm" fo:border="0.002cm solid #000000"/>
    </style:style>
    <style:style style:name="表20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0.B2" style:family="table-cell">
      <style:table-cell-properties fo:padding="0.097cm" fo:border-left="0.002cm solid #000000" fo:border-right="none" fo:border-top="none" fo:border-bottom="0.002cm solid #000000"/>
    </style:style>
    <style:style style:name="表2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5.827cm" fo:margin-left="0cm" fo:margin-right="1.173cm" table:align="margins" style:writing-mode="lr-tb"/>
    </style:style>
    <style:style style:name="表21.A" style:family="table-column">
      <style:table-column-properties style:column-width="1.214cm" style:rel-column-width="5024*"/>
    </style:style>
    <style:style style:name="表21.B" style:family="table-column">
      <style:table-column-properties style:column-width="3.203cm" style:rel-column-width="13263*"/>
    </style:style>
    <style:style style:name="表21.C" style:family="table-column">
      <style:table-column-properties style:column-width="11.411cm" style:rel-column-width="47248*"/>
    </style:style>
    <style:style style:name="表21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C1" style:family="table-cell">
      <style:table-cell-properties fo:padding="0.097cm" fo:border="0.002cm solid #000000"/>
    </style:style>
    <style:style style:name="表21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1.B2" style:family="table-cell">
      <style:table-cell-properties fo:padding="0.097cm" fo:border-left="0.002cm solid #000000" fo:border-right="none" fo:border-top="none" fo:border-bottom="0.002cm solid #000000"/>
    </style:style>
    <style:style style:name="表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6.357cm" fo:margin-left="0cm" fo:margin-right="0.644cm" table:align="margins" style:writing-mode="lr-tb"/>
    </style:style>
    <style:style style:name="表22.A" style:family="table-column">
      <style:table-column-properties style:column-width="1.214cm" style:rel-column-width="4862*"/>
    </style:style>
    <style:style style:name="表22.B" style:family="table-column">
      <style:table-column-properties style:column-width="3.203cm" style:rel-column-width="12834*"/>
    </style:style>
    <style:style style:name="表22.C" style:family="table-column">
      <style:table-column-properties style:column-width="11.94cm" style:rel-column-width="47839*"/>
    </style:style>
    <style:style style:name="表2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C1" style:family="table-cell">
      <style:table-cell-properties fo:padding="0.097cm" fo:border="0.002cm solid #000000"/>
    </style:style>
    <style:style style:name="表2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2.B2" style:family="table-cell">
      <style:table-cell-properties fo:padding="0.097cm" fo:border-left="0.002cm solid #000000" fo:border-right="none" fo:border-top="none" fo:border-bottom="0.002cm solid #000000"/>
    </style:style>
    <style:style style:name="表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6.357cm" fo:margin-left="0cm" fo:margin-right="0.644cm" table:align="margins" style:writing-mode="lr-tb"/>
    </style:style>
    <style:style style:name="表5.A" style:family="table-column">
      <style:table-column-properties style:column-width="1.214cm" style:rel-column-width="4862*"/>
    </style:style>
    <style:style style:name="表5.B" style:family="table-column">
      <style:table-column-properties style:column-width="3.203cm" style:rel-column-width="12834*"/>
    </style:style>
    <style:style style:name="表5.C" style:family="table-column">
      <style:table-column-properties style:column-width="11.94cm" style:rel-column-width="47839*"/>
    </style:style>
    <style:style style:name="表5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2.039cm" fo:margin-left="0cm" fo:margin-right="4.962cm" table:align="margins" style:writing-mode="lr-tb"/>
    </style:style>
    <style:style style:name="表2.A" style:family="table-column">
      <style:table-column-properties style:column-width="1.111cm" style:rel-column-width="6049*"/>
    </style:style>
    <style:style style:name="表2.B" style:family="table-column">
      <style:table-column-properties style:column-width="5.106cm" style:rel-column-width="27798*"/>
    </style:style>
    <style:style style:name="表2.C" style:family="table-column">
      <style:table-column-properties style:column-width="1.27cm" style:rel-column-width="6913*"/>
    </style:style>
    <style:style style:name="表2.D" style:family="table-column">
      <style:table-column-properties style:column-width="4.551cm" style:rel-column-width="24775*"/>
    </style:style>
    <style:style style:name="表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D1" style:family="table-cell">
      <style:table-cell-properties fo:padding="0.097cm" fo:border="0.002cm solid #000000"/>
    </style:style>
    <style:style style:name="表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3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4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6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7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4pt" style:font-size-complex="18pt"/>
    </style:style>
    <style:style style:name="P8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9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0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1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name-asian="Arial1" style:font-size-asian="15pt" style:font-style-asian="normal" style:font-weight-asian="normal" style:font-size-complex="15pt"/>
    </style:style>
    <style:style style:name="P1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#99ff33" style:font-name-asian="Arial" style:font-size-asian="13pt" style:font-size-complex="13pt"/>
    </style:style>
    <style:style style:name="P13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14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#ffff00" style:font-size-asian="20pt" style:font-size-complex="20pt"/>
    </style:style>
    <style:style style:name="P15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8pt" fo:font-style="normal" style:text-underline-style="none" fo:font-weight="normal" style:text-blinking="false" fo:background-color="#ffff00" style:font-size-asian="28pt" style:font-size-complex="28pt"/>
    </style:style>
    <style:style style:name="P16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14pt" fo:font-style="normal" style:text-underline-style="none" fo:font-weight="normal" style:text-blinking="false" fo:background-color="#ffff00" style:font-size-asian="14pt" style:font-size-complex="14pt"/>
    </style:style>
    <style:style style:name="P17" style:family="paragraph" style:parent-style-name="Text_20_body">
      <style:paragraph-properties fo:margin-top="0cm" fo:margin-bottom="0cm" fo:line-height="138%" style:writing-mode="lr-tb"/>
    </style:style>
    <style:style style:name="P18" style:family="paragraph" style:parent-style-name="Table_20_Contents">
      <style:text-properties fo:font-size="15pt" style:font-size-asian="15pt" style:font-size-complex="15pt"/>
    </style:style>
    <style:style style:name="P19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0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21" style:family="paragraph" style:parent-style-name="Table_20_Contents">
      <style:paragraph-properties fo:text-align="center" style:justify-single-word="false"/>
      <style:text-properties fo:font-size="15pt" style:font-size-asian="15pt" style:language-asian="ja" style:country-asian="JP" style:font-size-complex="15pt"/>
    </style:style>
    <style:style style:name="P22" style:family="paragraph" style:parent-style-name="Standard">
      <style:text-properties fo:font-weight="normal"/>
    </style:style>
    <style:style style:name="P23" style:family="paragraph" style:parent-style-name="Table_20_Contents" style:list-style-name="L2">
      <style:text-properties fo:font-size="15pt" style:font-size-asian="15pt" style:language-asian="ja" style:country-asian="JP" style:font-size-complex="15pt"/>
    </style:style>
    <style:style style:name="P24" style:family="paragraph" style:parent-style-name="Table_20_Contents" style:list-style-name="L3">
      <style:text-properties fo:font-size="15pt" style:font-size-asian="15pt" style:language-asian="ja" style:country-asian="JP" style:font-size-complex="15pt"/>
    </style:style>
    <style:style style:name="P25" style:family="paragraph" style:parent-style-name="Table_20_Contents" style:list-style-name="L4">
      <style:text-properties fo:font-size="15pt" style:font-size-asian="15pt" style:language-asian="ja" style:country-asian="JP" style:font-size-complex="15pt"/>
    </style:style>
    <style:style style:name="P26" style:family="paragraph" style:parent-style-name="Table_20_Contents" style:list-style-name="L5">
      <style:text-properties fo:font-size="15pt" style:font-size-asian="15pt" style:language-asian="ja" style:country-asian="JP" style:font-size-complex="15pt"/>
    </style:style>
    <style:style style:name="P27" style:family="paragraph" style:parent-style-name="Table_20_Contents" style:list-style-name="L7">
      <style:text-properties fo:font-size="15pt" style:font-size-asian="15pt" style:language-asian="ja" style:country-asian="JP" style:font-size-complex="15pt"/>
    </style:style>
    <style:style style:name="P28" style:family="paragraph" style:parent-style-name="Table_20_Contents" style:list-style-name="L9">
      <style:text-properties fo:font-size="15pt" style:font-size-asian="15pt" style:language-asian="ja" style:country-asian="JP" style:font-size-complex="15pt"/>
    </style:style>
    <style:style style:name="P29" style:family="paragraph" style:parent-style-name="Table_20_Contents" style:list-style-name="L10">
      <style:text-properties fo:font-size="15pt" style:font-size-asian="15pt" style:language-asian="ja" style:country-asian="JP" style:font-size-complex="15pt"/>
    </style:style>
    <style:style style:name="P30" style:family="paragraph" style:parent-style-name="Table_20_Contents" style:list-style-name="L11">
      <style:text-properties fo:font-size="15pt" style:font-size-asian="15pt" style:language-asian="ja" style:country-asian="JP" style:font-size-complex="15pt"/>
    </style:style>
    <style:style style:name="P31" style:family="paragraph" style:parent-style-name="Table_20_Contents" style:list-style-name="L12">
      <style:text-properties fo:font-size="15pt" style:font-size-asian="15pt" style:language-asian="ja" style:country-asian="JP" style:font-size-complex="15pt"/>
    </style:style>
    <style:style style:name="P32" style:family="paragraph" style:parent-style-name="Table_20_Contents" style:list-style-name="L13">
      <style:text-properties fo:font-size="15pt" style:font-size-asian="15pt" style:language-asian="ja" style:country-asian="JP" style:font-size-complex="15pt"/>
    </style:style>
    <style:style style:name="P33" style:family="paragraph" style:parent-style-name="Table_20_Contents" style:list-style-name="L15">
      <style:text-properties fo:font-size="15pt" style:font-size-asian="15pt" style:language-asian="ja" style:country-asian="JP" style:font-size-complex="15pt"/>
    </style:style>
    <style:style style:name="P34" style:family="paragraph" style:parent-style-name="Table_20_Contents" style:list-style-name="L16">
      <style:text-properties fo:font-size="15pt" style:font-size-asian="15pt" style:language-asian="ja" style:country-asian="JP" style:font-size-complex="15pt"/>
    </style:style>
    <style:style style:name="P35" style:family="paragraph" style:parent-style-name="Table_20_Contents" style:list-style-name="L17">
      <style:text-properties fo:font-size="15pt" style:font-size-asian="15pt" style:language-asian="ja" style:country-asian="JP" style:font-size-complex="15pt"/>
    </style:style>
    <style:style style:name="P36" style:family="paragraph" style:parent-style-name="Table_20_Contents" style:list-style-name="L18">
      <style:text-properties fo:font-size="15pt" style:font-size-asian="15pt" style:language-asian="ja" style:country-asian="JP" style:font-size-complex="15pt"/>
    </style:style>
    <style:style style:name="P37" style:family="paragraph" style:parent-style-name="Table_20_Contents" style:list-style-name="L19">
      <style:text-properties fo:font-size="15pt" style:font-size-asian="15pt" style:language-asian="ja" style:country-asian="JP" style:font-size-complex="15pt"/>
    </style:style>
    <style:style style:name="P38" style:family="paragraph" style:parent-style-name="Table_20_Contents" style:list-style-name="L20">
      <style:text-properties fo:font-size="15pt" style:font-size-asian="15pt" style:language-asian="ja" style:country-asian="JP" style:font-size-complex="15pt"/>
    </style:style>
    <style:style style:name="P39" style:family="paragraph" style:parent-style-name="Table_20_Contents" style:list-style-name="L21">
      <style:text-properties fo:font-size="15pt" style:font-size-asian="15pt" style:language-asian="ja" style:country-asian="JP" style:font-size-complex="15pt"/>
    </style:style>
    <style:style style:name="P40" style:family="paragraph" style:parent-style-name="Table_20_Contents" style:list-style-name="L22">
      <style:text-properties fo:font-size="15pt" style:font-size-asian="15pt" style:language-asian="ja" style:country-asian="JP" style:font-size-complex="15pt"/>
    </style:style>
    <style:style style:name="P41" style:family="paragraph" style:parent-style-name="Table_20_Contents" style:list-style-name="L23">
      <style:text-properties fo:font-size="15pt" style:font-size-asian="15pt" style:language-asian="ja" style:country-asian="JP" style:font-size-complex="15pt"/>
    </style:style>
    <style:style style:name="P42" style:family="paragraph" style:parent-style-name="Table_20_Contents" style:list-style-name="L24">
      <style:text-properties fo:font-size="15pt" style:font-size-asian="15pt" style:language-asian="ja" style:country-asian="JP" style:font-size-complex="15pt"/>
    </style:style>
    <style:style style:name="P43" style:family="paragraph" style:parent-style-name="Table_20_Contents" style:list-style-name="L25">
      <style:text-properties fo:font-size="15pt" style:font-size-asian="15pt" style:language-asian="ja" style:country-asian="JP" style:font-size-complex="15pt"/>
    </style:style>
    <style:style style:name="P44" style:family="paragraph" style:parent-style-name="Table_20_Contents" style:list-style-name="L26">
      <style:text-properties fo:font-size="15pt" style:font-size-asian="15pt" style:language-asian="ja" style:country-asian="JP" style:font-size-complex="15pt"/>
    </style:style>
    <style:style style:name="P45" style:family="paragraph" style:parent-style-name="Table_20_Contents" style:list-style-name="L27">
      <style:text-properties fo:font-size="15pt" style:font-size-asian="15pt" style:language-asian="ja" style:country-asian="JP" style:font-size-complex="15pt"/>
    </style:style>
    <style:style style:name="P46" style:family="paragraph" style:parent-style-name="Table_20_Contents" style:list-style-name="L28">
      <style:text-properties fo:font-size="15pt" style:font-size-asian="15pt" style:language-asian="ja" style:country-asian="JP" style:font-size-complex="15pt"/>
    </style:style>
    <style:style style:name="P47" style:family="paragraph" style:parent-style-name="Table_20_Contents" style:list-style-name="L29">
      <style:text-properties fo:font-size="15pt" style:font-size-asian="15pt" style:language-asian="ja" style:country-asian="JP" style:font-size-complex="15pt"/>
    </style:style>
    <style:style style:name="P48" style:family="paragraph" style:parent-style-name="Table_20_Contents" style:list-style-name="L30">
      <style:text-properties fo:font-size="15pt" style:font-size-asian="15pt" style:language-asian="ja" style:country-asian="JP" style:font-size-complex="15pt"/>
    </style:style>
    <style:style style:name="P49" style:family="paragraph" style:parent-style-name="Table_20_Contents" style:list-style-name="L32">
      <style:text-properties fo:font-size="15pt" style:font-size-asian="15pt" style:language-asian="ja" style:country-asian="JP" style:font-size-complex="15pt"/>
    </style:style>
    <style:style style:name="P50" style:family="paragraph" style:parent-style-name="Table_20_Contents" style:list-style-name="L33">
      <style:text-properties fo:font-size="15pt" style:font-size-asian="15pt" style:language-asian="ja" style:country-asian="JP" style:font-size-complex="15pt"/>
    </style:style>
    <style:style style:name="P51" style:family="paragraph" style:parent-style-name="Table_20_Contents" style:list-style-name="L34">
      <style:text-properties fo:font-size="15pt" style:font-size-asian="15pt" style:language-asian="ja" style:country-asian="JP" style:font-size-complex="15pt"/>
    </style:style>
    <style:style style:name="P52" style:family="paragraph" style:parent-style-name="Table_20_Contents" style:list-style-name="L36">
      <style:text-properties fo:font-size="15pt" style:font-size-asian="15pt" style:language-asian="ja" style:country-asian="JP" style:font-size-complex="15pt"/>
    </style:style>
    <style:style style:name="P53" style:family="paragraph" style:parent-style-name="Table_20_Contents" style:list-style-name="L37">
      <style:text-properties fo:font-size="15pt" style:font-size-asian="15pt" style:language-asian="ja" style:country-asian="JP" style:font-size-complex="15pt"/>
    </style:style>
    <style:style style:name="P54" style:family="paragraph" style:parent-style-name="Table_20_Contents" style:list-style-name="L38">
      <style:text-properties fo:font-size="15pt" style:font-size-asian="15pt" style:language-asian="ja" style:country-asian="JP" style:font-size-complex="15pt"/>
    </style:style>
    <style:style style:name="P55" style:family="paragraph" style:parent-style-name="Table_20_Contents" style:list-style-name="L39">
      <style:text-properties fo:font-size="15pt" style:font-size-asian="15pt" style:language-asian="ja" style:country-asian="JP" style:font-size-complex="15pt"/>
    </style:style>
    <style:style style:name="P56" style:family="paragraph" style:parent-style-name="Table_20_Contents" style:list-style-name="L40">
      <style:text-properties fo:font-size="15pt" style:font-size-asian="15pt" style:language-asian="ja" style:country-asian="JP" style:font-size-complex="15pt"/>
    </style:style>
    <style:style style:name="P57" style:family="paragraph" style:parent-style-name="Table_20_Contents" style:list-style-name="L41">
      <style:text-properties fo:font-size="15pt" style:font-size-asian="15pt" style:language-asian="ja" style:country-asian="JP" style:font-size-complex="15pt"/>
    </style:style>
    <style:style style:name="P58" style:family="paragraph" style:parent-style-name="Table_20_Contents" style:list-style-name="L42">
      <style:text-properties fo:font-size="15pt" style:font-size-asian="15pt" style:language-asian="ja" style:country-asian="JP" style:font-size-complex="15pt"/>
    </style:style>
    <style:style style:name="P59" style:family="paragraph" style:parent-style-name="Table_20_Contents" style:list-style-name="L43">
      <style:text-properties fo:font-size="15pt" style:font-size-asian="15pt" style:language-asian="ja" style:country-asian="JP" style:font-size-complex="15pt"/>
    </style:style>
    <style:style style:name="P60" style:family="paragraph" style:parent-style-name="Table_20_Contents" style:list-style-name="L44">
      <style:text-properties fo:font-size="15pt" style:font-size-asian="15pt" style:language-asian="ja" style:country-asian="JP" style:font-size-complex="15pt"/>
    </style:style>
    <style:style style:name="P61" style:family="paragraph" style:parent-style-name="Table_20_Contents" style:list-style-name="L45">
      <style:text-properties fo:font-size="15pt" style:font-size-asian="15pt" style:language-asian="ja" style:country-asian="JP" style:font-size-complex="15pt"/>
    </style:style>
    <style:style style:name="P62" style:family="paragraph" style:parent-style-name="Table_20_Contents" style:list-style-name="L46">
      <style:text-properties fo:font-size="15pt" style:font-size-asian="15pt" style:language-asian="ja" style:country-asian="JP" style:font-size-complex="15pt"/>
    </style:style>
    <style:style style:name="P63" style:family="paragraph" style:parent-style-name="Table_20_Contents" style:list-style-name="L47">
      <style:text-properties fo:font-size="15pt" style:font-size-asian="15pt" style:language-asian="ja" style:country-asian="JP" style:font-size-complex="15pt"/>
    </style:style>
    <style:style style:name="P64" style:family="paragraph" style:parent-style-name="Table_20_Contents" style:list-style-name="L49">
      <style:text-properties fo:font-size="15pt" style:font-size-asian="15pt" style:language-asian="ja" style:country-asian="JP" style:font-size-complex="15pt"/>
    </style:style>
    <style:style style:name="P65" style:family="paragraph" style:parent-style-name="Table_20_Contents" style:list-style-name="L50">
      <style:text-properties fo:font-size="15pt" style:font-size-asian="15pt" style:language-asian="ja" style:country-asian="JP" style:font-size-complex="15pt"/>
    </style:style>
    <style:style style:name="P66" style:family="paragraph" style:parent-style-name="Table_20_Contents" style:list-style-name="L51">
      <style:text-properties fo:font-size="15pt" style:font-size-asian="15pt" style:language-asian="ja" style:country-asian="JP" style:font-size-complex="15pt"/>
    </style:style>
    <style:style style:name="P67" style:family="paragraph" style:parent-style-name="Table_20_Contents" style:list-style-name="L52">
      <style:text-properties fo:font-size="15pt" style:font-size-asian="15pt" style:language-asian="ja" style:country-asian="JP" style:font-size-complex="15pt"/>
    </style:style>
    <style:style style:name="P68" style:family="paragraph" style:parent-style-name="Table_20_Contents" style:list-style-name="L53">
      <style:text-properties fo:font-size="15pt" style:font-size-asian="15pt" style:language-asian="ja" style:country-asian="JP" style:font-size-complex="15pt"/>
    </style:style>
    <style:style style:name="P69" style:family="paragraph" style:parent-style-name="Table_20_Contents" style:list-style-name="L54">
      <style:text-properties fo:font-size="15pt" style:font-size-asian="15pt" style:language-asian="ja" style:country-asian="JP" style:font-size-complex="15pt"/>
    </style:style>
    <style:style style:name="P70" style:family="paragraph" style:parent-style-name="Table_20_Contents" style:list-style-name="L55">
      <style:text-properties fo:font-size="15pt" style:font-size-asian="15pt" style:language-asian="ja" style:country-asian="JP" style:font-size-complex="15pt"/>
    </style:style>
    <style:style style:name="P71" style:family="paragraph" style:parent-style-name="Table_20_Contents" style:list-style-name="L56">
      <style:text-properties fo:font-size="15pt" style:font-size-asian="15pt" style:language-asian="ja" style:country-asian="JP" style:font-size-complex="15pt"/>
    </style:style>
    <style:style style:name="P72" style:family="paragraph" style:parent-style-name="Table_20_Contents" style:list-style-name="L57">
      <style:text-properties fo:font-size="15pt" style:font-size-asian="15pt" style:language-asian="ja" style:country-asian="JP" style:font-size-complex="15pt"/>
    </style:style>
    <style:style style:name="P73" style:family="paragraph" style:parent-style-name="Table_20_Contents" style:list-style-name="L58">
      <style:text-properties fo:font-size="15pt" style:font-size-asian="15pt" style:language-asian="ja" style:country-asian="JP" style:font-size-complex="15pt"/>
    </style:style>
    <style:style style:name="P74" style:family="paragraph" style:parent-style-name="Table_20_Contents" style:list-style-name="L60">
      <style:text-properties fo:font-size="15pt" style:font-size-asian="15pt" style:language-asian="ja" style:country-asian="JP" style:font-size-complex="15pt"/>
    </style:style>
    <style:style style:name="P75" style:family="paragraph" style:parent-style-name="Table_20_Contents" style:list-style-name="L61">
      <style:text-properties fo:font-size="15pt" style:font-size-asian="15pt" style:language-asian="ja" style:country-asian="JP" style:font-size-complex="15pt"/>
    </style:style>
    <style:style style:name="P76" style:family="paragraph" style:parent-style-name="Table_20_Contents" style:list-style-name="L62">
      <style:text-properties fo:font-size="15pt" style:font-size-asian="15pt" style:language-asian="ja" style:country-asian="JP" style:font-size-complex="15pt"/>
    </style:style>
    <style:style style:name="P77" style:family="paragraph" style:parent-style-name="Table_20_Contents" style:list-style-name="L63">
      <style:text-properties fo:font-size="15pt" style:font-size-asian="15pt" style:language-asian="ja" style:country-asian="JP" style:font-size-complex="15pt"/>
    </style:style>
    <style:style style:name="P78" style:family="paragraph" style:parent-style-name="Table_20_Contents" style:list-style-name="L64">
      <style:text-properties fo:font-size="15pt" style:font-size-asian="15pt" style:language-asian="ja" style:country-asian="JP" style:font-size-complex="15pt"/>
    </style:style>
    <style:style style:name="P79" style:family="paragraph" style:parent-style-name="Table_20_Contents" style:list-style-name="L65">
      <style:text-properties fo:font-size="15pt" style:font-size-asian="15pt" style:language-asian="ja" style:country-asian="JP" style:font-size-complex="15pt"/>
    </style:style>
    <style:style style:name="P80" style:family="paragraph" style:parent-style-name="Table_20_Contents" style:list-style-name="L67">
      <style:text-properties fo:font-size="15pt" style:font-size-asian="15pt" style:language-asian="ja" style:country-asian="JP" style:font-size-complex="15pt"/>
    </style:style>
    <style:style style:name="P81" style:family="paragraph" style:parent-style-name="Table_20_Contents" style:list-style-name="L68">
      <style:text-properties fo:font-size="15pt" style:font-size-asian="15pt" style:language-asian="ja" style:country-asian="JP" style:font-size-complex="15pt"/>
    </style:style>
    <style:style style:name="P82" style:family="paragraph" style:parent-style-name="Table_20_Contents" style:list-style-name="L69">
      <style:text-properties fo:font-size="15pt" style:font-size-asian="15pt" style:language-asian="ja" style:country-asian="JP" style:font-size-complex="15pt"/>
    </style:style>
    <style:style style:name="P83" style:family="paragraph" style:parent-style-name="Table_20_Contents" style:list-style-name="L70">
      <style:text-properties fo:font-size="15pt" style:font-size-asian="15pt" style:language-asian="ja" style:country-asian="JP" style:font-size-complex="15pt"/>
    </style:style>
    <style:style style:name="P84" style:family="paragraph" style:parent-style-name="Table_20_Contents" style:list-style-name="L71">
      <style:text-properties fo:font-size="15pt" style:font-size-asian="15pt" style:language-asian="ja" style:country-asian="JP" style:font-size-complex="15pt"/>
    </style:style>
    <style:style style:name="P85" style:family="paragraph" style:parent-style-name="Table_20_Contents" style:list-style-name="L72">
      <style:text-properties fo:font-size="15pt" style:font-size-asian="15pt" style:language-asian="ja" style:country-asian="JP" style:font-size-complex="15pt"/>
    </style:style>
    <style:style style:name="P86" style:family="paragraph" style:parent-style-name="Table_20_Contents" style:list-style-name="L74">
      <style:text-properties fo:font-size="15pt" style:font-size-asian="15pt" style:language-asian="ja" style:country-asian="JP" style:font-size-complex="15pt"/>
    </style:style>
    <style:style style:name="P87" style:family="paragraph" style:parent-style-name="Table_20_Contents" style:list-style-name="L75">
      <style:text-properties fo:font-size="15pt" style:font-size-asian="15pt" style:language-asian="ja" style:country-asian="JP" style:font-size-complex="15pt"/>
    </style:style>
    <style:style style:name="P88" style:family="paragraph" style:parent-style-name="Table_20_Contents" style:list-style-name="L76">
      <style:text-properties fo:font-size="15pt" style:font-size-asian="15pt" style:language-asian="ja" style:country-asian="JP" style:font-size-complex="15pt"/>
    </style:style>
    <style:style style:name="P89" style:family="paragraph" style:parent-style-name="Table_20_Contents" style:list-style-name="L77">
      <style:text-properties fo:font-size="15pt" style:font-size-asian="15pt" style:language-asian="ja" style:country-asian="JP" style:font-size-complex="15pt"/>
    </style:style>
    <style:style style:name="P90" style:family="paragraph" style:parent-style-name="Table_20_Contents" style:list-style-name="L78">
      <style:text-properties fo:font-size="15pt" style:font-size-asian="15pt" style:language-asian="ja" style:country-asian="JP" style:font-size-complex="15pt"/>
    </style:style>
    <style:style style:name="P91" style:family="paragraph" style:parent-style-name="Table_20_Contents" style:list-style-name="L79">
      <style:text-properties fo:font-size="15pt" style:font-size-asian="15pt" style:language-asian="ja" style:country-asian="JP" style:font-size-complex="15pt"/>
    </style:style>
    <style:style style:name="P92" style:family="paragraph" style:parent-style-name="Table_20_Contents" style:list-style-name="L80">
      <style:text-properties fo:font-size="15pt" style:font-size-asian="15pt" style:language-asian="ja" style:country-asian="JP" style:font-size-complex="15pt"/>
    </style:style>
    <style:style style:name="P93" style:family="paragraph" style:parent-style-name="Table_20_Contents" style:list-style-name="L81">
      <style:text-properties fo:font-size="15pt" style:font-size-asian="15pt" style:language-asian="ja" style:country-asian="JP" style:font-size-complex="15pt"/>
    </style:style>
    <style:style style:name="P94" style:family="paragraph" style:parent-style-name="Table_20_Contents" style:list-style-name="L82">
      <style:text-properties fo:font-size="15pt" style:font-size-asian="15pt" style:language-asian="ja" style:country-asian="JP" style:font-size-complex="15pt"/>
    </style:style>
    <style:style style:name="P95" style:family="paragraph" style:parent-style-name="Table_20_Contents" style:list-style-name="L83">
      <style:text-properties fo:font-size="15pt" style:font-size-asian="15pt" style:language-asian="ja" style:country-asian="JP" style:font-size-complex="15pt"/>
    </style:style>
    <style:style style:name="P96" style:family="paragraph" style:parent-style-name="Text_20_body" style:list-style-name="L87">
      <style:text-properties style:font-size-asian="14pt"/>
    </style:style>
    <style:style style:name="P97" style:family="paragraph" style:parent-style-name="Text_20_body" style:list-style-name="L89">
      <style:text-properties style:font-size-asian="14pt"/>
    </style:style>
    <style:style style:name="P98" style:family="paragraph" style:parent-style-name="Text_20_body" style:list-style-name="L88"/>
    <style:style style:name="P99" style:family="paragraph" style:parent-style-name="Text_20_body" style:list-style-name="L90"/>
    <style:style style:name="P100" style:family="paragraph" style:parent-style-name="Text_20_body" style:list-style-name="L90">
      <style:text-properties style:font-name="Arial" fo:font-size="14pt" style:font-name-asian="Arial" style:font-size-asian="14pt" style:font-size-complex="14pt"/>
    </style:style>
    <style:style style:name="P101" style:family="paragraph" style:parent-style-name="Text_20_body" style:list-style-name="L1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02" style:family="paragraph" style:parent-style-name="Text_20_body" style:list-style-name="L6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03" style:family="paragraph" style:parent-style-name="Text_20_body" style:list-style-name="L8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04" style:family="paragraph" style:parent-style-name="Text_20_body" style:list-style-name="L14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05" style:family="paragraph" style:parent-style-name="Text_20_body" style:list-style-name="L31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06" style:family="paragraph" style:parent-style-name="Text_20_body" style:list-style-name="L35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07" style:family="paragraph" style:parent-style-name="Text_20_body" style:list-style-name="L48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08" style:family="paragraph" style:parent-style-name="Text_20_body" style:list-style-name="L59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09" style:family="paragraph" style:parent-style-name="Text_20_body" style:list-style-name="L66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10" style:family="paragraph" style:parent-style-name="Text_20_body" style:list-style-name="L73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11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11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113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114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15" style:family="paragraph" style:parent-style-name="Text_20_body" style:list-style-name="L91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16" style:family="paragraph" style:parent-style-name="Text_20_body" style:list-style-name="L92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17" style:family="paragraph" style:parent-style-name="Text_20_body" style:list-style-name="L93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18" style:family="paragraph" style:parent-style-name="Text_20_body" style:list-style-name="L94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19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20" style:family="paragraph" style:parent-style-name="Text_20_body" style:list-style-name="L9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21" style:family="paragraph" style:parent-style-name="Text_20_body" style:list-style-name="L9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22" style:family="paragraph" style:parent-style-name="Text_20_body" style:list-style-name="L9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23" style:family="paragraph" style:parent-style-name="Text_20_body" style:list-style-name="L9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24" style:family="paragraph" style:parent-style-name="Text_20_body" style:list-style-name="L9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25" style:family="paragraph" style:parent-style-name="Text_20_body" style:list-style-name="L91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language-asian="ja" style:country-asian="JP" style:font-size-complex="15pt"/>
    </style:style>
    <style:style style:name="P126" style:family="paragraph" style:parent-style-name="Text_20_body" style:list-style-name="L9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language-asian="ja" style:country-asian="JP" style:font-size-complex="15pt"/>
    </style:style>
    <style:style style:name="P127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#ffff00" style:font-size-asian="20pt" style:font-size-complex="20pt"/>
    </style:style>
    <style:style style:name="P128" style:family="paragraph" style:parent-style-name="Text_20_body" style:list-style-name="L92">
      <style:paragraph-properties fo:margin-top="0cm" fo:margin-bottom="0cm" fo:line-height="168%" style:writing-mode="lr-tb"/>
    </style:style>
    <style:style style:name="P129" style:family="paragraph" style:parent-style-name="Text_20_body" style:list-style-name="L94">
      <style:paragraph-properties fo:margin-top="0cm" fo:margin-bottom="0cm" fo:line-height="168%" style:writing-mode="lr-tb"/>
    </style:style>
    <style:style style:name="P130" style:family="paragraph" style:parent-style-name="Text_20_body" style:list-style-name="L90">
      <style:paragraph-properties fo:margin-top="0cm" fo:margin-bottom="0cm"/>
    </style:style>
    <style:style style:name="P131" style:family="paragraph" style:parent-style-name="Text_20_body" style:list-style-name="L84">
      <style:paragraph-properties fo:margin-left="0.397cm" fo:margin-right="0cm" fo:text-indent="0cm" style:auto-text-indent="false"/>
    </style:style>
    <style:style style:name="P132" style:family="paragraph" style:parent-style-name="Text_20_body" style:list-style-name="L85">
      <style:paragraph-properties fo:margin-left="0.397cm" fo:margin-right="0cm" fo:text-indent="0cm" style:auto-text-indent="false"/>
      <style:text-properties style:font-size-asian="14pt"/>
    </style:style>
    <style:style style:name="P133" style:family="paragraph" style:parent-style-name="Text_20_body" style:list-style-name="L86">
      <style:paragraph-properties fo:margin-left="0.397cm" fo:margin-right="0cm" fo:text-indent="0cm" style:auto-text-indent="false"/>
    </style:style>
    <style:style style:name="P134" style:family="paragraph" style:parent-style-name="Text_20_body" style:list-style-name="L90">
      <style:paragraph-properties fo:margin-left="0cm" fo:margin-right="0cm" fo:margin-top="0cm" fo:margin-bottom="0cm" fo:text-indent="0cm" style:auto-text-indent="false" fo:padding="0cm" fo:border="none"/>
    </style:style>
    <style:style style:name="P13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T3" style:family="text"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T4" style:family="text"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language-asian="ja" style:country-asian="JP" style:font-size-complex="15pt"/>
    </style:style>
    <style:style style:name="T5" style:family="text">
      <style:text-properties style:text-position="super 58%" style:language-asian="ja" style:country-asian="JP"/>
    </style:style>
    <style:style style:name="T6" style:family="text">
      <style:text-properties fo:font-size="14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style:language-asian="ja" style:country-asian="JP"/>
    </style:style>
    <style:style style:name="T9" style:family="text">
      <style:text-properties fo:color="#800000" fo:font-weight="bold" style:font-weight-asian="bold" style:font-weight-complex="bold"/>
    </style:style>
    <style:style style:name="T10" style:family="text">
      <style:text-properties style:font-size-asian="14pt"/>
    </style:style>
    <style:style style:name="T11" style:family="text">
      <style:text-properties fo:color="#367889" style:font-name="lucida grande" fo:font-size="14pt" fo:font-weight="bold"/>
    </style:style>
    <style:style style:name="T12" style:family="text">
      <style:text-properties fo:color="#367889" style:font-name="lucida grande" fo:font-size="14pt" fo:font-weight="bold" fo:background-color="#f9f9f9"/>
    </style:style>
    <style:style style:name="T13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24" table:style-name="表24">
        <table:table-column table:style-name="表24.A"/>
        <table:table-column table:style-name="表24.B"/>
        <table:table-column table:style-name="表24.C"/>
        <table:table-column table:style-name="表24.D"/>
        <table:table-column table:style-name="表24.E"/>
        <table:table-column table:style-name="表24.F"/>
        <table:table-row>
          <table:table-cell table:style-name="表24.A1" office:value-type="string">
            <text:p text:style-name="Table_20_Contents">week</text:p>
          </table:table-cell>
          <table:table-cell table:style-name="表24.B1" office:value-type="float" office:value="1">
            <text:p text:style-name="Table_20_Contents">1</text:p>
          </table:table-cell>
          <table:table-cell table:style-name="表24.B1" office:value-type="float" office:value="2">
            <text:p text:style-name="Table_20_Contents">2</text:p>
          </table:table-cell>
          <table:table-cell table:style-name="表24.B1" office:value-type="float" office:value="3">
            <text:p text:style-name="Table_20_Contents">3</text:p>
          </table:table-cell>
          <table:table-cell table:style-name="表24.B1" office:value-type="float" office:value="4">
            <text:p text:style-name="Table_20_Contents">4</text:p>
          </table:table-cell>
          <table:table-cell table:style-name="表24.F1" office:value-type="float" office:value="5">
            <text:p text:style-name="Table_20_Contents">5</text:p>
          </table:table-cell>
        </table:table-row>
        <table:table-row>
          <table:table-cell table:style-name="表24.A2" office:value-type="string">
            <text:p text:style-name="Table_20_Contents">m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u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w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h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f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a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n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9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</table:table>
      <text:p text:style-name="P22"/>
      <text:p text:style-name="P22">9</text:p>
      <table:table table:name="表25" table:style-name="表25">
        <table:table-column table:style-name="表25.A"/>
        <table:table-column table:style-name="表25.B"/>
        <table:table-column table:style-name="表25.C"/>
        <table:table-column table:style-name="表25.D"/>
        <table:table-column table:style-name="表25.E"/>
        <table:table-row>
          <table:table-cell table:style-name="表25.A1">
            <text:p text:style-name="Table_20_Contents"/>
          </table:table-cell>
          <table:table-cell table:style-name="表25.A1" office:value-type="float" office:value="1">
            <text:p text:style-name="Table_20_Contents">1</text:p>
          </table:table-cell>
          <table:table-cell table:style-name="表25.A1" office:value-type="float" office:value="2">
            <text:p text:style-name="Table_20_Contents">2</text:p>
          </table:table-cell>
          <table:table-cell table:style-name="表25.A1" office:value-type="float" office:value="3">
            <text:p text:style-name="Table_20_Contents">3</text:p>
          </table:table-cell>
          <table:table-cell table:style-name="表25.E1" office:value-type="float" office:value="4">
            <text:p text:style-name="Table_20_Contents">4</text:p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>aaa</text:p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</table:table>
      <text:p text:style-name="P22"/>
      <text:p text:style-name="P13"/>
      <text:p text:style-name="P1">------------------------------------------------------------</text:p>
      <text:p text:style-name="P1">------------------------------------------------------------</text:p>
      <text:p text:style-name="P6">[20200103_065939]</text:p>
      <text:list xml:id="list1955871331407126997" text:style-name="L1">
        <text:list-item>
          <text:p text:style-name="P101">2020/01/02</text:p>
        </text:list-item>
      </text:list>
      <table:table table:name="表1" table:style-name="表1">
        <table:table-column table:style-name="表1.A"/>
        <table:table-column table:style-name="表1.B"/>
        <table:table-row>
          <table:table-cell table:style-name="表1.A1" office:value-type="float" office:value="1">
            <text:p text:style-name="P19">1</text:p>
          </table:table-cell>
          <table:table-cell table:style-name="表1.B1" office:value-type="string">
            <text:p text:style-name="P18">天気</text:p>
            <text:p text:style-name="P20">晴れ</text:p>
          </table:table-cell>
        </table:table-row>
        <table:table-row>
          <table:table-cell table:style-name="表1.A2" office:value-type="float" office:value="2">
            <text:p text:style-name="P19">2</text:p>
          </table:table-cell>
          <table:table-cell table:style-name="表1.B2" office:value-type="string">
            <text:p text:style-name="P18">餌やり</text:p>
            <text:list xml:id="list2972421998471908470" text:style-name="L2">
              <text:list-item>
                <text:p text:style-name="P23">３匹とも来る。</text:p>
              </text:list-item>
              <text:list-item>
                <text:p text:style-name="P23">ドン：擁壁へ走り出して、学校へ続く鉄階段を過ぎたところで、ニャアという声が聞こえる。見ると、階段と擁壁の間にドンがいる。</text:p>
              </text:list-item>
              <text:list-item>
                <text:p text:style-name="P23">ミケとクロは、擁壁についた時点ではおらず。歩道へ出て、プールの角まで行ってみる。柵の中に、ミケが見える。クロ<text:soft-page-break/>は一緒にはおらず。プール横の小スペースまで歩を進め、舌打ちして、クロを呼ぶ。現れず。ミケだけだな、と思いつつ、擁壁へ戻ろうと向きを変える。ミケはまだそこにいる。ミケに、「おいで」と声をかけ、公園へ歩き出す。すると、クロが歩道側の擁壁の上に出てきている。「おぉ」、とか私は声を出したか。クロにも、「おいで」と声をかけ、公園へ戻る。</text:p>
              </text:list-item>
            </text:list>
          </table:table-cell>
        </table:table-row>
        <table:table-row>
          <table:table-cell table:style-name="表1.A2" office:value-type="float" office:value="3">
            <text:p text:style-name="P19">3</text:p>
          </table:table-cell>
          <table:table-cell table:style-name="表1.B2" office:value-type="string">
            <text:p text:style-name="P18"><text:ruby text:style-name="Ru1"><text:ruby-base>身体</text:ruby-base><text:ruby-text>しんたい</text:ruby-text></text:ruby></text:p>
            <text:p text:style-name="P20">寝そべって、身体を捻るストレッチ、続けている。</text:p>
            <text:list xml:id="list8826697657843567164" text:style-name="L3">
              <text:list-item>
                <text:p text:style-name="P24">身体、捻り（左右）</text:p>
              </text:list-item>
              <text:list-item>
                <text:p text:style-name="P24">片足ずつ、両手で胸へ引き上げる</text:p>
              </text:list-item>
              <text:list-item>
                <text:p text:style-name="P24">両脚の膝を、外側へ倒す。両手は、背伸びをするように、頭上に伸ばす</text:p>
              </text:list-item>
            </text:list>
          </table:table-cell>
        </table:table-row>
        <table:table-row>
          <table:table-cell table:style-name="表1.A2" office:value-type="float" office:value="15">
            <text:p text:style-name="P19">15</text:p>
          </table:table-cell>
          <table:table-cell table:style-name="表1.B2" office:value-type="string">
            <text:p text:style-name="P18">その他</text:p>
            <text:list xml:id="list3537437810985125771" text:style-name="L4">
              <text:list-item>
                <text:p text:style-name="P25">『勤勉の哲学』、読んでいる。石田梅岩を知った。名前は聞いていた。「石門心学」を始めた人。さらに細々と、人となりを知った。農家の出身。初めに勤めた奉公先は、営業不振で、辞めている。</text:p>
              </text:list-item>
              <text:list-item>
                <text:p text:style-name="P25">おせち料理。お母さんが、市販の出来合いのものを買ってきた。一人分として、１パック、もらった。</text:p>
              </text:list-item>
            </text:list>
          </table:table-cell>
        </table:table-row>
        <table:table-row>
          <table:table-cell table:style-name="表1.A2" office:value-type="float" office:value="14">
            <text:p text:style-name="P19">14</text:p>
          </table:table-cell>
          <table:table-cell table:style-name="表1.B2" office:value-type="string">
            <text:p text:style-name="P18">新しい</text:p>
            <text:list xml:id="list4593003142047888345" text:style-name="L5">
              <text:list-item>
                <text:p text:style-name="P26">ギター演奏。昨日は、１０分に渡る録画を行った。８分ぐらいを、キーボードの録画で行ったことがある。ギターで、ここまで長い録画は、初めて。さらに演奏を続けられたが、やめた。なぜ？他の曲も演奏したかったから、かな。</text:p>
              </text:list-item>
            </text:list>
          </table:table-cell>
        </table:table-row>
      </table:table>
      <text:p text:style-name="P8"/>
      <text:p text:style-name="P11">明日</text:p>
      <text:p text:style-name="P8"/>
      <text:p text:style-name="P11">明日の、その先</text:p>
      <text:p text:style-name="P8"/>
      <text:p text:style-name="P6">[/ 20200103_071402]</text:p>
      <text:p text:style-name="P3"/>
      <text:p text:style-name="P15"/>
      <text:p text:style-name="P1"><text:soft-page-break/>------------------------------------------------------------</text:p>
      <text:p text:style-name="P6">[20200207_084511]</text:p>
      <text:list xml:id="list5015099339385696166" text:style-name="L6">
        <text:list-item>
          <text:p text:style-name="P102">02/06</text:p>
        </text:list-item>
      </text:list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19">1</text:p>
          </table:table-cell>
          <table:table-cell table:style-name="表3.B1" office:value-type="string">
            <text:p text:style-name="P18">天気</text:p>
          </table:table-cell>
          <table:table-cell table:style-name="表3.C1" office:value-type="string">
            <text:p text:style-name="P20">晴れ。雲あり</text:p>
          </table:table-cell>
        </table:table-row>
        <table:table-row>
          <table:table-cell table:style-name="表3.A2" office:value-type="float" office:value="2">
            <text:p text:style-name="P19">2</text:p>
          </table:table-cell>
          <table:table-cell table:style-name="表3.B2" office:value-type="string">
            <text:p text:style-name="P18">餌やり</text:p>
          </table:table-cell>
          <table:table-cell table:style-name="表3.C2" office:value-type="string">
            <text:list xml:id="list5408006143873695304" text:style-name="L7">
              <text:list-item>
                <text:p text:style-name="P27">ドンは来ない。クロ、来ない。</text:p>
              </text:list-item>
              <text:list-item>
                <text:p text:style-name="P27">ミケ：東側へ行って、「チュッ、チュッ」と舌を鳴らしたが、来ない。公園内へ戻って、擁壁に近づく。フェンス内側の土台の構造の横から、ミケが出てくる。</text:p>
              </text:list-item>
            </text:list>
          </table:table-cell>
        </table:table-row>
        <table:table-row>
          <table:table-cell table:style-name="表3.A2" office:value-type="float" office:value="3">
            <text:p text:style-name="P19">3</text:p>
          </table:table-cell>
          <table:table-cell table:style-name="表3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3.C2" office:value-type="string">
            <text:p text:style-name="P20">背中と腰、変わらず。</text:p>
          </table:table-cell>
        </table:table-row>
        <table:table-row>
          <table:table-cell table:style-name="表3.A2" office:value-type="float" office:value="4">
            <text:p text:style-name="P19">4</text:p>
          </table:table-cell>
          <table:table-cell table:style-name="表3.B2" office:value-type="string">
            <text:p text:style-name="P18">思ったこと</text:p>
          </table:table-cell>
          <table:table-cell table:style-name="表3.C2" office:value-type="string">
            <text:p text:style-name="P20"/>
          </table:table-cell>
        </table:table-row>
        <table:table-row>
          <table:table-cell table:style-name="表3.A2" office:value-type="float" office:value="5">
            <text:p text:style-name="P19">5</text:p>
          </table:table-cell>
          <table:table-cell table:style-name="表3.B2" office:value-type="string">
            <text:p text:style-name="P18">出来事</text:p>
          </table:table-cell>
          <table:table-cell table:style-name="表3.C2" office:value-type="string">
            <text:p text:style-name="P20">『中庸』。読み終えた。風呂出たあとの読書時に。朱熹の文章を読み始めた（翻訳の文章）</text:p>
          </table:table-cell>
        </table:table-row>
        <table:table-row>
          <table:table-cell table:style-name="表3.A2" office:value-type="float" office:value="6">
            <text:p text:style-name="P19">6</text:p>
          </table:table-cell>
          <table:table-cell table:style-name="表3.B2" office:value-type="string">
            <text:p text:style-name="P18">止めた / 止めよう</text:p>
          </table:table-cell>
          <table:table-cell table:style-name="表3.C2" office:value-type="string">
            <text:p text:style-name="P20">FXのプログラミング。セッション最後の、GITのコミット。Cake_IFMのレポジトリでは、これまで、コミットにつけるテキストとして、セッション・タイトルと、”TASK”の記述を数行、加えていた。今回は、セッション・タイトルのみ。</text:p>
          </table:table-cell>
        </table:table-row>
        <table:table-row>
          <table:table-cell table:style-name="表3.A2" office:value-type="float" office:value="7">
            <text:p text:style-name="P19">7</text:p>
          </table:table-cell>
          <table:table-cell table:style-name="表3.B2" office:value-type="string">
            <text:p text:style-name="P18">始めた</text:p>
          </table:table-cell>
          <table:table-cell table:style-name="表3.C2" office:value-type="string">
            <text:p text:style-name="P20">キーボード：録画中の説明。「ブロックB、いち」などと、一つのチャンクを、さらに下位へと分割して、それらを個々に名指しした。</text:p>
          </table:table-cell>
        </table:table-row>
        <table:table-row>
          <table:table-cell table:style-name="表3.A2" office:value-type="float" office:value="8">
            <text:p text:style-name="P21">8</text:p>
          </table:table-cell>
          <table:table-cell table:style-name="表3.B2" office:value-type="string">
            <text:p text:style-name="P18">気づいた</text:p>
          </table:table-cell>
          <table:table-cell table:style-name="表3.C2" office:value-type="string">
            <text:p text:style-name="P18"/>
          </table:table-cell>
        </table:table-row>
      </table:table>
      <text:p text:style-name="P8"/>
      <text:p text:style-name="P11">明日</text:p>
      <text:p text:style-name="P8"/>
      <text:p text:style-name="P11">明日の、その先</text:p>
      <text:p text:style-name="P8"/>
      <text:p text:style-name="P6"><text:soft-page-break/>[/ 20200207_085626]</text:p>
      <text:p text:style-name="P5"/>
      <text:p text:style-name="P15"/>
      <text:p text:style-name="P1">------------------------------------------------------------</text:p>
      <text:p text:style-name="P6">[20200209_160242]</text:p>
      <text:list xml:id="list5632116572997628179" text:style-name="L8">
        <text:list-item>
          <text:p text:style-name="P103">02/08 sa</text:p>
        </text:list-item>
      </text:list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19">1</text:p>
          </table:table-cell>
          <table:table-cell table:style-name="表4.B1" office:value-type="string">
            <text:p text:style-name="P18">天気</text:p>
          </table:table-cell>
          <table:table-cell table:style-name="表4.C1" office:value-type="string">
            <text:p text:style-name="P20">晴れ。雲あり。</text:p>
          </table:table-cell>
        </table:table-row>
        <table:table-row>
          <table:table-cell table:style-name="表4.A2" office:value-type="float" office:value="2">
            <text:p text:style-name="P19">2</text:p>
          </table:table-cell>
          <table:table-cell table:style-name="表4.B2" office:value-type="string">
            <text:p text:style-name="P18">餌やり</text:p>
          </table:table-cell>
          <table:table-cell table:style-name="表4.C2" office:value-type="string">
            <text:p text:style-name="P20">ミケのみ。</text:p>
            <text:p text:style-name="P20">ミケは、抱いて、腰を撫でてあげる。トラのように、前足両方で、私の肩に踏ん張りながら、左右交互に、小幅に前後させる。気持ちいいときの、猫の仕草か。</text:p>
          </table:table-cell>
        </table:table-row>
        <table:table-row>
          <table:table-cell table:style-name="表4.A2" office:value-type="float" office:value="3">
            <text:p text:style-name="P19">3</text:p>
          </table:table-cell>
          <table:table-cell table:style-name="表4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4.C2" office:value-type="string">
            <text:p text:style-name="P20">背中の痛み、変わらず。</text:p>
          </table:table-cell>
        </table:table-row>
        <table:table-row>
          <table:table-cell table:style-name="表4.A2" office:value-type="float" office:value="4">
            <text:p text:style-name="P19">4</text:p>
          </table:table-cell>
          <table:table-cell table:style-name="表4.B2" office:value-type="string">
            <text:p text:style-name="P18">思ったこと</text:p>
          </table:table-cell>
          <table:table-cell table:style-name="表4.C2" office:value-type="string">
            <text:p text:style-name="P20"/>
          </table:table-cell>
        </table:table-row>
        <table:table-row>
          <table:table-cell table:style-name="表4.A2" office:value-type="float" office:value="5">
            <text:p text:style-name="P19">5</text:p>
          </table:table-cell>
          <table:table-cell table:style-name="表4.B2" office:value-type="string">
            <text:p text:style-name="P18">出来事</text:p>
          </table:table-cell>
          <table:table-cell table:style-name="表4.C2" office:value-type="string">
            <text:p text:style-name="P20">東和、仕事の日。</text:p>
          </table:table-cell>
        </table:table-row>
        <table:table-row>
          <table:table-cell table:style-name="表4.A2" office:value-type="float" office:value="6">
            <text:p text:style-name="P19">6</text:p>
          </table:table-cell>
          <table:table-cell table:style-name="表4.B2" office:value-type="string">
            <text:p text:style-name="P18">止めた / 止めよう</text:p>
          </table:table-cell>
          <table:table-cell table:style-name="表4.C2" office:value-type="string">
            <text:list xml:id="list7277188887669787440" text:style-name="L9">
              <text:list-item>
                <text:p text:style-name="P28">仕事用のヤッケ。買うのはやめる。使うとして、４月ぐらいまで。あと２ヶ月。さらに、ワークマンのウェブサイトでは、品の発送まで、２週間ぐらい。結果、使うとして、１ヶ月半。</text:p>
              </text:list-item>
              <text:list-item>
                <text:p text:style-name="P28">ギター。また、キーボードも。世の演奏家のように、なにか、バッハだ、ツェッペリンだといった曲を憶えて、人前で演奏する。そういう行いを姿を目指すこと。やめる。</text:p>
              </text:list-item>
            </text:list>
          </table:table-cell>
        </table:table-row>
        <table:table-row>
          <table:table-cell table:style-name="表4.A2" office:value-type="float" office:value="7">
            <text:p text:style-name="P19">7</text:p>
          </table:table-cell>
          <table:table-cell table:style-name="表4.B2" office:value-type="string">
            <text:p text:style-name="P18">始めた</text:p>
          </table:table-cell>
          <table:table-cell table:style-name="表4.C2" office:value-type="string">
            <text:p text:style-name="P20"/>
          </table:table-cell>
        </table:table-row>
        <table:table-row>
          <table:table-cell table:style-name="表4.A2" office:value-type="float" office:value="8">
            <text:p text:style-name="P21">8</text:p>
          </table:table-cell>
          <table:table-cell table:style-name="表4.B2" office:value-type="string">
            <text:p text:style-name="P18">気づいた</text:p>
          </table:table-cell>
          <table:table-cell table:style-name="表4.C2" office:value-type="string">
            <text:p text:style-name="P18"/>
          </table:table-cell>
        </table:table-row>
        <table:table-row>
          <table:table-cell table:style-name="表4.A2" office:value-type="float" office:value="9">
            <text:p text:style-name="P21">9</text:p>
          </table:table-cell>
          <table:table-cell table:style-name="表4.B2" office:value-type="string">
            <text:p text:style-name="P20">行った</text:p>
          </table:table-cell>
          <table:table-cell table:style-name="表4.C2" office:value-type="string">
            <text:p text:style-name="P20">『論語』。大きな型のもの、図書館で借りた。明治書院、出版。吉田賢抗、著。</text:p>
          </table:table-cell>
        </table:table-row>
        <text:soft-page-break/>
        <table:table-row>
          <table:table-cell table:style-name="表4.A2" office:value-type="float" office:value="10">
            <text:p text:style-name="P21">10</text:p>
          </table:table-cell>
          <table:table-cell table:style-name="表4.B2" office:value-type="string">
            <text:p text:style-name="P20">その他</text:p>
          </table:table-cell>
          <table:table-cell table:style-name="表4.C2" office:value-type="string">
            <text:p text:style-name="P18"/>
          </table:table-cell>
        </table:table-row>
      </table:table>
      <text:p text:style-name="P11">明日</text:p>
      <text:p text:style-name="P8"/>
      <text:p text:style-name="P11">明日の、その先</text:p>
      <text:p text:style-name="P8"/>
      <text:p text:style-name="P6">[/ 20200209_161523]</text:p>
      <text:p text:style-name="P5"/>
      <text:p text:style-name="P15"/>
      <text:p text:style-name="P1">------------------------------------------------------------</text:p>
      <text:p text:style-name="P6">[20200210_090529]</text:p>
      <text:list xml:id="list29695562" text:continue-list="list5632116572997628179" text:style-name="L8">
        <text:list-item>
          <text:p text:style-name="P103">02/09 sn</text:p>
        </text:list-item>
      </text:list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float" office:value="1">
            <text:p text:style-name="P19">1</text:p>
          </table:table-cell>
          <table:table-cell table:style-name="表7.B1" office:value-type="string">
            <text:p text:style-name="P18">天気</text:p>
          </table:table-cell>
          <table:table-cell table:style-name="表7.C1" office:value-type="string">
            <text:p text:style-name="P20">晴れ</text:p>
          </table:table-cell>
        </table:table-row>
        <table:table-row>
          <table:table-cell table:style-name="表7.A2" office:value-type="float" office:value="2">
            <text:p text:style-name="P19">2</text:p>
          </table:table-cell>
          <table:table-cell table:style-name="表7.B2" office:value-type="string">
            <text:p text:style-name="P18">餌やり</text:p>
          </table:table-cell>
          <table:table-cell table:style-name="表7.C2" office:value-type="string">
            <text:list xml:id="list5003103087156375477" text:style-name="L10">
              <text:list-item>
                <text:p text:style-name="P29">ドン、来る。擁壁の上から、歩道そばまで、伝い歩いて来る。</text:p>
              </text:list-item>
              <text:list-item>
                <text:p text:style-name="P29">ミケ、来る。歩道に出て、プール構造物の南西隅にて、舌を鳴らす。しばらくして、構造物の、奥の方、北寄りの場所から、ミケがこちらへ歩き出てくる。擁壁へ戻り、エサをあげる。抱き下ろして、腰を摩ってあげる。</text:p>
              </text:list-item>
            </text:list>
          </table:table-cell>
        </table:table-row>
        <table:table-row>
          <table:table-cell table:style-name="表7.A2" office:value-type="float" office:value="3">
            <text:p text:style-name="P19">3</text:p>
          </table:table-cell>
          <table:table-cell table:style-name="表7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7.C2" office:value-type="string">
            <text:p text:style-name="P20"/>
          </table:table-cell>
        </table:table-row>
        <table:table-row>
          <table:table-cell table:style-name="表7.A2" office:value-type="float" office:value="4">
            <text:p text:style-name="P19">4</text:p>
          </table:table-cell>
          <table:table-cell table:style-name="表7.B2" office:value-type="string">
            <text:p text:style-name="P18">思ったこと</text:p>
          </table:table-cell>
          <table:table-cell table:style-name="表7.C2" office:value-type="string">
            <text:list xml:id="list6298186229711828893" text:style-name="L11">
              <text:list-item>
                <text:p text:style-name="P30">sputnik radioのサイトで公開されている、”Fault Line”という番組。これ以上は、聴かなくていいな、と思った。</text:p>
              </text:list-item>
            </text:list>
          </table:table-cell>
        </table:table-row>
        <table:table-row>
          <table:table-cell table:style-name="表7.A2" office:value-type="float" office:value="5">
            <text:p text:style-name="P19">5</text:p>
          </table:table-cell>
          <table:table-cell table:style-name="表7.B2" office:value-type="string">
            <text:p text:style-name="P18">出来事</text:p>
          </table:table-cell>
          <table:table-cell table:style-name="表7.C2" office:value-type="string">
            <text:p text:style-name="P20"/>
          </table:table-cell>
        </table:table-row>
        <table:table-row>
          <table:table-cell table:style-name="表7.A2" office:value-type="float" office:value="6">
            <text:p text:style-name="P19">6</text:p>
          </table:table-cell>
          <table:table-cell table:style-name="表7.B2" office:value-type="string">
            <text:p text:style-name="P18">止めた / 止めよう</text:p>
          </table:table-cell>
          <table:table-cell table:style-name="表7.C2" office:value-type="string">
            <text:list xml:id="list3150680479976344730" text:style-name="L12">
              <text:list-item>
                <text:p text:style-name="P31">クラリネット。曲を紡ぎ出すのを目標にするのを、<text:ruby text:style-name="Ru1"><text:ruby-base>止</text:ruby-base><text:ruby-text>や</text:ruby-text></text:ruby>めた。フレーズを捉えて、そのフレーズをいかに吹くかを、紙に書き出す。１小節ぐらいの長さ<text:soft-page-break/>のフレーズを作った。</text:p>
              </text:list-item>
            </text:list>
          </table:table-cell>
        </table:table-row>
        <table:table-row>
          <table:table-cell table:style-name="表7.A2" office:value-type="float" office:value="7">
            <text:p text:style-name="P19">7</text:p>
          </table:table-cell>
          <table:table-cell table:style-name="表7.B2" office:value-type="string">
            <text:p text:style-name="P18">始めた</text:p>
          </table:table-cell>
          <table:table-cell table:style-name="表7.C2" office:value-type="string">
            <text:list xml:id="list8947679916054075282" text:style-name="L13">
              <text:list-item>
                <text:p text:style-name="P32">クラリネット。演奏。始めた、再び。今回は、録画した。</text:p>
              </text:list-item>
            </text:list>
          </table:table-cell>
        </table:table-row>
        <table:table-row>
          <table:table-cell table:style-name="表7.A2" office:value-type="float" office:value="8">
            <text:p text:style-name="P21">8</text:p>
          </table:table-cell>
          <table:table-cell table:style-name="表7.B2" office:value-type="string">
            <text:p text:style-name="P18">気づいた</text:p>
          </table:table-cell>
          <table:table-cell table:style-name="表7.C2" office:value-type="string">
            <text:p text:style-name="P18"/>
          </table:table-cell>
        </table:table-row>
        <table:table-row>
          <table:table-cell table:style-name="表7.A2" office:value-type="float" office:value="9">
            <text:p text:style-name="P21">9</text:p>
          </table:table-cell>
          <table:table-cell table:style-name="表7.B2" office:value-type="string">
            <text:p text:style-name="P20">行った</text:p>
          </table:table-cell>
          <table:table-cell table:style-name="表7.C2" office:value-type="string">
            <text:p text:style-name="P18"/>
          </table:table-cell>
        </table:table-row>
        <table:table-row>
          <table:table-cell table:style-name="表7.A2" office:value-type="float" office:value="10">
            <text:p text:style-name="P21">10</text:p>
          </table:table-cell>
          <table:table-cell table:style-name="表7.B2" office:value-type="string">
            <text:p text:style-name="P20">その他</text:p>
          </table:table-cell>
          <table:table-cell table:style-name="表7.C2" office:value-type="string">
            <text:p text:style-name="P18"/>
          </table:table-cell>
        </table:table-row>
      </table:table>
      <text:p text:style-name="P11"/>
      <text:p text:style-name="P11">明日</text:p>
      <text:p text:style-name="P8"/>
      <text:p text:style-name="P11">明日の、その先</text:p>
      <text:p text:style-name="P8"/>
      <text:p text:style-name="P6">[/ 20200210_115719]</text:p>
      <text:p text:style-name="P15"/>
      <text:p text:style-name="P5"/>
      <text:p text:style-name="P1">------------------------------------------------------------</text:p>
      <text:p text:style-name="P6">[20200211_104414]</text:p>
      <text:list xml:id="list3692657950566557298" text:style-name="L14">
        <text:list-item>
          <text:p text:style-name="P104">02/10 m</text:p>
        </text:list-item>
      </text:list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19">1</text:p>
          </table:table-cell>
          <table:table-cell table:style-name="表8.B1" office:value-type="string">
            <text:p text:style-name="P18">天気</text:p>
          </table:table-cell>
          <table:table-cell table:style-name="表8.C1" office:value-type="string">
            <text:p text:style-name="P20">晴れ。</text:p>
          </table:table-cell>
        </table:table-row>
        <table:table-row>
          <table:table-cell table:style-name="表8.A2" office:value-type="float" office:value="2">
            <text:p text:style-name="P19">2</text:p>
          </table:table-cell>
          <table:table-cell table:style-name="表8.B2" office:value-type="string">
            <text:p text:style-name="P18">餌やり</text:p>
          </table:table-cell>
          <table:table-cell table:style-name="表8.C2" office:value-type="string">
            <text:list xml:id="list2996066309283037439" text:style-name="L15">
              <text:list-item>
                <text:p text:style-name="P33">ドンのみ、７時半の回には来た。</text:p>
                <text:list>
                  <text:list-item>
                    <text:p text:style-name="P33">公園に到着して、自転車を止める。静止させるための金具を立てる。小屋の裏で、手提げを擁壁の上へ置く。その時か、猫の叫び声が聞こえる。遠く。ミケとドンだと、すぐに悟る。</text:p>
                  </text:list-item>
                  <text:list-item>
                    <text:p text:style-name="P33">南の擁壁へ着く。誰もいない。歩道へ出る。南西の角へ行く。舌を鳴らす。フェンスの奥からは、誰も出てこない。「ニャア」と、声が聞こ<text:soft-page-break/>える。見る前から、ドンかな、と思いが出る。目を、背後の擁壁に向ける。果たして、ドンが擁壁の上に座っている。公園内へ戻る。</text:p>
                  </text:list-item>
                </text:list>
              </text:list-item>
              <text:list-item>
                <text:p text:style-name="P33">夜９時半頃、再び公園へ向かう。夕食を終えたあと。擁壁を過ぎて、歩道へ出る。南西の角へ。舌を鳴らす。しばらくして、奥から、ミケが出てくる。「ニャー」と、弱く鳴く。公園へ戻る。フェンスから、ミケが出てくる。</text:p>
                <text:list>
                  <text:list-item>
                    <text:p text:style-name="P33">抱き下ろして、腰を摩る。今回は、ミケは、しばらくの間、後ろ足を私の右腕に載せたまま、グルルと、喉を鳴らす。低く。</text:p>
                  </text:list-item>
                  <text:list-item>
                    <text:p text:style-name="P33">直に、私の肩へ登る。擁壁へ寄る。ミケは、自ら、擁壁へ移る。</text:p>
                  </text:list-item>
                </text:list>
              </text:list-item>
            </text:list>
          </table:table-cell>
        </table:table-row>
        <table:table-row>
          <table:table-cell table:style-name="表8.A2" office:value-type="float" office:value="3">
            <text:p text:style-name="P19">3</text:p>
          </table:table-cell>
          <table:table-cell table:style-name="表8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8.C2" office:value-type="string">
            <text:p text:style-name="P20"/>
          </table:table-cell>
        </table:table-row>
        <table:table-row>
          <table:table-cell table:style-name="表8.A2" office:value-type="float" office:value="4">
            <text:p text:style-name="P19">4</text:p>
          </table:table-cell>
          <table:table-cell table:style-name="表8.B2" office:value-type="string">
            <text:p text:style-name="P18">思ったこと</text:p>
          </table:table-cell>
          <table:table-cell table:style-name="表8.C2" office:value-type="string">
            <text:p text:style-name="P20"/>
          </table:table-cell>
        </table:table-row>
        <table:table-row>
          <table:table-cell table:style-name="表8.A2" office:value-type="float" office:value="5">
            <text:p text:style-name="P19">5</text:p>
          </table:table-cell>
          <table:table-cell table:style-name="表8.B2" office:value-type="string">
            <text:p text:style-name="P18">出来事</text:p>
          </table:table-cell>
          <table:table-cell table:style-name="表8.C2" office:value-type="string">
            <text:p text:style-name="P20"/>
          </table:table-cell>
        </table:table-row>
        <table:table-row>
          <table:table-cell table:style-name="表8.A2" office:value-type="float" office:value="6">
            <text:p text:style-name="P19">6</text:p>
          </table:table-cell>
          <table:table-cell table:style-name="表8.B2" office:value-type="string">
            <text:p text:style-name="P18">止めた / 止めよう</text:p>
          </table:table-cell>
          <table:table-cell table:style-name="表8.C2" office:value-type="string">
            <text:list xml:id="list5636237931164492241" text:style-name="L16">
              <text:list-item>
                <text:p text:style-name="P34">sputnik radioの中の、”fault line”というショー。「もう、これ以上は聴かなくていいな」、と思った。</text:p>
              </text:list-item>
            </text:list>
          </table:table-cell>
        </table:table-row>
        <table:table-row>
          <table:table-cell table:style-name="表8.A2" office:value-type="float" office:value="7">
            <text:p text:style-name="P19">7</text:p>
          </table:table-cell>
          <table:table-cell table:style-name="表8.B2" office:value-type="string">
            <text:p text:style-name="P18">始めた</text:p>
          </table:table-cell>
          <table:table-cell table:style-name="表8.C2" office:value-type="string">
            <text:list xml:id="list8250782358750893678" text:style-name="L17">
              <text:list-item>
                <text:p text:style-name="P35">『礼記』。初めて読んだ。ウェブ上に、”ctext”というサイトがある。ここに、礼記の文章が置かれている。別ページにて、ピンインを見れる。</text:p>
              </text:list-item>
            </text:list>
          </table:table-cell>
        </table:table-row>
        <table:table-row>
          <table:table-cell table:style-name="表8.A2" office:value-type="float" office:value="8">
            <text:p text:style-name="P21">8</text:p>
          </table:table-cell>
          <table:table-cell table:style-name="表8.B2" office:value-type="string">
            <text:p text:style-name="P18">気づいた</text:p>
          </table:table-cell>
          <table:table-cell table:style-name="表8.C2" office:value-type="string">
            <text:p text:style-name="P18"/>
          </table:table-cell>
        </table:table-row>
        <table:table-row>
          <table:table-cell table:style-name="表8.A2" office:value-type="float" office:value="9">
            <text:p text:style-name="P21">9</text:p>
          </table:table-cell>
          <table:table-cell table:style-name="表8.B2" office:value-type="string">
            <text:p text:style-name="P20">行った</text:p>
          </table:table-cell>
          <table:table-cell table:style-name="表8.C2" office:value-type="string">
            <text:list xml:id="list5441750721092289154" text:style-name="L18">
              <text:list-item>
                <text:p text:style-name="P36">散髪。４時すぎだったか。今回は、タオルを持参するのを、思い出した。道具一式を持って、下へお利用とした時。</text:p>
              </text:list-item>
              <text:list-item>
                <text:p text:style-name="P36">机上の、物の配置。変えた。ディスプレイを、真ん中に。鉛筆立てを入れてある箱は、左端へ。</text:p>
              </text:list-item>
              <text:list-item>
                <text:p text:style-name="P36"><text:soft-page-break/>アラビア語。コーランを、また読む。久しぶり。ウェブ上に、リソースが置かれている。音声も出る。</text:p>
              </text:list-item>
            </text:list>
          </table:table-cell>
        </table:table-row>
        <table:table-row>
          <table:table-cell table:style-name="表8.A2" office:value-type="float" office:value="10">
            <text:p text:style-name="P21">10</text:p>
          </table:table-cell>
          <table:table-cell table:style-name="表8.B2" office:value-type="string">
            <text:p text:style-name="P20">その他</text:p>
          </table:table-cell>
          <table:table-cell table:style-name="表8.C2" office:value-type="string">
            <text:p text:style-name="P18"/>
          </table:table-cell>
        </table:table-row>
      </table:table>
      <text:p text:style-name="P11"/>
      <text:p text:style-name="P11">明日</text:p>
      <text:p text:style-name="P8"/>
      <text:p text:style-name="P11">明日の、その先</text:p>
      <text:p text:style-name="P8"/>
      <text:p text:style-name="P6">[/ XXX]</text:p>
      <text:p text:style-name="P5"/>
      <text:p text:style-name="P15"/>
      <text:p text:style-name="P1">------------------------------------------------------------</text:p>
      <text:p text:style-name="P6">[XXX] 20200224_070341</text:p>
      <text:list xml:id="list29676707" text:continue-list="list29695562" text:style-name="L8">
        <text:list-item>
          <text:p text:style-name="P103">02/23 sn</text:p>
        </text:list-item>
      </text:list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float" office:value="1">
            <text:p text:style-name="P19">1</text:p>
          </table:table-cell>
          <table:table-cell table:style-name="表9.B1" office:value-type="string">
            <text:p text:style-name="P18">天気</text:p>
          </table:table-cell>
          <table:table-cell table:style-name="表9.C1" office:value-type="string">
            <text:p text:style-name="P20">晴れ。雲あり。</text:p>
          </table:table-cell>
        </table:table-row>
        <table:table-row>
          <table:table-cell table:style-name="表9.A2" office:value-type="float" office:value="2">
            <text:p text:style-name="P19">2</text:p>
          </table:table-cell>
          <table:table-cell table:style-name="表9.B2" office:value-type="string">
            <text:p text:style-name="P18">餌やり</text:p>
          </table:table-cell>
          <table:table-cell table:style-name="表9.C2" office:value-type="string">
            <text:list xml:id="list2102748617259589859" text:style-name="L19">
              <text:list-item>
                <text:p text:style-name="P37">ドン。来ない</text:p>
              </text:list-item>
              <text:list-item>
                <text:p text:style-name="P37">ミケ、クロ。来る。</text:p>
              </text:list-item>
              <text:list-item>
                <text:p text:style-name="P37">ミケ：いつものように、擁壁から抱き下ろして、肩に載せる。その後、初めて、地面へ降ろす。腰をマッサージしてあげる。</text:p>
              </text:list-item>
            </text:list>
          </table:table-cell>
        </table:table-row>
        <table:table-row>
          <table:table-cell table:style-name="表9.A2" office:value-type="float" office:value="3">
            <text:p text:style-name="P19">3</text:p>
          </table:table-cell>
          <table:table-cell table:style-name="表9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9.C2" office:value-type="string">
            <text:p text:style-name="P20">背中がひどく痛かった。胸椎の下半分。</text:p>
          </table:table-cell>
        </table:table-row>
        <table:table-row>
          <table:table-cell table:style-name="表9.A2" office:value-type="float" office:value="4">
            <text:p text:style-name="P19">4</text:p>
          </table:table-cell>
          <table:table-cell table:style-name="表9.B2" office:value-type="string">
            <text:p text:style-name="P18">思ったこと</text:p>
          </table:table-cell>
          <table:table-cell table:style-name="表9.C2" office:value-type="string">
            <text:list xml:id="list5592952255640378182" text:style-name="L20">
              <text:list-item>
                <text:p text:style-name="P38">ウェスト氏のアルバムからの１曲。”Journey”。音楽の意味を、知らされた。</text:p>
              </text:list-item>
              <text:list-item>
                <text:p text:style-name="P38">「その他」の欄。voice memoについての記述。思ったのは、（そのvoice memoを登録しているとき）「脱感作」。<text:soft-page-break/>こうやって、以前の、怒りが湧き上がった、相手からの応答。その欺瞞を、また耳にするのは苦痛。が、そのアレルゲンへの暴露を、短くする。「脱感作」の効果を、意図する。</text:p>
              </text:list-item>
            </text:list>
          </table:table-cell>
        </table:table-row>
        <table:table-row>
          <table:table-cell table:style-name="表9.A2" office:value-type="float" office:value="5">
            <text:p text:style-name="P19">5</text:p>
          </table:table-cell>
          <table:table-cell table:style-name="表9.B2" office:value-type="string">
            <text:p text:style-name="P18">出来事</text:p>
          </table:table-cell>
          <table:table-cell table:style-name="表9.C2" office:value-type="string">
            <text:list xml:id="list8200644284008923742" text:style-name="L21">
              <text:list-item>
                <text:p text:style-name="P39">コーネル・ウェスト氏の動画を観た。同氏の音楽アルバムの曲を１つ、聴いた。</text:p>
              </text:list-item>
              <text:list-item>
                <text:p text:style-name="P39">上と関連して、ヒップホップのアーティストを、１人知った。”E-40”</text:p>
              </text:list-item>
            </text:list>
          </table:table-cell>
        </table:table-row>
        <table:table-row>
          <table:table-cell table:style-name="表9.A2" office:value-type="float" office:value="6">
            <text:p text:style-name="P19">6</text:p>
          </table:table-cell>
          <table:table-cell table:style-name="表9.B2" office:value-type="string">
            <text:p text:style-name="P18">止めた / 止めよう</text:p>
          </table:table-cell>
          <table:table-cell table:style-name="表9.C2" office:value-type="string">
            <text:p text:style-name="P20"/>
          </table:table-cell>
        </table:table-row>
        <table:table-row>
          <table:table-cell table:style-name="表9.A2" office:value-type="float" office:value="7">
            <text:p text:style-name="P19">7</text:p>
          </table:table-cell>
          <table:table-cell table:style-name="表9.B2" office:value-type="string">
            <text:p text:style-name="P18">始めた</text:p>
          </table:table-cell>
          <table:table-cell table:style-name="表9.C2" office:value-type="string">
            <text:p text:style-name="P20"/>
          </table:table-cell>
        </table:table-row>
        <table:table-row>
          <table:table-cell table:style-name="表9.A2" office:value-type="float" office:value="8">
            <text:p text:style-name="P21">8</text:p>
          </table:table-cell>
          <table:table-cell table:style-name="表9.B2" office:value-type="string">
            <text:p text:style-name="P18">気づいた</text:p>
          </table:table-cell>
          <table:table-cell table:style-name="表9.C2" office:value-type="string">
            <text:p text:style-name="P18"/>
          </table:table-cell>
        </table:table-row>
        <table:table-row>
          <table:table-cell table:style-name="表9.A2" office:value-type="float" office:value="9">
            <text:p text:style-name="P21">9</text:p>
          </table:table-cell>
          <table:table-cell table:style-name="表9.B2" office:value-type="string">
            <text:p text:style-name="P20">行った</text:p>
          </table:table-cell>
          <table:table-cell table:style-name="表9.C2" office:value-type="string">
            <text:list xml:id="list216588342394326460" text:style-name="L22">
              <text:list-item>
                <text:p text:style-name="P40">繕いもの。ももひき。キャンで買ってきた端切れ布。黒色。縦、３０ｃｍぐらいか、切り出す。膝の部分、足首にかけての領域。当てる。</text:p>
              </text:list-item>
            </text:list>
          </table:table-cell>
        </table:table-row>
        <table:table-row>
          <table:table-cell table:style-name="表9.A2" office:value-type="float" office:value="10">
            <text:p text:style-name="P21">10</text:p>
          </table:table-cell>
          <table:table-cell table:style-name="表9.B2" office:value-type="string">
            <text:p text:style-name="P20">その他</text:p>
          </table:table-cell>
          <table:table-cell table:style-name="表9.C2" office:value-type="string">
            <text:list xml:id="list7403120960844386652" text:style-name="L23">
              <text:list-item>
                <text:p text:style-name="P41">本。『光合成の世界』。化学式がわかるようになった。いくつかの分子。それらの化学式を、書き写した。</text:p>
              </text:list-item>
              <text:list-item>
                <text:p text:style-name="P41">本。『大学』。読み終えたのは、一昨日か。朱子の、『章句』の箇所も、読んだ。</text:p>
              </text:list-item>
              <text:list-item>
                <text:p text:style-name="P41">voice memoの登録。ずっと以前の、母親との会話のファイル。順が、家の階段の電球を、外してしまった一件。その時の会話を、また聞いた。怒りが沸騰した。誰に対して？その録音の中で、私が話しをしていた相手の人間。に対して。</text:p>
              </text:list-item>
            </text:list>
          </table:table-cell>
        </table:table-row>
      </table:table>
      <text:p text:style-name="P11"/>
      <text:p text:style-name="P11">明日</text:p>
      <text:p text:style-name="P8"/>
      <text:p text:style-name="P11"><text:soft-page-break/>明日の、その先</text:p>
      <text:p text:style-name="P8"/>
      <text:p text:style-name="P6">[/ XXX]<text:span text:style-name="T8"> 20200224_071602</text:span></text:p>
      <text:p text:style-name="P5"/>
      <text:p text:style-name="P15"/>
      <text:p text:style-name="P1">------------------------------------------------------------</text:p>
      <text:p text:style-name="P6">[XXX] 20200226_072103</text:p>
      <text:list xml:id="list29690057" text:continue-list="list29676707" text:style-name="L8">
        <text:list-item>
          <text:p text:style-name="P103">02/25 tu</text:p>
        </text:list-item>
      </text:list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float" office:value="1">
            <text:p text:style-name="P19">1</text:p>
          </table:table-cell>
          <table:table-cell table:style-name="表10.B1" office:value-type="string">
            <text:p text:style-name="P18">天気</text:p>
          </table:table-cell>
          <table:table-cell table:style-name="表10.C1" office:value-type="string">
            <text:p text:style-name="P20">晴れ。</text:p>
          </table:table-cell>
        </table:table-row>
        <table:table-row>
          <table:table-cell table:style-name="表10.A2" office:value-type="float" office:value="2">
            <text:p text:style-name="P19">2</text:p>
          </table:table-cell>
          <table:table-cell table:style-name="表10.B2" office:value-type="string">
            <text:p text:style-name="P18">餌やり</text:p>
          </table:table-cell>
          <table:table-cell table:style-name="表10.C2" office:value-type="string">
            <text:list xml:id="list6984269072412601991" text:style-name="L24">
              <text:list-item>
                <text:p text:style-name="P42">ドンは来なかった。ミケは、また下に下ろして、腰を摩ってあげた。</text:p>
              </text:list-item>
              <text:list-item>
                <text:p text:style-name="P42">一昨日は、地面で腰を摩ってあげてたら、歩道の方から、ドンがフッと現れた。私は、初めは気づかなかった。ミケが歩道の方を見て、私の両脚の間に潜り込んできた。それで、目を上げて、ミケが見ていた方角を見やると、果たして、ドンがいた。それもまた、初めは、すぐにはドンだとは気づかず。２，３秒経って、ああ、ドンだ、と思い到った。</text:p>
              </text:list-item>
            </text:list>
          </table:table-cell>
        </table:table-row>
        <table:table-row>
          <table:table-cell table:style-name="表10.A2" office:value-type="float" office:value="3">
            <text:p text:style-name="P19">3</text:p>
          </table:table-cell>
          <table:table-cell table:style-name="表10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10.C2" office:value-type="string">
            <text:p text:style-name="P20"/>
          </table:table-cell>
        </table:table-row>
        <table:table-row>
          <table:table-cell table:style-name="表10.A2" office:value-type="float" office:value="4">
            <text:p text:style-name="P19">4</text:p>
          </table:table-cell>
          <table:table-cell table:style-name="表10.B2" office:value-type="string">
            <text:p text:style-name="P18">思ったこと</text:p>
          </table:table-cell>
          <table:table-cell table:style-name="表10.C2" office:value-type="string">
            <text:p text:style-name="P20"/>
          </table:table-cell>
        </table:table-row>
        <table:table-row>
          <table:table-cell table:style-name="表10.A2" office:value-type="float" office:value="5">
            <text:p text:style-name="P19">5</text:p>
          </table:table-cell>
          <table:table-cell table:style-name="表10.B2" office:value-type="string">
            <text:p text:style-name="P18">出来事</text:p>
          </table:table-cell>
          <table:table-cell table:style-name="表10.C2" office:value-type="string">
            <text:list xml:id="list4909106156826580560" text:style-name="L25">
              <text:list-item>
                <text:p text:style-name="P43">山下歯科へ。元々は、先週の木曜に行く予定だった。忘れていた。歯科から、ユジョンさんが電話をかけてきた。</text:p>
              </text:list-item>
              <text:list-item>
                <text:p text:style-name="P43">ユジョンさんからは、チョコレートをもらった。バレンタインの品として。</text:p>
              </text:list-item>
            </text:list>
          </table:table-cell>
        </table:table-row>
        <table:table-row>
          <table:table-cell table:style-name="表10.A2" office:value-type="float" office:value="6">
            <text:p text:style-name="P19">6</text:p>
          </table:table-cell>
          <table:table-cell table:style-name="表10.B2" office:value-type="string">
            <text:p text:style-name="P18">止めた / 止め<text:soft-page-break/>よう</text:p>
          </table:table-cell>
          <table:table-cell table:style-name="表10.C2" office:value-type="string">
            <text:p text:style-name="P20"/>
          </table:table-cell>
        </table:table-row>
        <table:table-row>
          <table:table-cell table:style-name="表10.A2" office:value-type="float" office:value="7">
            <text:p text:style-name="P19">7</text:p>
          </table:table-cell>
          <table:table-cell table:style-name="表10.B2" office:value-type="string">
            <text:p text:style-name="P18">始めた</text:p>
          </table:table-cell>
          <table:table-cell table:style-name="表10.C2" office:value-type="string">
            <text:list xml:id="list6821120561915500732" text:style-name="L26">
              <text:list-item>
                <text:p text:style-name="P44">寝る前、風呂上がり。読書。『孟子』を読み始めた。</text:p>
              </text:list-item>
            </text:list>
          </table:table-cell>
        </table:table-row>
        <table:table-row>
          <table:table-cell table:style-name="表10.A2" office:value-type="float" office:value="8">
            <text:p text:style-name="P21">8</text:p>
          </table:table-cell>
          <table:table-cell table:style-name="表10.B2" office:value-type="string">
            <text:p text:style-name="P18">気づいた</text:p>
          </table:table-cell>
          <table:table-cell table:style-name="表10.C2" office:value-type="string">
            <text:p text:style-name="P18"/>
          </table:table-cell>
        </table:table-row>
        <table:table-row>
          <table:table-cell table:style-name="表10.A2" office:value-type="float" office:value="9">
            <text:p text:style-name="P21">9</text:p>
          </table:table-cell>
          <table:table-cell table:style-name="表10.B2" office:value-type="string">
            <text:p text:style-name="P20">行った</text:p>
          </table:table-cell>
          <table:table-cell table:style-name="表10.C2" office:value-type="string">
            <text:p text:style-name="P18"/>
          </table:table-cell>
        </table:table-row>
        <table:table-row>
          <table:table-cell table:style-name="表10.A2" office:value-type="float" office:value="10">
            <text:p text:style-name="P21">10</text:p>
          </table:table-cell>
          <table:table-cell table:style-name="表10.B2" office:value-type="string">
            <text:p text:style-name="P20">その他</text:p>
          </table:table-cell>
          <table:table-cell table:style-name="表10.C2" office:value-type="string">
            <text:list xml:id="list884515440511360065" text:style-name="L27">
              <text:list-item>
                <text:p text:style-name="P45"><office:annotation office:name="__Annotation__1352_1244671686"><dc:creator>iwabuchi ken</dc:creator><dc:date>2020-02-26T07:28:41.14</dc:date><text:p text:style-name="P135"><text:span text:style-name="T13">20200226_072751</text:span></text:p></office:annotation>今日の報告<office:annotation-end office:name="__Annotation__1352_1244671686"/>。買い物について。行く店は、キャン・ドゥ、いなげや、東急、クリエイト。４店舗。</text:p>
                <text:list>
                  <text:list-item>
                    <text:p text:style-name="P45">いずれへも、自転車で行く。東急は、大通りに面した側に、一つ、自転車置き場がある。道路からの入口は、自動車と共通。道路から見て、入口の脇、右側に、駐輪の一画。何台ぐらいか。８台は止められる。</text:p>
                  </text:list-item>
                  <text:list-item>
                    <text:p text:style-name="P45">自転車 자전거 に加えて、スクーターなど、２輪自動車も、駐輪できる。</text:p>
                  </text:list-item>
                  <text:list-item>
                    <text:p text:style-name="P45">駐輪スペースから、店舗の入口へ向かう。その距離、１０メートルぐらいか。大通りの幅と比べて、より、短いか 더 짧다。</text:p>
                  </text:list-item>
                </text:list>
              </text:list-item>
            </text:list>
          </table:table-cell>
        </table:table-row>
      </table:table>
      <text:p text:style-name="P11"/>
      <text:p text:style-name="P11">明日</text:p>
      <text:p text:style-name="P8"/>
      <text:p text:style-name="P11">明日の、その先</text:p>
      <text:p text:style-name="P8"/>
      <text:p text:style-name="P6">[/ XXX] 20200226_073827</text:p>
      <text:p text:style-name="P5"/>
      <text:p text:style-name="P15"/>
      <text:p text:style-name="P1">------------------------------------------------------------</text:p>
      <text:p text:style-name="P6"><text:soft-page-break/>[XXX] 20200305_071734</text:p>
      <text:list xml:id="list29694319" text:continue-list="list29690057" text:style-name="L8">
        <text:list-item>
          <text:p text:style-name="P103">03/04 w</text:p>
        </text:list-item>
      </text:list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float" office:value="1">
            <text:p text:style-name="P19">1</text:p>
          </table:table-cell>
          <table:table-cell table:style-name="表11.B1" office:value-type="string">
            <text:p text:style-name="P18">天気</text:p>
          </table:table-cell>
          <table:table-cell table:style-name="表11.C1" office:value-type="string">
            <text:p text:style-name="P20">晴れ。</text:p>
          </table:table-cell>
        </table:table-row>
        <table:table-row>
          <table:table-cell table:style-name="表11.A2" office:value-type="float" office:value="2">
            <text:p text:style-name="P19">2</text:p>
          </table:table-cell>
          <table:table-cell table:style-name="表11.B2" office:value-type="string">
            <text:p text:style-name="P18">餌やり</text:p>
          </table:table-cell>
          <table:table-cell table:style-name="表11.C2" office:value-type="string">
            <text:list xml:id="list4592073871696145156" text:style-name="L28">
              <text:list-item>
                <text:p text:style-name="P46">ドン、来た。学校への階段を過ぎたあたりで、「ニャニャニャ」と、声がする。階段脇の擁壁。そこの、角になっている箇所の手前にいる。舌を鳴らして、「こっち来な」、と呼びかける。小屋へ向かう</text:p>
              </text:list-item>
              <text:list-item>
                <text:p text:style-name="P46">ミケ、クロ。共に、来た。すでに、擁壁にいる。おそらく、ドンに呼びかけている時に、既に擁壁にいたか、あるいは、私の到着に気づいていた。</text:p>
              </text:list-item>
              <text:list-item>
                <text:p text:style-name="P46">ミケは、１週間ぐらい前からか、地面に下ろして、腰を摩って上げている。</text:p>
                <text:list>
                  <text:list-item>
                    <text:p text:style-name="P46">本人は、さすれらると、腰を落とす。首を回して、後ろ、つまり私の方を、見やる。口をくちゃくちゃ動かす。舌の先を、歯の間から覗かせる。この仕草は、クロと似ている。</text:p>
                  </text:list-item>
                </text:list>
              </text:list-item>
            </text:list>
          </table:table-cell>
        </table:table-row>
        <table:table-row>
          <table:table-cell table:style-name="表11.A2" office:value-type="float" office:value="7">
            <text:p text:style-name="P19">7</text:p>
          </table:table-cell>
          <table:table-cell table:style-name="表11.B2" office:value-type="string">
            <text:p text:style-name="P18">始めた</text:p>
          </table:table-cell>
          <table:table-cell table:style-name="表11.C2" office:value-type="string">
            <text:list xml:id="list6249199296531950955" text:style-name="L29">
              <text:list-item>
                <text:p text:style-name="P47">腰に当てるクッション</text:p>
                <text:list>
                  <text:list-item>
                    <text:p text:style-name="P47">昨日の夜、クッションを布団に入れて、腰に当てて、寝た。</text:p>
                  </text:list-item>
                  <text:list-item>
                    <text:p text:style-name="P47">クッションは、以前に、防災頭巾として自作したもの。タンスの中に入れていた。</text:p>
                  </text:list-item>
                  <text:list-item>
                    <text:p text:style-name="P47">もちろん、寝ていると、身体を動かすものだから、クッションから、腰はずれる。それはそれ。</text:p>
                  </text:list-item>
                  <text:list-item>
                    <text:p text:style-name="P47">具合はどうか。朝起きて、その場では、「おお！」という気づきは、なかった。</text:p>
                  </text:list-item>
                </text:list>
              </text:list-item>
              <text:list-item>
                <text:p text:style-name="P47">目薬。</text:p>
                <text:list>
                  <text:list-item>
                    <text:p text:style-name="P47">クリエイトで、目薬を買った。３月２<text:soft-page-break/>日。（そのように、ボトルに書いてある）</text:p>
                  </text:list-item>
                  <text:list-item>
                    <text:p text:style-name="P47">色は、赤。透明。初めに１滴垂らしたとき、目のジュクジュクした痛みが收まった。それ以降は、なんとなく楽になるかな、ぐらいの実感。</text:p>
                  </text:list-item>
                  <text:list-item>
                    <text:p text:style-name="P47">成分の一つを、ネットで検索してみた。コバルトが入った物質。そのために、色が赤色。ただし、コバルトだと、ブルーになるのではないか？</text:p>
                  </text:list-item>
                </text:list>
              </text:list-item>
            </text:list>
          </table:table-cell>
        </table:table-row>
        <table:table-row>
          <table:table-cell table:style-name="表11.A2" office:value-type="float" office:value="10">
            <text:p text:style-name="P21">10</text:p>
          </table:table-cell>
          <table:table-cell table:style-name="表11.B2" office:value-type="string">
            <text:p text:style-name="P20">その他</text:p>
          </table:table-cell>
          <table:table-cell table:style-name="表11.C2" office:value-type="string">
            <text:list xml:id="list3582117425955616927" text:style-name="L30">
              <text:list-item>
                <text:p text:style-name="P48">洗面のとき。</text:p>
                <text:list>
                  <text:list-item>
                    <text:p text:style-name="P48">朝。お湯のボタンを押す。お湯を出す。手、そして顔を洗う。次に、口のゆすぎに移るのだが、その前に、一旦、振り向いて、お湯のボタンを押す。ガスの燃焼を、このようにいして、止める。操作盤の、温度を示す表示が、消える。</text:p>
                  </text:list-item>
                  <text:list-item>
                    <text:p text:style-name="P48">それから、口のゆすぎに移る。</text:p>
                  </text:list-item>
                  <text:list-item>
                    <text:p text:style-name="P48">このようにして、お湯のボタンを切り忘れることを、予防する。</text:p>
                  </text:list-item>
                  <text:list-item>
                    <text:p text:style-name="P48">このやり方は、前から始めている。２月の頭ぐらいからか。１ヶ月は、やっているか。</text:p>
                  </text:list-item>
                </text:list>
              </text:list-item>
              <text:list-item>
                <text:p text:style-name="P48">飲み物作り。紅茶。</text:p>
                <text:list>
                  <text:list-item>
                    <text:p text:style-name="P48">以前は、やかんを使っていた。一度に、ペットボトル、２本。</text:p>
                  </text:list-item>
                  <text:list-item>
                    <text:p text:style-name="P48">１ヶ月ぐらい前からか、両手鍋を使っている。そうめんを茹でたりするのに使っているもの。</text:p>
                  </text:list-item>
                  <text:list-item>
                    <text:p text:style-name="P48">この鍋を使うと、一度に、ペット３本分ぐらいを、作れる。</text:p>
                  </text:list-item>
                </text:list>
              </text:list-item>
              <text:list-item>
                <text:p text:style-name="P48">山下歯科</text:p>
                <text:list>
                  <text:list-item>
                    <text:p text:style-name="P48">前回の診療。予約を忘れていた。元々は、２月２０日、木曜。河合さ<text:soft-page-break/>んから電話がかかってきた（ユジョンさん）。</text:p>
                  </text:list-item>
                  <text:list-item>
                    <text:p text:style-name="P48">翌週の火曜、２５日に、改めて、予約を入れてもらった。</text:p>
                  </text:list-item>
                </text:list>
              </text:list-item>
              <text:list-item>
                <text:p text:style-name="P48">山下歯科。もう一つ、初めてのこと。</text:p>
                <text:list>
                  <text:list-item>
                    <text:p text:style-name="P48">診療の最後に、診察券に、次回の予約の日付を記入してもらっている。今回は、その場で、券の裏面を、写真に撮った。あとで、Cakeに登録するため。実際、登録した。</text:p>
                  </text:list-item>
                </text:list>
              </text:list-item>
              <text:list-item>
                <text:p text:style-name="P48">鳥の声のビデオ。</text:p>
                <text:list>
                  <text:list-item>
                    <text:p text:style-name="P48">シートへの登録は、していない。ダウンロードしたファイルを、ファイル名の変更もせず、フォルダにまとめて入れる。そして、itunesに、転送する。</text:p>
                  </text:list-item>
                </text:list>
              </text:list-item>
            </text:list>
          </table:table-cell>
        </table:table-row>
      </table:table>
      <text:p text:style-name="P11"/>
      <text:p text:style-name="P11">明日</text:p>
      <text:p text:style-name="P8"/>
      <text:p text:style-name="P11">明日の、その先</text:p>
      <text:p text:style-name="P8"/>
      <text:p text:style-name="P6">[/ XXX]<text:span text:style-name="T8"> 20200305_073754</text:span></text:p>
      <text:p text:style-name="P5"/>
      <text:p text:style-name="P15"/>
      <text:p text:style-name="P5"/>
      <text:p text:style-name="P1">------------------------------------------------------------</text:p>
      <text:p text:style-name="P6">[XXX] 20200308_073104</text:p>
      <text:list xml:id="list8981937918366892560" text:style-name="L31">
        <text:list-item>
          <text:p text:style-name="P105">03/07 sa</text:p>
        </text:list-item>
      </text:list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float" office:value="1">
            <text:p text:style-name="P19">1</text:p>
          </table:table-cell>
          <table:table-cell table:style-name="表12.B1" office:value-type="string">
            <text:p text:style-name="P18">天気</text:p>
          </table:table-cell>
          <table:table-cell table:style-name="表12.C1" office:value-type="string">
            <text:p text:style-name="P20">晴れ</text:p>
          </table:table-cell>
        </table:table-row>
        <text:soft-page-break/>
        <table:table-row>
          <table:table-cell table:style-name="表12.A2" office:value-type="float" office:value="2">
            <text:p text:style-name="P19">2</text:p>
          </table:table-cell>
          <table:table-cell table:style-name="表12.B2" office:value-type="string">
            <text:p text:style-name="P18">餌やり</text:p>
          </table:table-cell>
          <table:table-cell table:style-name="表12.C2" office:value-type="string">
            <text:list xml:id="list2785347356834968622" text:style-name="L32">
              <text:list-item>
                <text:p text:style-name="P49">ドンは来ない。その前は（金曜）、ドンの鳴き声がした。それは、擁壁の前の地面で、クロを傍らにいるとき。そのときは、舌を鳴らしただけ。ドンは、出てこない。</text:p>
              </text:list-item>
              <text:list-item>
                <text:p text:style-name="P49">ミケだけが来る。下に降ろす。腰さすり。しばらくしてから、壁に上げる。ペースト。そして、固形。</text:p>
              </text:list-item>
              <text:list-item>
                <text:p text:style-name="P49">続いて、歩道へ出る。プール隅の、歩道に繋がっている、短い階段。「つなぎ階段」と呼ぼうか。その階段を上がって、柵の前。舌を鳴らす。クロは来ない。プールの下の空間を、柵越しに見やりながら、公園へ戻る。南側の出入り口を過ぎたあたりか、「クー、クー」という声がする。擁壁の前の地面に目をやる。クロが、ぎこちなく、身体を低くして、歩いている。</text:p>
              </text:list-item>
              <text:list-item>
                <text:p text:style-name="P49">クロは、擁壁に上げた後、何度か、すぐに地面に降りてきてしまう。</text:p>
              </text:list-item>
            </text:list>
          </table:table-cell>
        </table:table-row>
        <table:table-row>
          <table:table-cell table:style-name="表12.A2" office:value-type="float" office:value="3">
            <text:p text:style-name="P19">3</text:p>
          </table:table-cell>
          <table:table-cell table:style-name="表12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12.C2" office:value-type="string">
            <text:list xml:id="list9083415337974076807" text:style-name="L33">
              <text:list-item>
                <text:p text:style-name="P50">低血糖。夕方５時ぐらいか、症状が現れる。膝が、だるい。両腕も。腕の、前腕が特に、だるい。</text:p>
              </text:list-item>
            </text:list>
          </table:table-cell>
        </table:table-row>
        <table:table-row>
          <table:table-cell table:style-name="表12.A2" office:value-type="float" office:value="4">
            <text:p text:style-name="P19">4</text:p>
          </table:table-cell>
          <table:table-cell table:style-name="表12.B2" office:value-type="string">
            <text:p text:style-name="P18">思ったこと</text:p>
          </table:table-cell>
          <table:table-cell table:style-name="表12.C2" office:value-type="string">
            <text:p text:style-name="P20"/>
          </table:table-cell>
        </table:table-row>
        <table:table-row>
          <table:table-cell table:style-name="表12.A2" office:value-type="float" office:value="5">
            <text:p text:style-name="P19">5</text:p>
          </table:table-cell>
          <table:table-cell table:style-name="表12.B2" office:value-type="string">
            <text:p text:style-name="P18">出来事</text:p>
          </table:table-cell>
          <table:table-cell table:style-name="表12.C2" office:value-type="string">
            <text:p text:style-name="P20"/>
          </table:table-cell>
        </table:table-row>
        <table:table-row>
          <table:table-cell table:style-name="表12.A2" office:value-type="float" office:value="6">
            <text:p text:style-name="P19">6</text:p>
          </table:table-cell>
          <table:table-cell table:style-name="表12.B2" office:value-type="string">
            <text:p text:style-name="P18">止めた / 止めよう</text:p>
          </table:table-cell>
          <table:table-cell table:style-name="表12.C2" office:value-type="string">
            <text:p text:style-name="P20"/>
          </table:table-cell>
        </table:table-row>
        <table:table-row>
          <table:table-cell table:style-name="表12.A2" office:value-type="float" office:value="7">
            <text:p text:style-name="P19">7</text:p>
          </table:table-cell>
          <table:table-cell table:style-name="表12.B2" office:value-type="string">
            <text:p text:style-name="P18">始めた</text:p>
          </table:table-cell>
          <table:table-cell table:style-name="表12.C2" office:value-type="string">
            <text:p text:style-name="P20"/>
          </table:table-cell>
        </table:table-row>
        <table:table-row>
          <table:table-cell table:style-name="表12.A2" office:value-type="float" office:value="8">
            <text:p text:style-name="P21">8</text:p>
          </table:table-cell>
          <table:table-cell table:style-name="表12.B2" office:value-type="string">
            <text:p text:style-name="P18">気づいた</text:p>
          </table:table-cell>
          <table:table-cell table:style-name="表12.C2" office:value-type="string">
            <text:p text:style-name="P18"/>
          </table:table-cell>
        </table:table-row>
        <table:table-row>
          <table:table-cell table:style-name="表12.A2" office:value-type="float" office:value="9">
            <text:p text:style-name="P21">9</text:p>
          </table:table-cell>
          <table:table-cell table:style-name="表12.B2" office:value-type="string">
            <text:p text:style-name="P20">行った</text:p>
          </table:table-cell>
          <table:table-cell table:style-name="表12.C2" office:value-type="string">
            <text:list xml:id="list3038210660682558367" text:style-name="L34">
              <text:list-item>
                <text:p text:style-name="P51">災害備蓄品。箱に詰めた。物置ものは、続いてすぐに、しまう。缶詰の箱、それともう１つの箱は、夜、風呂に入りに行く前だったか、車庫へ持っていった。</text:p>
              </text:list-item>
              <text:list-item>
                <text:p text:style-name="P51"><text:soft-page-break/>ももひき。繕いを行う。５８分、使う。</text:p>
              </text:list-item>
              <text:list-item>
                <text:p text:style-name="P51">『人工光合成』の本、読みすすめている。昨日は、微生物について、ネットで検索、閲覧を行った。rhodopseudonomasだったか。種名は、acidophila。「好酸性」。</text:p>
              </text:list-item>
            </text:list>
          </table:table-cell>
        </table:table-row>
        <table:table-row>
          <table:table-cell table:style-name="表12.A2" office:value-type="float" office:value="10">
            <text:p text:style-name="P21">10</text:p>
          </table:table-cell>
          <table:table-cell table:style-name="表12.B2" office:value-type="string">
            <text:p text:style-name="P20">その他</text:p>
          </table:table-cell>
          <table:table-cell table:style-name="表12.C2" office:value-type="string">
            <text:p text:style-name="P18"/>
          </table:table-cell>
        </table:table-row>
      </table:table>
      <text:p text:style-name="P11"/>
      <text:p text:style-name="P11">明日</text:p>
      <text:p text:style-name="P8"/>
      <text:p text:style-name="P11">明日の、その先</text:p>
      <text:p text:style-name="P8"/>
      <text:p text:style-name="P6">[/ XXX] 20200308_075158</text:p>
      <text:p text:style-name="P5"/>
      <text:p text:style-name="P15"/>
      <text:p text:style-name="P1">------------------------------------------------------------</text:p>
      <text:p text:style-name="P6">[XXX] 20200309_074427</text:p>
      <text:list xml:id="list8552976255699926034" text:style-name="L35">
        <text:list-item>
          <text:p text:style-name="P106">03/08 sn</text:p>
        </text:list-item>
      </text:list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float" office:value="1">
            <text:p text:style-name="P19">1</text:p>
          </table:table-cell>
          <table:table-cell table:style-name="表13.B1" office:value-type="string">
            <text:p text:style-name="P18">天気</text:p>
          </table:table-cell>
          <table:table-cell table:style-name="表13.C1" office:value-type="string">
            <text:p text:style-name="P20">晴れ</text:p>
          </table:table-cell>
        </table:table-row>
        <table:table-row>
          <table:table-cell table:style-name="表13.A2" office:value-type="float" office:value="2">
            <text:p text:style-name="P19">2</text:p>
          </table:table-cell>
          <table:table-cell table:style-name="表13.B2" office:value-type="string">
            <text:p text:style-name="P18">餌やり</text:p>
          </table:table-cell>
          <table:table-cell table:style-name="表13.C2" office:value-type="string">
            <text:list xml:id="list234661134363196485" text:style-name="L36">
              <text:list-item>
                <text:p text:style-name="P52">ドンが来た。ミケたちに地面で腰さすりしていた。ミケが私の背後に留まる。私と、擁壁の間。ミケの見ている方を見やる。学校へのつなぎ階段の方向。ドンの黒白の模様が見える。</text:p>
              </text:list-item>
            </text:list>
          </table:table-cell>
        </table:table-row>
        <table:table-row>
          <table:table-cell table:style-name="表13.A2" office:value-type="float" office:value="3">
            <text:p text:style-name="P19">3</text:p>
          </table:table-cell>
          <table:table-cell table:style-name="表13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13.C2" office:value-type="string">
            <text:list xml:id="list5043747291370818396" text:style-name="L37">
              <text:list-item>
                <text:p text:style-name="P53">腰、背中。股開きを、昼間も行う。寝る前ではなく。あぐらの格好をして、前屈する。そのストレッチとは別の、気持ちよさ、感じる。</text:p>
              </text:list-item>
            </text:list>
          </table:table-cell>
        </table:table-row>
        <table:table-row>
          <table:table-cell table:style-name="表13.A2" office:value-type="float" office:value="4">
            <text:p text:style-name="P19">4</text:p>
          </table:table-cell>
          <table:table-cell table:style-name="表13.B2" office:value-type="string">
            <text:p text:style-name="P18">思ったこと</text:p>
          </table:table-cell>
          <table:table-cell table:style-name="表13.C2" office:value-type="string">
            <text:p text:style-name="P20"/>
          </table:table-cell>
        </table:table-row>
        <text:soft-page-break/>
        <table:table-row>
          <table:table-cell table:style-name="表13.A2" office:value-type="float" office:value="5">
            <text:p text:style-name="P19">5</text:p>
          </table:table-cell>
          <table:table-cell table:style-name="表13.B2" office:value-type="string">
            <text:p text:style-name="P18">出来事</text:p>
          </table:table-cell>
          <table:table-cell table:style-name="表13.C2" office:value-type="string">
            <text:list xml:id="list4480128756934392427" text:style-name="L38">
              <text:list-item>
                <text:p text:style-name="P54">朝、台所で飲み物を温めているとき。オナニーは、あまり面白くないな、と、ふと思いが湧いた。続いて、自分に向かって、「もう、やんなくていいよ」と、告げた。</text:p>
              </text:list-item>
            </text:list>
          </table:table-cell>
        </table:table-row>
        <table:table-row>
          <table:table-cell table:style-name="表13.A2" office:value-type="float" office:value="6">
            <text:p text:style-name="P19">6</text:p>
          </table:table-cell>
          <table:table-cell table:style-name="表13.B2" office:value-type="string">
            <text:p text:style-name="P18">止めた / 止めよう</text:p>
          </table:table-cell>
          <table:table-cell table:style-name="表13.C2" office:value-type="string">
            <text:p text:style-name="P20"/>
          </table:table-cell>
        </table:table-row>
        <table:table-row>
          <table:table-cell table:style-name="表13.A2" office:value-type="float" office:value="7">
            <text:p text:style-name="P19">7</text:p>
          </table:table-cell>
          <table:table-cell table:style-name="表13.B2" office:value-type="string">
            <text:p text:style-name="P18">始めた</text:p>
          </table:table-cell>
          <table:table-cell table:style-name="表13.C2" office:value-type="string">
            <text:p text:style-name="P20"/>
          </table:table-cell>
        </table:table-row>
        <table:table-row>
          <table:table-cell table:style-name="表13.A2" office:value-type="float" office:value="8">
            <text:p text:style-name="P21">8</text:p>
          </table:table-cell>
          <table:table-cell table:style-name="表13.B2" office:value-type="string">
            <text:p text:style-name="P18">気づいた</text:p>
          </table:table-cell>
          <table:table-cell table:style-name="表13.C2" office:value-type="string">
            <text:p text:style-name="P18"/>
          </table:table-cell>
        </table:table-row>
        <table:table-row>
          <table:table-cell table:style-name="表13.A2" office:value-type="float" office:value="9">
            <text:p text:style-name="P21">9</text:p>
          </table:table-cell>
          <table:table-cell table:style-name="表13.B2" office:value-type="string">
            <text:p text:style-name="P20">行った</text:p>
          </table:table-cell>
          <table:table-cell table:style-name="表13.C2" office:value-type="string">
            <text:list xml:id="list2445670064424718098" text:style-name="L39">
              <text:list-item>
                <text:p text:style-name="P55">『人工光合成』。</text:p>
                <text:list>
                  <text:list-item>
                    <text:p text:style-name="P55">昨日のことか、区別がついた。ピロールと、ピロリン。二重結合（DB）が２本あるのが、ピロール。DBが１本外れて、水素が２つつくのが、ピロリン。</text:p>
                  </text:list-item>
                  <text:list-item>
                    <text:p text:style-name="P55">ポル<text:span text:style-name="T9">フィン</text:span>と、ポル<text:span text:style-name="T9">フィリン</text:span>。前者は、テトラピロールの外縁が、全て、水素原子。後者は、それらが全て、Rで置換されてもの。</text:p>
                  </text:list-item>
                  <text:list-item>
                    <text:p text:style-name="P55">クロロフィルと、テトラピロール。前者は、色素に与えられた名称。後者は、前者の化学構造の中の、一部の構造物に対して与えられた、名称。</text:p>
                  </text:list-item>
                  <text:list-item>
                    <text:p text:style-name="P55">IUPAC名を構成する部品の一つの、”-ene-”。「二重結合」が、その物質の要素に入っていることを示す。例えば、”-3-diene”であれば、その物質には、構造のどこかに、二重結合をしている原子たちが、３組あることを、伝えている。</text:p>
                  </text:list-item>
                </text:list>
              </text:list-item>
            </text:list>
          </table:table-cell>
        </table:table-row>
        <table:table-row>
          <table:table-cell table:style-name="表13.A2" office:value-type="float" office:value="10">
            <text:p text:style-name="P21">10</text:p>
          </table:table-cell>
          <table:table-cell table:style-name="表13.B2" office:value-type="string">
            <text:p text:style-name="P20">その他</text:p>
          </table:table-cell>
          <table:table-cell table:style-name="表13.C2" office:value-type="string">
            <text:list xml:id="list6115374265203491590" text:style-name="L40">
              <text:list-item>
                <text:p text:style-name="P56">マンデルさんの本。昨日は読んでいない。これまでに、読み活動の中で知り得たことは：</text:p>
                <text:list>
                  <text:list-item>
                    <text:p text:style-name="P56"><text:soft-page-break/>自ら数字を集めて、新しい数字を算出する。直近では、本の中にあった式の一つ、外貨準備の、為替レートに対する弾力性と、貨幣供給他との関係に関するもの。その時の計算から出た数値。外貨準備の弾力性は、プラス２０兆円ぐらい。他方、貨幣供給の、外貨準備に対する弾力性から、国内資産のそれを除いたものは、すでに、マイナスの値。かつ、マンデル氏の式では、そのマイナス値から、さらに、ストックの外貨準備を除いたものが、外貨準備自体の弾力性と等しくなっている。</text:p>
                  </text:list-item>
                </text:list>
              </text:list-item>
              <text:list-item>
                <text:p text:style-name="P56">FXの、テスター実行。2020年の、1/6の日の、５分足のデータ。trailingを使った結果。monitorが、SLまたはTPで終わったもの、そして、いずれにも至らず、BarDataのlistの最後に至って、loopを抜けたもの。それら３種類。Closeのprice別に、BB zoneを書き出す。見ると、Z2と、Z4だったか、その二つで、５割を超えていたか。２桁を記録したのは、それら２つのzoneのみ、６つあるzoneのうち。</text:p>
              </text:list-item>
            </text:list>
          </table:table-cell>
        </table:table-row>
      </table:table>
      <text:p text:style-name="P11"/>
      <text:p text:style-name="P11">明日</text:p>
      <text:p text:style-name="P8"/>
      <text:p text:style-name="P11">明日の、その先</text:p>
      <text:p text:style-name="P8"/>
      <text:p text:style-name="P6">[/ XXX] 20200309_083040</text:p>
      <text:p text:style-name="P5"/>
      <text:p text:style-name="P15"><text:soft-page-break/></text:p>
      <text:p text:style-name="P5"/>
      <text:p text:style-name="P1">------------------------------------------------------------</text:p>
      <text:p text:style-name="P6">[XXX] 20200310_074031</text:p>
      <text:list xml:id="list29690705" text:continue-list="list8552976255699926034" text:style-name="L35">
        <text:list-item>
          <text:p text:style-name="P106">03/09 m</text:p>
        </text:list-item>
      </text:list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float" office:value="1">
            <text:p text:style-name="P19">1</text:p>
          </table:table-cell>
          <table:table-cell table:style-name="表14.B1" office:value-type="string">
            <text:p text:style-name="P18">天気</text:p>
          </table:table-cell>
          <table:table-cell table:style-name="表14.C1" office:value-type="string">
            <text:p text:style-name="P20">晴れ。</text:p>
          </table:table-cell>
        </table:table-row>
        <table:table-row>
          <table:table-cell table:style-name="表14.A2" office:value-type="float" office:value="2">
            <text:p text:style-name="P19">2</text:p>
          </table:table-cell>
          <table:table-cell table:style-name="表14.B2" office:value-type="string">
            <text:p text:style-name="P18">餌やり</text:p>
          </table:table-cell>
          <table:table-cell table:style-name="表14.C2" office:value-type="string">
            <text:list xml:id="list3857207741437774325" text:style-name="L41">
              <text:list-item>
                <text:p text:style-name="P57">３匹とも。ドンは、後から。ミケたちを擁壁の上に上げて、エサを上げる。その直後、ふと見やると、つなぎ階段のこちら側に、黒白の点が見える。</text:p>
              </text:list-item>
              <text:list-item>
                <text:p text:style-name="P57">ドンは、身体が汚れている。毛が汚れている。所々、固まっている。ダマではなく。何か、粘着性の物質によって、固められている。</text:p>
              </text:list-item>
              <text:list-item>
                <text:p text:style-name="P57">さらに、胸に傷があるのに気づく。引っかき傷。正面に見て、右側。直径２．５ｃｍぐらいの範囲。毛が抜け落ちている。その部位の中の、さらに右寄りに、水平方向に、筋が赤く点いている。１．５ｃｍぐらいか。血は滲んではいない。暗い赤色。暗赤色。固形を上げて、食べているのを見ているとき、傷口を溶液で拭おうかと思い立つ。やめておく。なぜか。エサを食べた後だと、ドンは抱っこされたり、そもそも触られるのを嫌がる。血がにじんでいる訳ではない。ので。</text:p>
              </text:list-item>
            </text:list>
          </table:table-cell>
        </table:table-row>
        <table:table-row>
          <table:table-cell table:style-name="表14.A2" office:value-type="float" office:value="3">
            <text:p text:style-name="P19">3</text:p>
          </table:table-cell>
          <table:table-cell table:style-name="表14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14.C2" office:value-type="string">
            <text:p text:style-name="P20"/>
          </table:table-cell>
        </table:table-row>
        <table:table-row>
          <table:table-cell table:style-name="表14.A2" office:value-type="float" office:value="4">
            <text:p text:style-name="P19">4</text:p>
          </table:table-cell>
          <table:table-cell table:style-name="表14.B2" office:value-type="string">
            <text:p text:style-name="P18">思ったこと</text:p>
          </table:table-cell>
          <table:table-cell table:style-name="表14.C2" office:value-type="string">
            <text:p text:style-name="P20"/>
          </table:table-cell>
        </table:table-row>
        <table:table-row>
          <table:table-cell table:style-name="表14.A2" office:value-type="float" office:value="5">
            <text:p text:style-name="P19">5</text:p>
          </table:table-cell>
          <table:table-cell table:style-name="表14.B2" office:value-type="string">
            <text:p text:style-name="P18">出来事</text:p>
          </table:table-cell>
          <table:table-cell table:style-name="表14.C2" office:value-type="string">
            <text:p text:style-name="P20"/>
          </table:table-cell>
        </table:table-row>
        <table:table-row>
          <table:table-cell table:style-name="表14.A2" office:value-type="float" office:value="6">
            <text:p text:style-name="P19">6</text:p>
          </table:table-cell>
          <table:table-cell table:style-name="表14.B2" office:value-type="string">
            <text:p text:style-name="P18">止めた / 止め<text:soft-page-break/>よう</text:p>
          </table:table-cell>
          <table:table-cell table:style-name="表14.C2" office:value-type="string">
            <text:list xml:id="list8752033430386132467" text:style-name="L42">
              <text:list-item>
                <text:p text:style-name="P58">朝、起きたあと、下へ洗面に行く。そ<text:soft-page-break/>の時、帽子と襟巻きを、脱いだ。厚手の羽織り服も。このシーズンで、初めて。</text:p>
              </text:list-item>
            </text:list>
          </table:table-cell>
        </table:table-row>
        <table:table-row>
          <table:table-cell table:style-name="表14.A2" office:value-type="float" office:value="7">
            <text:p text:style-name="P19">7</text:p>
          </table:table-cell>
          <table:table-cell table:style-name="表14.B2" office:value-type="string">
            <text:p text:style-name="P18">始めた</text:p>
          </table:table-cell>
          <table:table-cell table:style-name="表14.C2" office:value-type="string">
            <text:p text:style-name="P20"/>
          </table:table-cell>
        </table:table-row>
        <table:table-row>
          <table:table-cell table:style-name="表14.A2" office:value-type="float" office:value="8">
            <text:p text:style-name="P21">8</text:p>
          </table:table-cell>
          <table:table-cell table:style-name="表14.B2" office:value-type="string">
            <text:p text:style-name="P18">気づいた</text:p>
          </table:table-cell>
          <table:table-cell table:style-name="表14.C2" office:value-type="string">
            <text:p text:style-name="P18"/>
          </table:table-cell>
        </table:table-row>
        <table:table-row>
          <table:table-cell table:style-name="表14.A2" office:value-type="float" office:value="9">
            <text:p text:style-name="P21">9</text:p>
          </table:table-cell>
          <table:table-cell table:style-name="表14.B2" office:value-type="string">
            <text:p text:style-name="P20">行った</text:p>
          </table:table-cell>
          <table:table-cell table:style-name="表14.C2" office:value-type="string">
            <text:p text:style-name="P18"/>
          </table:table-cell>
        </table:table-row>
        <table:table-row>
          <table:table-cell table:style-name="表14.A2" office:value-type="float" office:value="10">
            <text:p text:style-name="P21">10</text:p>
          </table:table-cell>
          <table:table-cell table:style-name="表14.B2" office:value-type="string">
            <text:p text:style-name="P20">その他</text:p>
          </table:table-cell>
          <table:table-cell table:style-name="表14.C2" office:value-type="string">
            <text:list xml:id="list1004572406944636535" text:style-name="L43">
              <text:list-item>
                <text:p text:style-name="P59">人工光合成。「スルホン酸」というものを知った。カルボン酸に、構造は似ている（と、セッション中に読んだ記事の１つに、書かれていた）。後者は、COOH。前者は、SOOOH。なので、スルホン酸は、酸素原子が１つ、多い。似てはいない。ただ、その多い酸素原子を除くと、CとSが代わっただけ。</text:p>
              </text:list-item>
              <text:list-item>
                <text:p text:style-name="P59">FX。tester-1に、５分足のデータを掛けている。ループを抜けてきたposインスタンス。そこには、抜けた時のbarの、closeの値段を入れてある。そのcloseの値段が、そのbarの時刻のBBの、いずれのzoneに入っているか。そのラベルも、入れてある。</text:p>
                <text:list>
                  <text:list-item>
                    <text:p text:style-name="P59">それらのラベルをsortする。対象は、３日間のデータ群。</text:p>
                  </text:list-item>
                  <text:list-item>
                    <text:p text:style-name="P59">見ると、３日それぞれ、相異なるグラフを描く。すなわち、中心によっているもの（i.e. Z3、Z4が一番多く、Z1、Z6に進むにつれ、barの数は、少なくなる。ベルカーブ。）。Z1からZ6にかけて、万遍なく散らばっているもの。そして、Z5、Z6の側に寄っていて、つまり、Z1からZ6にかけて、上り坂を呈しているもの。</text:p>
                  </text:list-item>
                </text:list>
              </text:list-item>
            </text:list>
          </table:table-cell>
        </table:table-row>
      </table:table>
      <text:p text:style-name="P11"/>
      <text:p text:style-name="P11"><text:soft-page-break/>明日</text:p>
      <text:p text:style-name="P8"/>
      <text:p text:style-name="P11">明日の、その先</text:p>
      <text:p text:style-name="P8"/>
      <text:p text:style-name="P6">[/ XXX] 20200310_075826</text:p>
      <text:p text:style-name="P5"/>
      <text:p text:style-name="P15"/>
      <text:p text:style-name="P5"/>
      <text:p text:style-name="P1">------------------------------------------------------------</text:p>
      <text:p text:style-name="P6">[XXX] 20200325_142352</text:p>
      <text:list xml:id="list29690267" text:continue-list="list29690705" text:style-name="L35">
        <text:list-item>
          <text:p text:style-name="P106">03/24 tu</text:p>
        </text:list-item>
      </text:list>
      <table:table table:name="表15" table:style-name="表15">
        <table:table-column table:style-name="表15.A"/>
        <table:table-column table:style-name="表15.B"/>
        <table:table-column table:style-name="表15.C"/>
        <table:table-row>
          <table:table-cell table:style-name="表15.A1" office:value-type="float" office:value="1">
            <text:p text:style-name="P19">1</text:p>
          </table:table-cell>
          <table:table-cell table:style-name="表15.B1" office:value-type="string">
            <text:p text:style-name="P18">天気</text:p>
          </table:table-cell>
          <table:table-cell table:style-name="表15.C1" office:value-type="string">
            <text:p text:style-name="P20">晴れ。</text:p>
          </table:table-cell>
        </table:table-row>
        <table:table-row>
          <table:table-cell table:style-name="表15.A2" office:value-type="float" office:value="2">
            <text:p text:style-name="P19">2</text:p>
          </table:table-cell>
          <table:table-cell table:style-name="表15.B2" office:value-type="string">
            <text:p text:style-name="P18">餌やり</text:p>
          </table:table-cell>
          <table:table-cell table:style-name="表15.C2" office:value-type="string">
            <text:list xml:id="list8535852294186499441" text:style-name="L44">
              <text:list-item>
                <text:p text:style-name="P60">三匹とも、来る。</text:p>
              </text:list-item>
              <text:list-item>
                <text:p text:style-name="P60">ミケとクロは、南の角へ行って、呼びかけたら、出てきた。</text:p>
              </text:list-item>
              <text:list-item>
                <text:p text:style-name="P60">ドン。小屋の裏に行って、手提げを擁壁に置く。まもなく、体育館との境の柵から、「ニャア」と言って、出てきた。</text:p>
                <text:list>
                  <text:list-item>
                    <text:p text:style-name="P60">ミケたちの相手を済ませ、戻る。小屋の裏。もういなかった。</text:p>
                  </text:list-item>
                </text:list>
              </text:list-item>
              <text:list-item>
                <text:p text:style-name="P60">ミケ。クロは、先に擁壁の下へ来る。クロの相手をする。ほどなく擁壁を見上げる。ミケが顔を出して、こちらを見下ろしている。ニャアと鳴くわけでなく。以前は、「ニャアウ、ニャァウ」と、何度も大声で鳴いた。</text:p>
              </text:list-item>
            </text:list>
          </table:table-cell>
        </table:table-row>
        <table:table-row>
          <table:table-cell table:style-name="表15.A2" office:value-type="float" office:value="3">
            <text:p text:style-name="P19">3</text:p>
          </table:table-cell>
          <table:table-cell table:style-name="表15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15.C2" office:value-type="string">
            <text:list xml:id="list6109678626098944343" text:style-name="L45">
              <text:list-item>
                <text:p text:style-name="P61">腰。痛い。耐え難く。朝、Cakeの入力をしているとき、いつも痛む。途中、１度２度、作業を止めて、腰伸ばしす<text:soft-page-break/>る。</text:p>
              </text:list-item>
            </text:list>
          </table:table-cell>
        </table:table-row>
        <table:table-row>
          <table:table-cell table:style-name="表15.A2" office:value-type="float" office:value="4">
            <text:p text:style-name="P19">4</text:p>
          </table:table-cell>
          <table:table-cell table:style-name="表15.B2" office:value-type="string">
            <text:p text:style-name="P18">思ったこと</text:p>
          </table:table-cell>
          <table:table-cell table:style-name="表15.C2" office:value-type="string">
            <text:p text:style-name="P20"/>
          </table:table-cell>
        </table:table-row>
        <table:table-row>
          <table:table-cell table:style-name="表15.A2" office:value-type="float" office:value="5">
            <text:p text:style-name="P19">5</text:p>
          </table:table-cell>
          <table:table-cell table:style-name="表15.B2" office:value-type="string">
            <text:p text:style-name="P18">出来事</text:p>
          </table:table-cell>
          <table:table-cell table:style-name="表15.C2" office:value-type="string">
            <text:list xml:id="list889369425777530040" text:style-name="L46">
              <text:list-item>
                <text:p text:style-name="P62">山下歯科。医院の扉を開け、中へ入る。ユジョン氏と、キム氏が受付のカウンターの中にいる。「こんちわ」と、声をかける。ユジョン氏が、「こんにちわ」と応じる。それ以上は、話しをしようとはしない。いつもだと、「オッパ、来たね」などと、愛想を掛けてくれる。</text:p>
                <text:list>
                  <text:list-item>
                    <text:p text:style-name="P62">治療終了後、待合室へ戻る。お金の支払い、次回予約。そのあと、ユジョン氏は、何も言わず、パソコンに向かう。素っ気ない。何か、疎通を拒絶している風。</text:p>
                  </text:list-item>
                </text:list>
              </text:list-item>
            </text:list>
          </table:table-cell>
        </table:table-row>
        <table:table-row>
          <table:table-cell table:style-name="表15.A2" office:value-type="float" office:value="6">
            <text:p text:style-name="P19">6</text:p>
          </table:table-cell>
          <table:table-cell table:style-name="表15.B2" office:value-type="string">
            <text:p text:style-name="P18">止めた / 止めよう</text:p>
          </table:table-cell>
          <table:table-cell table:style-name="表15.C2" office:value-type="string">
            <text:p text:style-name="P20"/>
          </table:table-cell>
        </table:table-row>
        <table:table-row>
          <table:table-cell table:style-name="表15.A2" office:value-type="float" office:value="7">
            <text:p text:style-name="P19">7</text:p>
          </table:table-cell>
          <table:table-cell table:style-name="表15.B2" office:value-type="string">
            <text:p text:style-name="P18">始めた</text:p>
          </table:table-cell>
          <table:table-cell table:style-name="表15.C2" office:value-type="string">
            <text:list xml:id="list2318454633674681986" text:style-name="L47">
              <text:list-item>
                <text:p text:style-name="P63">１時半頃か、ギターの演奏を始める。昼の時間帯に行うのは、初めてか、２度目。以前、キーボードを、昼、夕方の２度、一日の中で行ったことがあるのを思い出す。</text:p>
              </text:list-item>
              <text:list-item>
                <text:p text:style-name="P63">ギター。「オープンD」のチューニングに変える。</text:p>
              </text:list-item>
            </text:list>
          </table:table-cell>
        </table:table-row>
        <table:table-row>
          <table:table-cell table:style-name="表15.A2" office:value-type="float" office:value="8">
            <text:p text:style-name="P21">8</text:p>
          </table:table-cell>
          <table:table-cell table:style-name="表15.B2" office:value-type="string">
            <text:p text:style-name="P18">気づいた</text:p>
          </table:table-cell>
          <table:table-cell table:style-name="表15.C2" office:value-type="string">
            <text:p text:style-name="P18"/>
          </table:table-cell>
        </table:table-row>
        <table:table-row>
          <table:table-cell table:style-name="表15.A2" office:value-type="float" office:value="9">
            <text:p text:style-name="P21">9</text:p>
          </table:table-cell>
          <table:table-cell table:style-name="表15.B2" office:value-type="string">
            <text:p text:style-name="P20">行った</text:p>
          </table:table-cell>
          <table:table-cell table:style-name="表15.C2" office:value-type="string">
            <text:p text:style-name="P18"/>
          </table:table-cell>
        </table:table-row>
        <table:table-row>
          <table:table-cell table:style-name="表15.A2" office:value-type="float" office:value="10">
            <text:p text:style-name="P21">10</text:p>
          </table:table-cell>
          <table:table-cell table:style-name="表15.B2" office:value-type="string">
            <text:p text:style-name="P20">その他</text:p>
          </table:table-cell>
          <table:table-cell table:style-name="表15.C2" office:value-type="string">
            <text:p text:style-name="P18"/>
          </table:table-cell>
        </table:table-row>
      </table:table>
      <text:p text:style-name="P11"/>
      <text:p text:style-name="P11">明日</text:p>
      <text:p text:style-name="P8"/>
      <text:p text:style-name="P11">明日の、その先</text:p>
      <text:p text:style-name="P8"/>
      <text:p text:style-name="P6">[/ XXX] 20200325_143345</text:p>
      <text:p text:style-name="P5"><text:soft-page-break/></text:p>
      <text:p text:style-name="P15"/>
      <text:p text:style-name="P5"/>
      <text:p text:style-name="P1">------------------------------------------------------------</text:p>
      <text:p text:style-name="P6">[XXX] 20200326_082051</text:p>
      <text:list xml:id="list4662044160297516440" text:style-name="L48">
        <text:list-item>
          <text:p text:style-name="P107">03/25 w</text:p>
        </text:list-item>
      </text:list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float" office:value="1">
            <text:p text:style-name="P19">1</text:p>
          </table:table-cell>
          <table:table-cell table:style-name="表16.B1" office:value-type="string">
            <text:p text:style-name="P18">天気</text:p>
          </table:table-cell>
          <table:table-cell table:style-name="表16.C1" office:value-type="string">
            <text:p text:style-name="P20">晴れ。</text:p>
          </table:table-cell>
        </table:table-row>
        <table:table-row>
          <table:table-cell table:style-name="表16.A2" office:value-type="float" office:value="2">
            <text:p text:style-name="P19">2</text:p>
          </table:table-cell>
          <table:table-cell table:style-name="表16.B2" office:value-type="string">
            <text:p text:style-name="P18">餌やり</text:p>
          </table:table-cell>
          <table:table-cell table:style-name="表16.C2" office:value-type="string">
            <text:list xml:id="list1469702820465382202" text:style-name="L49">
              <text:list-item>
                <text:p text:style-name="P64">ドン。来ない。</text:p>
              </text:list-item>
              <text:list-item>
                <text:p text:style-name="P64">リュウが来た。前回と同じく、擁壁の上の、プールの基盤に付けられている柵。そのすぐ内側に、座っている。</text:p>
                <text:list>
                  <text:list-item>
                    <text:p text:style-name="P64">私は、擁壁の上に這い上がる。ペーストの口を切り開ける。柵の網目の間に、ペーストの口を差し入れる。予め、口から幾分か、ペースト自体を押し出しておく。</text:p>
                  </text:list-item>
                  <text:list-item>
                    <text:p text:style-name="P64">以前は、そのように差し出すと、リュウは、「ハッ、ハッ」と息をしながら、ガッと齧り付き、そして顔をすぐに袋から戻した。今回は、食らいつく際に、急ぐ風ではない。</text:p>
                  </text:list-item>
                  <text:list-item>
                    <text:p text:style-name="P64">袋全体の、３分の１ぐらいを、その場ではあげる。</text:p>
                  </text:list-item>
                </text:list>
              </text:list-item>
              <text:list-item>
                <text:p text:style-name="P64">ミケ、クロは来る。擁壁に着くと、ミケだけがいる。フェンスに取り付けられている、仕切り用の、１枚のフェンス。基盤用のフェンスから、ニョキっと直角に飛び出している。この１枚フェンスの脇にいる。私が近づくと、そろそろと這い出てくる。不審に思う。目を移すと、上記のとおり、フェンスの内側に、リュウがいる。</text:p>
              </text:list-item>
              <text:list-item>
                <text:p text:style-name="P64"><text:soft-page-break/>クロは、ミケにペーストをあげたあと、南側に行った時に、やってきたか。</text:p>
              </text:list-item>
            </text:list>
          </table:table-cell>
        </table:table-row>
        <table:table-row>
          <table:table-cell table:style-name="表16.A2" office:value-type="float" office:value="3">
            <text:p text:style-name="P19">3</text:p>
          </table:table-cell>
          <table:table-cell table:style-name="表16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16.C2" office:value-type="string">
            <text:p text:style-name="P20"/>
          </table:table-cell>
        </table:table-row>
        <table:table-row>
          <table:table-cell table:style-name="表16.A2" office:value-type="float" office:value="4">
            <text:p text:style-name="P19">4</text:p>
          </table:table-cell>
          <table:table-cell table:style-name="表16.B2" office:value-type="string">
            <text:p text:style-name="P18">思ったこと</text:p>
          </table:table-cell>
          <table:table-cell table:style-name="表16.C2" office:value-type="string">
            <text:p text:style-name="P20"/>
          </table:table-cell>
        </table:table-row>
        <table:table-row>
          <table:table-cell table:style-name="表16.A2" office:value-type="float" office:value="5">
            <text:p text:style-name="P19">5</text:p>
          </table:table-cell>
          <table:table-cell table:style-name="表16.B2" office:value-type="string">
            <text:p text:style-name="P18">出来事</text:p>
          </table:table-cell>
          <table:table-cell table:style-name="表16.C2" office:value-type="string">
            <text:p text:style-name="P20"/>
          </table:table-cell>
        </table:table-row>
        <table:table-row>
          <table:table-cell table:style-name="表16.A2" office:value-type="float" office:value="6">
            <text:p text:style-name="P19">6</text:p>
          </table:table-cell>
          <table:table-cell table:style-name="表16.B2" office:value-type="string">
            <text:p text:style-name="P18">止めた / 止めよう</text:p>
          </table:table-cell>
          <table:table-cell table:style-name="表16.C2" office:value-type="string">
            <text:p text:style-name="P20"/>
          </table:table-cell>
        </table:table-row>
        <table:table-row>
          <table:table-cell table:style-name="表16.A2" office:value-type="float" office:value="7">
            <text:p text:style-name="P19">7</text:p>
          </table:table-cell>
          <table:table-cell table:style-name="表16.B2" office:value-type="string">
            <text:p text:style-name="P18">始めた</text:p>
          </table:table-cell>
          <table:table-cell table:style-name="表16.C2" office:value-type="string">
            <text:list xml:id="list3330779610135332920" text:style-name="L50">
              <text:list-item>
                <text:p text:style-name="P65">Cakeの入力。机の上に、ダンボールを置く。その上に、キーボードを載せる。そして、自分は立ったまま。こういう姿勢で、入力を続けた。</text:p>
              </text:list-item>
              <text:list-item>
                <text:p text:style-name="P65">風呂に入るとき、目を、塩水で洗った</text:p>
                <text:list>
                  <text:list-item>
                    <text:p text:style-name="P65">週に１度は、タオルに塩をつけての洗いをしようと、思い立った。その際に、塩洗いの前か、細川氏のビデオに出演されている、整体の先生、その人が、塩で、身体だけでなく、目も洗っている、と言っていたのを思い出す。そこで、この際に、やってみようと思い立つ。</text:p>
                  </text:list-item>
                  <text:list-item>
                    <text:p text:style-name="P65">ステップ：まず、塩を、カップからつまみ出す。左手だった。そして、右手の手のひらを上に向ける。いくぶん、ひらを凹ませる。そこへ、つまんだ塩を、載せる。次に、左手で、湯船からお湯を掬う。続いて、そのお湯を、右手のひらへ、流し落とす。右手のくぼみに、いまは用意された、塩とお湯。それらを、左の指で、混ぜ合わせる。塩を溶かす。</text:p>
                    <text:list>
                      <text:list-item>
                        <text:p text:style-name="P65">そして、右手は凹ませたまま、昨日は、右目を、開いたまま、顔を俯けて、そのくぼみに、浸<text:soft-page-break/>す。目は、開いたまま。</text:p>
                      </text:list-item>
                      <text:list-item>
                        <text:p text:style-name="P65">目を、塩水から出す。続いて、右目を濯ごうとした。しかし、そんなに沁みる、ではない。そこで、ゆすがず、そのままで、目洗いを終えた。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表16.A2" office:value-type="float" office:value="8">
            <text:p text:style-name="P21">8</text:p>
          </table:table-cell>
          <table:table-cell table:style-name="表16.B2" office:value-type="string">
            <text:p text:style-name="P18">気づいた</text:p>
          </table:table-cell>
          <table:table-cell table:style-name="表16.C2" office:value-type="string">
            <text:p text:style-name="P18"/>
          </table:table-cell>
        </table:table-row>
        <table:table-row>
          <table:table-cell table:style-name="表16.A2" office:value-type="float" office:value="9">
            <text:p text:style-name="P21">9</text:p>
          </table:table-cell>
          <table:table-cell table:style-name="表16.B2" office:value-type="string">
            <text:p text:style-name="P20">行った</text:p>
          </table:table-cell>
          <table:table-cell table:style-name="表16.C2" office:value-type="string">
            <text:list xml:id="list4299838981058843518" text:style-name="L51">
              <text:list-item>
                <text:p text:style-name="P66">CO2の調べ。行わなかった。</text:p>
              </text:list-item>
              <text:list-item>
                <text:p text:style-name="P66">楽器。夕方４時すぎ、ギター。夜に入って、６時半ぐらいから、サックス。</text:p>
                <text:list>
                  <text:list-item>
                    <text:p text:style-name="P66">サックス。メロディーは、吹かなかった。音出し。口の強さを、育みたい。</text:p>
                  </text:list-item>
                </text:list>
              </text:list-item>
            </text:list>
          </table:table-cell>
        </table:table-row>
        <table:table-row>
          <table:table-cell table:style-name="表16.A2" office:value-type="float" office:value="10">
            <text:p text:style-name="P21">10</text:p>
          </table:table-cell>
          <table:table-cell table:style-name="表16.B2" office:value-type="string">
            <text:p text:style-name="P20">その他</text:p>
          </table:table-cell>
          <table:table-cell table:style-name="表16.C2" office:value-type="string">
            <text:p text:style-name="P18"/>
          </table:table-cell>
        </table:table-row>
      </table:table>
      <text:p text:style-name="P11"/>
      <text:p text:style-name="P11">明日</text:p>
      <text:p text:style-name="P8"/>
      <text:p text:style-name="P11">明日の、その先</text:p>
      <text:p text:style-name="P8"/>
      <text:p text:style-name="P6">[/ XXX] 20200326_084022</text:p>
      <text:p text:style-name="P5"/>
      <text:p text:style-name="P15"/>
      <text:p text:style-name="P2"/>
      <text:p text:style-name="P1">------------------------------------------------------------</text:p>
      <text:p text:style-name="P6">[XXX] 20200331_154337</text:p>
      <text:list xml:id="list29693341" text:continue-list="list29690267" text:style-name="L35">
        <text:list-item>
          <text:p text:style-name="P106">03/30 m</text:p>
        </text:list-item>
      </text:list>
      <table:table table:name="表17" table:style-name="表17">
        <table:table-column table:style-name="表17.A"/>
        <table:table-column table:style-name="表17.B"/>
        <table:table-column table:style-name="表17.C"/>
        <table:table-row>
          <table:table-cell table:style-name="表17.A1" office:value-type="float" office:value="1">
            <text:p text:style-name="P19">1</text:p>
          </table:table-cell>
          <table:table-cell table:style-name="表17.B1" office:value-type="string">
            <text:p text:style-name="P18">天気</text:p>
          </table:table-cell>
          <table:table-cell table:style-name="表17.C1" office:value-type="string">
            <text:p text:style-name="P20">曇り。</text:p>
          </table:table-cell>
        </table:table-row>
        <table:table-row>
          <table:table-cell table:style-name="表17.A2" office:value-type="float" office:value="2">
            <text:p text:style-name="P19">2</text:p>
          </table:table-cell>
          <table:table-cell table:style-name="表17.B2" office:value-type="string">
            <text:p text:style-name="P18">餌やり</text:p>
          </table:table-cell>
          <table:table-cell table:style-name="表17.C2" office:value-type="string">
            <text:list xml:id="list841010204066527127" text:style-name="L52">
              <text:list-item>
                <text:p text:style-name="P67">ドン、来ない。リュウも来ない。</text:p>
              </text:list-item>
              <text:list-item>
                <text:p text:style-name="P67">ミケ、クロ。共に、来る。擁壁に行く途<text:soft-page-break/>中、階段の横あたりまで来た時点だったろうか。猫の鳴き声。初め、ドンかなと勘ぐる。２回目、聞こえたか。そして、ミケかな、と思い直し。</text:p>
              </text:list-item>
              <text:list-item>
                <text:p text:style-name="P67">ミケ。壁から、また抱え降ろす。一度、前足の根元を掴んでしまうと、ミケは、昨日は、身体を後ろ引く動作は、しなかった。以前は、後ろへ身体を引いて、掴んだ手から逃れようとしていた。と、いま思い返すと、観察する。</text:p>
              </text:list-item>
              <text:list-item>
                <text:p text:style-name="P67">クロ。ミケを腰さすり。そして、壁に抱え上げる。それから、クロの腰さすり。この順番が、定番。なので、ミケの相手をしている最中は、クロには、肘で軽くその身体をつついたりするぐらい。</text:p>
              </text:list-item>
            </text:list>
          </table:table-cell>
        </table:table-row>
        <table:table-row>
          <table:table-cell table:style-name="表17.A2" office:value-type="float" office:value="3">
            <text:p text:style-name="P19">3</text:p>
          </table:table-cell>
          <table:table-cell table:style-name="表17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17.C2" office:value-type="string">
            <text:list xml:id="list8016867576350186636" text:style-name="L53">
              <text:list-item>
                <text:p text:style-name="P68">腰がひどく痛い。</text:p>
              </text:list-item>
            </text:list>
          </table:table-cell>
        </table:table-row>
        <table:table-row>
          <table:table-cell table:style-name="表17.A2" office:value-type="float" office:value="4">
            <text:p text:style-name="P19">4</text:p>
          </table:table-cell>
          <table:table-cell table:style-name="表17.B2" office:value-type="string">
            <text:p text:style-name="P18">思ったこと</text:p>
          </table:table-cell>
          <table:table-cell table:style-name="表17.C2" office:value-type="string">
            <text:p text:style-name="P20"/>
          </table:table-cell>
        </table:table-row>
        <table:table-row>
          <table:table-cell table:style-name="表17.A2" office:value-type="float" office:value="5">
            <text:p text:style-name="P19">5</text:p>
          </table:table-cell>
          <table:table-cell table:style-name="表17.B2" office:value-type="string">
            <text:p text:style-name="P18">出来事</text:p>
          </table:table-cell>
          <table:table-cell table:style-name="表17.C2" office:value-type="string">
            <text:p text:style-name="P20"/>
          </table:table-cell>
        </table:table-row>
        <table:table-row>
          <table:table-cell table:style-name="表17.A2" office:value-type="float" office:value="6">
            <text:p text:style-name="P19">6</text:p>
          </table:table-cell>
          <table:table-cell table:style-name="表17.B2" office:value-type="string">
            <text:p text:style-name="P18">止めた / 止めよう</text:p>
          </table:table-cell>
          <table:table-cell table:style-name="表17.C2" office:value-type="string">
            <text:p text:style-name="P20"/>
          </table:table-cell>
        </table:table-row>
        <table:table-row>
          <table:table-cell table:style-name="表17.A2" office:value-type="float" office:value="7">
            <text:p text:style-name="P19">7</text:p>
          </table:table-cell>
          <table:table-cell table:style-name="表17.B2" office:value-type="string">
            <text:p text:style-name="P18">始めた</text:p>
          </table:table-cell>
          <table:table-cell table:style-name="表17.C2" office:value-type="string">
            <text:list xml:id="list6162885581508455121" text:style-name="L54">
              <text:list-item>
                <text:p text:style-name="P69">3/29のこと。寝る前に、またオナニーした。今回も、空想で。違いは、初めて、空想の中で、二人の女の子と、同時にまぐわった。３Ｐ。</text:p>
              </text:list-item>
              <text:list-item>
                <text:p text:style-name="P69">同じく、3/29。風呂で、陰茎の包皮。塩水で洗った。</text:p>
                <text:list>
                  <text:list-item>
                    <text:p text:style-name="P69">場所：先端部分。人差し指の幅、１本以内の幅。陰茎の「正中線」を仮定すると、その線の、やや左側。そこに、まず塩をそのまま、付着させる。そして、左手の指で、塩を広げるように、皮の表面を、摩擦する。</text:p>
                  </text:list-item>
                </text:list>
              </text:list-item>
              <text:list-item>
                <text:p text:style-name="P69"><text:soft-page-break/>3/29。風呂場で、目を、塩水で洗う。再び。濃度は、塩が溶けきる限り。厳密に、ではないが。</text:p>
              </text:list-item>
            </text:list>
          </table:table-cell>
        </table:table-row>
        <table:table-row>
          <table:table-cell table:style-name="表17.A2" office:value-type="float" office:value="8">
            <text:p text:style-name="P21">8</text:p>
          </table:table-cell>
          <table:table-cell table:style-name="表17.B2" office:value-type="string">
            <text:p text:style-name="P18">気づいた</text:p>
          </table:table-cell>
          <table:table-cell table:style-name="表17.C2" office:value-type="string">
            <text:p text:style-name="P18"/>
          </table:table-cell>
        </table:table-row>
        <table:table-row>
          <table:table-cell table:style-name="表17.A2" office:value-type="float" office:value="9">
            <text:p text:style-name="P21">9</text:p>
          </table:table-cell>
          <table:table-cell table:style-name="表17.B2" office:value-type="string">
            <text:p text:style-name="P20">行った</text:p>
          </table:table-cell>
          <table:table-cell table:style-name="表17.C2" office:value-type="string">
            <text:list xml:id="list7777564674919387206" text:style-name="L55">
              <text:list-item>
                <text:p text:style-name="P70">楽器。サックス。ギターの後に、練習。また、メロディーは吹かない。いや、最後、吹いた。口の周りの筋肉。それらが強まることが、目的。</text:p>
              </text:list-item>
            </text:list>
          </table:table-cell>
        </table:table-row>
        <table:table-row>
          <table:table-cell table:style-name="表17.A2" office:value-type="float" office:value="10">
            <text:p text:style-name="P21">10</text:p>
          </table:table-cell>
          <table:table-cell table:style-name="表17.B2" office:value-type="string">
            <text:p text:style-name="P20">その他</text:p>
          </table:table-cell>
          <table:table-cell table:style-name="表17.C2" office:value-type="string">
            <text:p text:style-name="P18"/>
          </table:table-cell>
        </table:table-row>
      </table:table>
      <text:p text:style-name="P11"/>
      <text:p text:style-name="P11">明日</text:p>
      <text:p text:style-name="P8"/>
      <text:p text:style-name="P11">明日の、その先</text:p>
      <text:p text:style-name="P8"/>
      <text:p text:style-name="P6">[/ XXX] 20200331_155926</text:p>
      <text:p text:style-name="P5"/>
      <text:p text:style-name="P15"/>
      <text:p text:style-name="P5"/>
      <text:p text:style-name="P1">------------------------------------------------------------</text:p>
      <text:p text:style-name="P6">[XXX] 20200411_081647</text:p>
      <text:list xml:id="list29693402" text:continue-list="list29693341" text:style-name="L35">
        <text:list-item>
          <text:p text:style-name="P106">04/10 f</text:p>
        </text:list-item>
      </text:list>
      <table:table table:name="表18" table:style-name="表18">
        <table:table-column table:style-name="表18.A"/>
        <table:table-column table:style-name="表18.B"/>
        <table:table-column table:style-name="表18.C"/>
        <table:table-row>
          <table:table-cell table:style-name="表18.A1" office:value-type="float" office:value="1">
            <text:p text:style-name="P19">1</text:p>
          </table:table-cell>
          <table:table-cell table:style-name="表18.B1" office:value-type="string">
            <text:p text:style-name="P18">天気</text:p>
          </table:table-cell>
          <table:table-cell table:style-name="表18.C1" office:value-type="string">
            <text:p text:style-name="P20">晴れ</text:p>
          </table:table-cell>
        </table:table-row>
        <table:table-row>
          <table:table-cell table:style-name="表18.A2" office:value-type="float" office:value="2">
            <text:p text:style-name="P19">2</text:p>
          </table:table-cell>
          <table:table-cell table:style-name="表18.B2" office:value-type="string">
            <text:p text:style-name="P18">餌やり</text:p>
          </table:table-cell>
          <table:table-cell table:style-name="表18.C2" office:value-type="string">
            <text:list xml:id="list8280836556526215111" text:style-name="L56">
              <text:list-item>
                <text:p text:style-name="P71">３匹とも来た。</text:p>
              </text:list-item>
              <text:list-item>
                <text:p text:style-name="P71">ドンは、小屋に着くと、体育館の柵から這い降りてきた。抱っこして、額を撫でる。ほどなく、身体をもぞもぞと動かす。降りたい、との合図。</text:p>
              </text:list-item>
              <text:list-item>
                <text:p text:style-name="P71">ミケとクロは、擁壁にはいない。南の踊り場（と仮称）に行く。角の、枯葉の<text:soft-page-break/>山に、２匹とも一緒にいる。私が柵に近づくと、こちらをすでに見ている。続いて、起き上がって、こちらへ寄ってくる。私は、擁壁へと歩き始める。</text:p>
              </text:list-item>
            </text:list>
          </table:table-cell>
        </table:table-row>
        <table:table-row>
          <table:table-cell table:style-name="表18.A2" office:value-type="float" office:value="3">
            <text:p text:style-name="P19">3</text:p>
          </table:table-cell>
          <table:table-cell table:style-name="表18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18.C2" office:value-type="string">
            <text:list xml:id="list6878411148864683834" text:style-name="L57">
              <text:list-item>
                <text:p text:style-name="P72">背中。ひどく痛い。</text:p>
              </text:list-item>
              <text:list-item>
                <text:p text:style-name="P72">今朝のことだが、起きた後の体操。前屈する。曲げている際も、気持ちいい。何が？腰が、気持ちいいか。</text:p>
              </text:list-item>
            </text:list>
          </table:table-cell>
        </table:table-row>
        <table:table-row>
          <table:table-cell table:style-name="表18.A2" office:value-type="float" office:value="4">
            <text:p text:style-name="P19">4</text:p>
          </table:table-cell>
          <table:table-cell table:style-name="表18.B2" office:value-type="string">
            <text:p text:style-name="P18">思ったこと</text:p>
          </table:table-cell>
          <table:table-cell table:style-name="表18.C2" office:value-type="string">
            <text:p text:style-name="P20"/>
          </table:table-cell>
        </table:table-row>
        <table:table-row>
          <table:table-cell table:style-name="表18.A2" office:value-type="float" office:value="14">
            <text:p text:style-name="P19">14</text:p>
          </table:table-cell>
          <table:table-cell table:style-name="表18.B2" office:value-type="string">
            <text:p text:style-name="P18">新しい</text:p>
          </table:table-cell>
          <table:table-cell table:style-name="表18.C2" office:value-type="string">
            <text:list xml:id="list2162617081213813337" text:style-name="L58">
              <text:list-item>
                <text:p text:style-name="P73">東和。今週は、仕事、なし。木曜の午後、２時頃。石井さんから電話。金曜の仕事の知らせ。しかし、その１０分後ぐらいか、「なくなった」との連絡。さらに、土曜も「仕事は薄い」。（追加の仕事が）出てくれば、連絡する、とのこと。</text:p>
              </text:list-item>
              <text:list-item>
                <text:p text:style-name="P73">買い物。卓上のライトを買ってきた。たまプラの、ケーズデンキにて。値段は３千円少し。</text:p>
                <text:list>
                  <text:list-item>
                    <text:p text:style-name="P73">初め、１種を選び取る。その品を出してもらうように頼もうと、カウンターへ歩き始める。</text:p>
                  </text:list-item>
                  <text:list-item>
                    <text:p text:style-name="P73">「在庫がないと言われたら？」という疑問が頭によぎる。面倒だな、と嫌悪しながら、しかし、売り場へ引き返す。他に、２種、選ぶ。すると、「それらも全て、なかったら？」との思念。もう１種、選ぼうと決意する。売り場を右手へ下る。一種、目に付く。値札の紙を見ると、「1000ルーメン」との記載。「これは！」と、意識が反応する。</text:p>
                  </text:list-item>
                </text:list>
              </text:list-item>
            </text:list>
          </table:table-cell>
        </table:table-row>
      </table:table>
      <text:p text:style-name="P11"/>
      <text:p text:style-name="P11">明日</text:p>
      <text:p text:style-name="P8"/>
      <text:p text:style-name="P11"><text:soft-page-break/>明日の、その先</text:p>
      <text:p text:style-name="P8"/>
      <text:p text:style-name="P6">[/ XXX] </text:p>
      <text:p text:style-name="P5"/>
      <text:p text:style-name="P15"/>
      <text:p text:style-name="P1">------------------------------------------------------------</text:p>
      <text:p text:style-name="P6">[XXX] 20200412_115745</text:p>
      <text:list xml:id="list3269344598186881159" text:style-name="L59">
        <text:list-item>
          <text:p text:style-name="P108">03/11 sa</text:p>
        </text:list-item>
      </text:list>
      <table:table table:name="表19" table:style-name="表19">
        <table:table-column table:style-name="表19.A"/>
        <table:table-column table:style-name="表19.B"/>
        <table:table-column table:style-name="表19.C"/>
        <table:table-row>
          <table:table-cell table:style-name="表19.A1" office:value-type="float" office:value="1">
            <text:p text:style-name="P19">1</text:p>
          </table:table-cell>
          <table:table-cell table:style-name="表19.B1" office:value-type="string">
            <text:p text:style-name="P18">天気</text:p>
          </table:table-cell>
          <table:table-cell table:style-name="表19.C1" office:value-type="string">
            <text:p text:style-name="P20">晴れ。夜から、雨。</text:p>
          </table:table-cell>
        </table:table-row>
        <table:table-row>
          <table:table-cell table:style-name="表19.A2" office:value-type="float" office:value="2">
            <text:p text:style-name="P19">2</text:p>
          </table:table-cell>
          <table:table-cell table:style-name="表19.B2" office:value-type="string">
            <text:p text:style-name="P18">餌やり</text:p>
          </table:table-cell>
          <table:table-cell table:style-name="表19.C2" office:value-type="string">
            <text:list xml:id="list3807578722486661590" text:style-name="L60">
              <text:list-item>
                <text:p text:style-name="P74">３匹とも来る。</text:p>
              </text:list-item>
              <text:list-item>
                <text:p text:style-name="P74">ドンは、待っていた。ミケたちのあとに戻ると。いなかった。</text:p>
              </text:list-item>
              <text:list-item>
                <text:p text:style-name="P74">ミケたち。踊り場へ行くと、やってきた。公園へ戻る。彼らは、柵からは出てこない。そのまま擁壁の前で待っていると、出てきてしまうかも知れない。そう怖れて、歩道より柵の部分へ近づく。２匹が近寄ってくる。ペーストを出して、柵の網目の間から、押し入れる。</text:p>
              </text:list-item>
              <text:list-item>
                <text:p text:style-name="P74">続いて、筒を使って、例によって、固形を注ぎ入れる。初めに、クロに上げる。しかし、筒を差し込むと、クロは離れて行った。筒の先端が、網目にあたって、音を立てた。その出来事に、警戒を出したか。</text:p>
              </text:list-item>
            </text:list>
          </table:table-cell>
        </table:table-row>
        <table:table-row>
          <table:table-cell table:style-name="表19.A2" office:value-type="float" office:value="3">
            <text:p text:style-name="P19">3</text:p>
          </table:table-cell>
          <table:table-cell table:style-name="表19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19.C2" office:value-type="string">
            <text:list xml:id="list1302236097670274376" text:style-name="L61">
              <text:list-item>
                <text:p text:style-name="P75">背中、痛い。</text:p>
              </text:list-item>
              <text:list-item>
                <text:p text:style-name="P75">朝の体操。股開きをすると、その後、背中が楽になる。</text:p>
              </text:list-item>
            </text:list>
          </table:table-cell>
        </table:table-row>
        <table:table-row>
          <table:table-cell table:style-name="表19.A2" office:value-type="float" office:value="7">
            <text:p text:style-name="P19">7</text:p>
          </table:table-cell>
          <table:table-cell table:style-name="表19.B2" office:value-type="string">
            <text:p text:style-name="P18">始めた<text:span text:style-name="T8"> / 初めて</text:span></text:p>
          </table:table-cell>
          <table:table-cell table:style-name="表19.C2" office:value-type="string">
            <text:list xml:id="list3302446519875520752" text:style-name="L62">
              <text:list-item>
                <text:p text:style-name="P76">今朝、洗面所。帽子とネックウォーマ。外すとき、これまでは、帽子と取って、<text:soft-page-break/>そしてウオーマを外していた。今朝は、２つを一度に取った。</text:p>
              </text:list-item>
              <text:list-item>
                <text:p text:style-name="P76">クラリネット。また、吹いた。</text:p>
              </text:list-item>
            </text:list>
          </table:table-cell>
        </table:table-row>
        <table:table-row>
          <table:table-cell table:style-name="表19.A2" office:value-type="float" office:value="5">
            <text:p text:style-name="P19">5</text:p>
          </table:table-cell>
          <table:table-cell table:style-name="表19.B2" office:value-type="string">
            <text:p text:style-name="P18">出来事</text:p>
          </table:table-cell>
          <table:table-cell table:style-name="表19.C2" office:value-type="string">
            <text:list xml:id="list3933557099443382870" text:style-name="L63">
              <text:list-item>
                <text:p text:style-name="P77">目薬。ヒアルロン酸のもの、昨日、１回だけ差したか。２回目か、差そうとして、目を上に向け、ボトルを押す。液が出てこない。なくなったことに気づいた。</text:p>
              </text:list-item>
            </text:list>
          </table:table-cell>
        </table:table-row>
        <table:table-row>
          <table:table-cell table:style-name="表19.A2" office:value-type="float" office:value="11">
            <text:p text:style-name="P19">11</text:p>
          </table:table-cell>
          <table:table-cell table:style-name="表19.B2" office:value-type="string">
            <text:p text:style-name="P18">やらず</text:p>
          </table:table-cell>
          <table:table-cell table:style-name="表19.C2" office:value-type="string">
            <text:list xml:id="list2496297717488257998" text:style-name="L64">
              <text:list-item>
                <text:p text:style-name="P78">キーボード、やらなかった。</text:p>
              </text:list-item>
            </text:list>
          </table:table-cell>
        </table:table-row>
        <table:table-row>
          <table:table-cell table:style-name="表19.A2" office:value-type="float" office:value="13">
            <text:p text:style-name="P19">13</text:p>
          </table:table-cell>
          <table:table-cell table:style-name="表19.B2" office:value-type="string">
            <text:p text:style-name="P18">やろう</text:p>
          </table:table-cell>
          <table:table-cell table:style-name="表19.C2" office:value-type="string">
            <text:list xml:id="list4234442347812186456" text:style-name="L65">
              <text:list-item>
                <text:p text:style-name="P79">クラリネット。ギターなんかと同じく、気に入ったメロディーを、掘っていこう。</text:p>
              </text:list-item>
            </text:list>
          </table:table-cell>
        </table:table-row>
      </table:table>
      <text:p text:style-name="P8"/>
      <text:p text:style-name="P6">[/ XXX] </text:p>
      <text:p text:style-name="P5"/>
      <text:p text:style-name="P15"/>
      <text:p text:style-name="P2"/>
      <text:p text:style-name="P1">------------------------------------------------------------</text:p>
      <text:p text:style-name="P6">[XXX] 20200413_124125</text:p>
      <text:list xml:id="list6860690287843578453" text:style-name="L66">
        <text:list-item>
          <text:p text:style-name="P109">04/13 sn</text:p>
        </text:list-item>
      </text:list>
      <table:table table:name="表20" table:style-name="表20">
        <table:table-column table:style-name="表20.A"/>
        <table:table-column table:style-name="表20.B"/>
        <table:table-column table:style-name="表20.C"/>
        <table:table-row>
          <table:table-cell table:style-name="表20.A1" office:value-type="float" office:value="1">
            <text:p text:style-name="P19">1</text:p>
          </table:table-cell>
          <table:table-cell table:style-name="表20.B1" office:value-type="string">
            <text:p text:style-name="P18">天気</text:p>
          </table:table-cell>
          <table:table-cell table:style-name="表20.C1" office:value-type="string">
            <text:p text:style-name="P20">晴れ。夜は雨。餌遣りに行く時、降り始めていた。</text:p>
          </table:table-cell>
        </table:table-row>
        <table:table-row>
          <table:table-cell table:style-name="表20.A2" office:value-type="float" office:value="2">
            <text:p text:style-name="P19">2</text:p>
          </table:table-cell>
          <table:table-cell table:style-name="表20.B2" office:value-type="string">
            <text:p text:style-name="P18">餌やり</text:p>
          </table:table-cell>
          <table:table-cell table:style-name="表20.C2" office:value-type="string">
            <text:list xml:id="list3476579284775606837" text:style-name="L67">
              <text:list-item>
                <text:p text:style-name="P80">ドンは来ない。</text:p>
              </text:list-item>
              <text:list-item>
                <text:p text:style-name="P80">ミケたち。柵に行く。舌を鳴らすと、西の方から、クロが駆けてくる。「ちょっと待ってな、」と声を掛ける。西の踊り場へ行く。そこにミケはいない。柵の中を見る。ミケがいる。クロも、来ている。再び公園へ戻る。</text:p>
              </text:list-item>
              <text:list-item>
                <text:p text:style-name="P80">クロは、柵の外、擁壁へ出てきてしま<text:soft-page-break/>う。地面へ降りてくる。しばらく、ゴロゴロの相手をする。</text:p>
              </text:list-item>
              <text:list-item>
                <text:p text:style-name="P80">ミケは、柵の内側に留まる。網目の間から、ペーストを絞り出して、入れる。</text:p>
              </text:list-item>
            </text:list>
          </table:table-cell>
        </table:table-row>
        <table:table-row>
          <table:table-cell table:style-name="表20.A2" office:value-type="float" office:value="3">
            <text:p text:style-name="P19">3</text:p>
          </table:table-cell>
          <table:table-cell table:style-name="表20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20.C2" office:value-type="string">
            <text:list xml:id="list6706771308285967120" text:style-name="L68">
              <text:list-item>
                <text:p text:style-name="P81">背中は痛い。</text:p>
              </text:list-item>
              <text:list-item>
                <text:p text:style-name="P81">目。今朝のこと。顔を洗うとき。普段は、一番目に水を顔にかけたあと、まぶたの内側を指先で洗う。拭うように、人差し指の先で、内側を拭う。</text:p>
                <text:list>
                  <text:list-item>
                    <text:p text:style-name="P81">すると、いつもだと、痒みが亢進する。</text:p>
                  </text:list-item>
                  <text:list-item>
                    <text:p text:style-name="P81">しかし今朝は、痒いのだけれど、追加の拭いをしたくて堪らないほど、ではない。追加はせずに、洗顔の先の過程へ進む。</text:p>
                  </text:list-item>
                </text:list>
              </text:list-item>
            </text:list>
          </table:table-cell>
        </table:table-row>
        <table:table-row>
          <table:table-cell table:style-name="表20.A2" office:value-type="float" office:value="4">
            <text:p text:style-name="P19">4</text:p>
          </table:table-cell>
          <table:table-cell table:style-name="表20.B2" office:value-type="string">
            <text:p text:style-name="P18">思ったこと</text:p>
          </table:table-cell>
          <table:table-cell table:style-name="表20.C2" office:value-type="string">
            <text:p text:style-name="P20"/>
          </table:table-cell>
        </table:table-row>
        <table:table-row>
          <table:table-cell table:style-name="表20.A2" office:value-type="float" office:value="5">
            <text:p text:style-name="P19">5</text:p>
          </table:table-cell>
          <table:table-cell table:style-name="表20.B2" office:value-type="string">
            <text:p text:style-name="P18">出来事</text:p>
          </table:table-cell>
          <table:table-cell table:style-name="表20.C2" office:value-type="string">
            <text:list xml:id="list7495541782005765996" text:style-name="L69">
              <text:list-item>
                <text:p text:style-name="P82">篠笛。届いた。昨日、午後の四時頃だったか。クラリネットを演奏していたら、外で車の物音。ベランダの向こうを見やる。トラックの荷台の覆いが、庭の樹木越しに見えている。階下へ向かう。</text:p>
              </text:list-item>
            </text:list>
          </table:table-cell>
        </table:table-row>
        <table:table-row>
          <table:table-cell table:style-name="表20.A2" office:value-type="float" office:value="11">
            <text:p text:style-name="P19">11</text:p>
          </table:table-cell>
          <table:table-cell table:style-name="表20.B2" office:value-type="string">
            <text:p text:style-name="P18">やらず</text:p>
          </table:table-cell>
          <table:table-cell table:style-name="表20.C2" office:value-type="string">
            <text:list xml:id="list3454875058595268653" text:style-name="L70">
              <text:list-item>
                <text:p text:style-name="P83">キーボード。やらず。</text:p>
              </text:list-item>
            </text:list>
          </table:table-cell>
        </table:table-row>
        <table:table-row>
          <table:table-cell table:style-name="表20.A2" office:value-type="float" office:value="6">
            <text:p text:style-name="P19">6</text:p>
          </table:table-cell>
          <table:table-cell table:style-name="表20.B2" office:value-type="string">
            <text:p text:style-name="P18">止めた / 止めよう</text:p>
          </table:table-cell>
          <table:table-cell table:style-name="表20.C2" office:value-type="string">
            <text:list xml:id="list5335633517351051397" text:style-name="L71">
              <text:list-item>
                <text:p text:style-name="P84">オナニーするとき、ビデオをずっと観ている。この時期は、厚着をしよう。薄着のまま、見続けるのを、やめよう。</text:p>
              </text:list-item>
            </text:list>
          </table:table-cell>
        </table:table-row>
        <table:table-row>
          <table:table-cell table:style-name="表20.A2" office:value-type="float" office:value="8">
            <text:p text:style-name="P21">8</text:p>
          </table:table-cell>
          <table:table-cell table:style-name="表20.B2" office:value-type="string">
            <text:p text:style-name="P18">気づいた</text:p>
          </table:table-cell>
          <table:table-cell table:style-name="表20.C2" office:value-type="string">
            <text:p text:style-name="P20"/>
          </table:table-cell>
        </table:table-row>
        <table:table-row>
          <table:table-cell table:style-name="表20.A2" office:value-type="float" office:value="14">
            <text:p text:style-name="P19">14</text:p>
          </table:table-cell>
          <table:table-cell table:style-name="表20.B2" office:value-type="string">
            <text:p text:style-name="P18">新しい</text:p>
          </table:table-cell>
          <table:table-cell table:style-name="表20.C2" office:value-type="string">
            <text:list xml:id="list3956810775339630890" text:style-name="L72">
              <text:list-item>
                <text:p text:style-name="P85">昨日。クラリネットから始まって、篠笛を挟んで、サックスまで、演奏を続けた。２時間ぐらい。しかし、終わったあと、頭は、疲れを感じない。例えば、コン打ちが終わったあとの、脳の疲労感。は、ない。</text:p>
              </text:list-item>
            </text:list>
          </table:table-cell>
        </table:table-row>
      </table:table>
      <text:p text:style-name="P8"><text:soft-page-break/></text:p>
      <text:p text:style-name="P6">[/ XXX] 20200413_125510</text:p>
      <text:p text:style-name="P5"/>
      <text:p text:style-name="P15"/>
      <text:p text:style-name="P5"/>
      <text:p text:style-name="P1">------------------------------------------------------------</text:p>
      <text:p text:style-name="P6">[XXX] 20200415_071750</text:p>
      <text:list xml:id="list6970709438451766479" text:style-name="L73">
        <text:list-item>
          <text:p text:style-name="P110">04/14 tu</text:p>
        </text:list-item>
      </text:list>
      <table:table table:name="表21" table:style-name="表21">
        <table:table-column table:style-name="表21.A"/>
        <table:table-column table:style-name="表21.B"/>
        <table:table-column table:style-name="表21.C"/>
        <table:table-row>
          <table:table-cell table:style-name="表21.A1" office:value-type="float" office:value="1">
            <text:p text:style-name="P19">1</text:p>
          </table:table-cell>
          <table:table-cell table:style-name="表21.B1" office:value-type="string">
            <text:p text:style-name="P18">天気</text:p>
          </table:table-cell>
          <table:table-cell table:style-name="表21.C1" office:value-type="string">
            <text:p text:style-name="P20">晴れ。夜も、降雨はなし。</text:p>
          </table:table-cell>
        </table:table-row>
        <table:table-row>
          <table:table-cell table:style-name="表21.A2" office:value-type="float" office:value="2">
            <text:p text:style-name="P19">2</text:p>
          </table:table-cell>
          <table:table-cell table:style-name="表21.B2" office:value-type="string">
            <text:p text:style-name="P18">餌やり</text:p>
          </table:table-cell>
          <table:table-cell table:style-name="表21.C2" office:value-type="string">
            <text:list xml:id="list6216365664886554919" text:style-name="L74">
              <text:list-item>
                <text:p text:style-name="P86">３匹とも。</text:p>
              </text:list-item>
              <text:list-item>
                <text:p text:style-name="P86">ドンは、小屋に着くと、体育館との境の柵から、這い出てくる。今回は、小屋に向かって、右側寄りの部分の柵から。普段は、向かって左寄りの部分から出てくる。</text:p>
              </text:list-item>
              <text:list-item>
                <text:p text:style-name="P86">ミケたち。ドンにエサをあげてる時、すでに、「ウォーー、ウォーー」というミケの鳴き声が聞こえる。ドンのエサをしつらえたあと、擁壁へと歩き出す。見ると、階段の脇の、擁壁の角に、影。クロ。そして、ミケも来ている。走って、いつもの位置へ走っていく。</text:p>
              </text:list-item>
              <text:list-item>
                <text:p text:style-name="P86">ミケを地面へ降ろす。先に、ミケの腰摩りを行う。ミケをまた擁壁へ上げる。ペーストをあげる。そして、クロのゴロゴロの相手をしようとする。すると、擁壁の、突き出しフェンスの手前に、猫の影。リュウが来たのかと初め見なす。しかし、さらに観察すると、それはドンだった！</text:p>
              </text:list-item>
              <text:list-item>
                <text:p text:style-name="P86">じつは、ミケの腰摩りをしているとき、「ニャァ」と、ドンの鳴き声が聞こえたきがした。階段の方を見やる。ドンの姿は見えない。それで、摩りを続けた。</text:p>
              </text:list-item>
              <text:list-item>
                <text:p text:style-name="P86">ドンはしかし、傍まで来ているが、それ以上は、<text:soft-page-break/>接近しない。他方、ミケも、食べるのを続けている。唸り声は、出さない。ドンヘ視線をやるのみ。</text:p>
              </text:list-item>
              <text:list-item>
                <text:p text:style-name="P86">ドンにも、ペーストを少し、絞り出して、あげる。ドンは食べる。それから、クロを地面に残して、ドンをその場所から、離れさせようと、私は、階段の方へ歩き出す。ドンは、私の動きに合わせて、擁壁の上を、戻り始める。</text:p>
              </text:list-item>
            </text:list>
          </table:table-cell>
        </table:table-row>
        <table:table-row>
          <table:table-cell table:style-name="表21.A2" office:value-type="float" office:value="3">
            <text:p text:style-name="P19">3</text:p>
          </table:table-cell>
          <table:table-cell table:style-name="表21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21.C2" office:value-type="string">
            <text:list xml:id="list4510834274684020329" text:style-name="L75">
              <text:list-item>
                <text:p text:style-name="P87">今朝の洗顔時。まぶたの中を、強迫的にこする、は、しなかった。</text:p>
              </text:list-item>
              <text:list-item>
                <text:p text:style-name="P87">昨日は、洗顔時、痒かった。強迫的に、こすった。</text:p>
              </text:list-item>
            </text:list>
          </table:table-cell>
        </table:table-row>
        <table:table-row>
          <table:table-cell table:style-name="表21.A2" office:value-type="float" office:value="11">
            <text:p text:style-name="P19">11</text:p>
          </table:table-cell>
          <table:table-cell table:style-name="表21.B2" office:value-type="string">
            <text:p text:style-name="P18">やらず</text:p>
          </table:table-cell>
          <table:table-cell table:style-name="表21.C2" office:value-type="string">
            <text:list xml:id="list4547218656387966532" text:style-name="L76">
              <text:list-item>
                <text:p text:style-name="P88">ムコスタ。目薬。朝は、射していない。忘れた。</text:p>
              </text:list-item>
              <text:list-item>
                <text:p text:style-name="P88">月曜のこと。夕食。こんにゃく他を入れた小鉢。作らなかった。</text:p>
              </text:list-item>
            </text:list>
          </table:table-cell>
        </table:table-row>
        <table:table-row>
          <table:table-cell table:style-name="表21.A2" office:value-type="float" office:value="14">
            <text:p text:style-name="P19">14</text:p>
          </table:table-cell>
          <table:table-cell table:style-name="表21.B2" office:value-type="string">
            <text:p text:style-name="P18">新しい</text:p>
          </table:table-cell>
          <table:table-cell table:style-name="表21.C2" office:value-type="string">
            <text:list xml:id="list3013327115272694890" text:style-name="L77">
              <text:list-item>
                <text:p text:style-name="P89">月曜のこと。夕食のあと、再び、mt4のプログラミング、行った。eaを編集。そして、再び実行した。</text:p>
              </text:list-item>
              <text:list-item>
                <text:p text:style-name="P89">月曜：夕食の鍋物。肉も取って、食べている。５日目ぐらい。</text:p>
              </text:list-item>
            </text:list>
          </table:table-cell>
        </table:table-row>
      </table:table>
      <text:p text:style-name="P8"/>
      <text:p text:style-name="P6">[/ XXX] 20200415_082050</text:p>
      <text:p text:style-name="P5"/>
      <text:p text:style-name="P15"/>
      <text:p text:style-name="P5"/>
      <text:p text:style-name="P1">------------------------------------------------------------</text:p>
      <text:p text:style-name="P6">[XXX] 20200418_084718</text:p>
      <text:list xml:id="list29671066" text:continue-list="list6970709438451766479" text:style-name="L73">
        <text:list-item>
          <text:p text:style-name="P110">04/17 f</text:p>
        </text:list-item>
      </text:list>
      <table:table table:name="表22" table:style-name="表22">
        <table:table-column table:style-name="表22.A"/>
        <table:table-column table:style-name="表22.B"/>
        <table:table-column table:style-name="表22.C"/>
        <table:table-row>
          <table:table-cell table:style-name="表22.A1" office:value-type="float" office:value="1">
            <text:p text:style-name="P19">1</text:p>
          </table:table-cell>
          <table:table-cell table:style-name="表22.B1" office:value-type="string">
            <text:p text:style-name="P18">天気</text:p>
          </table:table-cell>
          <table:table-cell table:style-name="表22.C1" office:value-type="string">
            <text:p text:style-name="P20">晴れ。夜、雨がパラつく。</text:p>
          </table:table-cell>
        </table:table-row>
        <table:table-row>
          <table:table-cell table:style-name="表22.A2" office:value-type="float" office:value="2">
            <text:p text:style-name="P19">2</text:p>
          </table:table-cell>
          <table:table-cell table:style-name="表22.B2" office:value-type="string">
            <text:p text:style-name="P18">餌やり</text:p>
          </table:table-cell>
          <table:table-cell table:style-name="表22.C2" office:value-type="string">
            <text:list xml:id="list655160491260523695" text:style-name="L78">
              <text:list-item>
                <text:p text:style-name="P90">ドンは来ない。</text:p>
              </text:list-item>
              <text:list-item>
                <text:p text:style-name="P90"><text:soft-page-break/>リュウが来た。たしか、ミケを再び擁壁へ上げた時に、擁壁の歩道側の角から、影がやってくる。黒っぽい。ドンかと思って、見続けていると、灯火の光があたって、リュウだと分かる。</text:p>
                <text:list>
                  <text:list-item>
                    <text:p text:style-name="P90">擁壁の渡りの距離の、半分ぐらいまでやって来る。その場で、座る。それ以上は、こちらへ来ない。ミケは、突き出しフェンスの手前にいる。クロは、地面に。</text:p>
                  </text:list-item>
                  <text:list-item>
                    <text:p text:style-name="P90">リュウに、ペーストをひと塊、上げる。その前に、固形をあげる。固形には、近づかない。</text:p>
                  </text:list-item>
                  <text:list-item>
                    <text:p text:style-name="P90">ミケにも、ペーストを上げる。リュウの方向を向いて、ミケは固形を食べる。</text:p>
                  </text:list-item>
                  <text:list-item>
                    <text:p text:style-name="P90">クロも、擁壁へ上げる。ミケの後ろ、突き出しの手前。クロにも、ペーストを上げる。</text:p>
                  </text:list-item>
                  <text:list-item>
                    <text:p text:style-name="P90">その後、クロは、突き出しの向こう側へ移る。私の手は、もう届かない。木の枝を探す。その先にペーストを載せて、クロにあげようと思う。傍らの樹木から垂れている枝に目を止める。そのを掴む。すると、クロは、フェンスの内側へ行ってしまった。</text:p>
                  </text:list-item>
                </text:list>
              </text:list-item>
            </text:list>
          </table:table-cell>
        </table:table-row>
        <table:table-row>
          <table:table-cell table:style-name="表22.A2" office:value-type="float" office:value="3">
            <text:p text:style-name="P19">3</text:p>
          </table:table-cell>
          <table:table-cell table:style-name="表22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22.C2" office:value-type="string">
            <text:list xml:id="list486852677516633286" text:style-name="L79">
              <text:list-item>
                <text:p text:style-name="P91">目を、入浴時に、<text:ruby text:style-name="Ru1"><text:ruby-base>塩水</text:ruby-base><text:ruby-text>しおみず</text:ruby-text></text:ruby>で洗う。昨夜は、やらなかった。前夜も、然り。</text:p>
              </text:list-item>
            </text:list>
          </table:table-cell>
        </table:table-row>
        <table:table-row>
          <table:table-cell table:style-name="表22.A2" office:value-type="float" office:value="4">
            <text:p text:style-name="P19">4</text:p>
          </table:table-cell>
          <table:table-cell table:style-name="表22.B2" office:value-type="string">
            <text:p text:style-name="P18">思ったこと</text:p>
          </table:table-cell>
          <table:table-cell table:style-name="表22.C2" office:value-type="string">
            <text:list xml:id="list8888028118782796725" text:style-name="L80">
              <text:list-item>
                <text:p text:style-name="P92">夜。頭の中で、空想上の会話を持つ。お母さんと。もしテレビを見ないと、周りの人達と、話が合わなくなるよ、と告げる。例えば、内川さんと。そして、寂しくなるよ、と続ける。それから、でも、俺は、寂しくなる方を選ぶ、と伝える。</text:p>
              </text:list-item>
            </text:list>
          </table:table-cell>
        </table:table-row>
        <table:table-row>
          <table:table-cell table:style-name="表22.A2" office:value-type="float" office:value="5">
            <text:p text:style-name="P19">5</text:p>
          </table:table-cell>
          <table:table-cell table:style-name="表22.B2" office:value-type="string">
            <text:p text:style-name="P18">出来事</text:p>
          </table:table-cell>
          <table:table-cell table:style-name="表22.C2" office:value-type="string">
            <text:list xml:id="list3328853987747640370" text:style-name="L81">
              <text:list-item>
                <text:p text:style-name="P93">東和。来週の希望を書いたメールを、定例として送る。夕方、中村さんから、電話。状況を知る。今日、土曜日は、現場があった。しかし、大雨の予報のために、中止になった。現場の閉鎖は、いま、始まり出している、とのこと。</text:p>
              </text:list-item>
            </text:list>
          </table:table-cell>
        </table:table-row>
        <table:table-row>
          <table:table-cell table:style-name="表22.A2" office:value-type="float" office:value="11">
            <text:p text:style-name="P19">11</text:p>
          </table:table-cell>
          <table:table-cell table:style-name="表22.B2" office:value-type="string">
            <text:p text:style-name="P18">やらず</text:p>
          </table:table-cell>
          <table:table-cell table:style-name="表22.C2" office:value-type="string">
            <text:list xml:id="list2989837744566013504" text:style-name="L82">
              <text:list-item>
                <text:p text:style-name="P94">韓国語学習のための、文章読み。<text:ruby text:style-name="Ru1"><text:ruby-base>昨日</text:ruby-base><text:ruby-text>きのう</text:ruby-text></text:ruby>は、やらなかった。</text:p>
              </text:list-item>
            </text:list>
          </table:table-cell>
        </table:table-row>
        <text:soft-page-break/>
        <table:table-row>
          <table:table-cell table:style-name="表22.A2" office:value-type="float" office:value="6">
            <text:p text:style-name="P19">6</text:p>
          </table:table-cell>
          <table:table-cell table:style-name="表22.B2" office:value-type="string">
            <text:p text:style-name="P18">止めた / 止めよう</text:p>
          </table:table-cell>
          <table:table-cell table:style-name="表22.C2" office:value-type="string">
            <text:p text:style-name="P20"/>
          </table:table-cell>
        </table:table-row>
        <table:table-row>
          <table:table-cell table:style-name="表22.A2" office:value-type="float" office:value="8">
            <text:p text:style-name="P21">8</text:p>
          </table:table-cell>
          <table:table-cell table:style-name="表22.B2" office:value-type="string">
            <text:p text:style-name="P18">気づいた</text:p>
          </table:table-cell>
          <table:table-cell table:style-name="表22.C2" office:value-type="string">
            <text:p text:style-name="P20"/>
          </table:table-cell>
        </table:table-row>
        <table:table-row>
          <table:table-cell table:style-name="表22.A2" office:value-type="float" office:value="14">
            <text:p text:style-name="P19">14</text:p>
          </table:table-cell>
          <table:table-cell table:style-name="表22.B2" office:value-type="string">
            <text:p text:style-name="P18">新しい</text:p>
          </table:table-cell>
          <table:table-cell table:style-name="表22.C2" office:value-type="string">
            <text:list xml:id="list1353357614068889839" text:style-name="L83">
              <text:list-item>
                <text:p text:style-name="P95">夜。楽器。篠笛をまず。それから、ギターを始める。２０分も弾いたか。何かに耐え難くなり、演奏を辞める。再び、篠笛を吹く。</text:p>
                <text:list>
                  <text:list-item>
                    <text:p text:style-name="P95">私が、ギターで、こういう曲を弾く。なるほど、美しい響きだ。しかし、それに、どんな意味があるのか？何か、自分の根源的なものを、置き去りにしていないか？</text:p>
                  </text:list-item>
                </text:list>
              </text:list-item>
              <text:list-item>
                <text:p text:style-name="P95">夜。キャン・ドゥではなく、駅前のダイソーへ向かう。餌遣りのあと。しかし、ダイソーは閉まっている。通り沿いのいなげやへ入る。ピーナツを買おうと意図する。しかし、買わなかった。クッキーなども、手には取った。しかし、買わず。</text:p>
              </text:list-item>
            </text:list>
          </table:table-cell>
        </table:table-row>
      </table:table>
      <text:p text:style-name="P8"/>
      <text:p text:style-name="P6">[/ XXX] 20200418_090500</text:p>
      <text:p text:style-name="P5"/>
      <text:p text:style-name="P15"/>
      <text:p text:style-name="P5"/>
      <text:p text:style-name="P1">------------------------------------------------------------</text:p>
      <text:p text:style-name="P6">[XXX] 20200522_095825</text:p>
      <text:p text:style-name="P7">먹이주기</text:p>
      <text:list xml:id="list8660974787165122868" text:style-name="L84">
        <text:list-item>
          <text:p text:style-name="P131"><text:span text:style-name="T10">돈 </text:span><text:span text:style-name="T6">~ / </text:span><text:span text:style-name="T10">류 </text:span><text:span text:style-name="T6">~ / 2 </text:span><text:span text:style-name="T10">마리 </text:span><text:span text:style-name="T6">+</text:span></text:p>
        </text:list-item>
      </text:list>
      <text:list xml:id="list7349899002337127091" text:style-name="L85">
        <text:list-item>
          <text:p text:style-name="P132">날씨</text:p>
        </text:list-item>
      </text:list>
      <text:list xml:id="list1197787656659827504" text:style-name="L86">
        <text:list-item>
          <text:p text:style-name="P133"><text:span text:style-name="T10">비는 나오지 않았다</text:span><text:span text:style-name="T6">.</text:span></text:p>
        </text:list-item>
      </text:list>
      <text:list xml:id="list5070691335347144477" text:style-name="L87">
        <text:list-item>
          <text:p text:style-name="P96">음악</text:p>
        </text:list-item>
      </text:list>
      <text:list xml:id="list4511848135294679478" text:style-name="L88">
        <text:list-item>
          <text:p text:style-name="P98"><text:span text:style-name="T10">키보드를 다시 연주했다</text:span><text:span text:style-name="T6">.</text:span></text:p>
        </text:list-item>
      </text:list>
      <text:list xml:id="list5545472360168851849" text:style-name="L89">
        <text:list-item>
          <text:p text:style-name="P97">나에게</text:p>
        </text:list-item>
      </text:list>
      <text:list xml:id="list2498137873072803121" text:style-name="L90">
        <text:list-item>
          <text:p text:style-name="P134"><text:soft-page-break/><text:span text:style-name="T10">노래를 보면서</text:span><text:span text:style-name="T6">, </text:span><text:span text:style-name="T10">노래를 만들자</text:span><text:span text:style-name="T6">. (cake=</text:span><text:a xlink:type="simple" xlink:href="http://benfranklin.chips.jp/cake_apps/Cake_IFM11/images/view/41364" text:style-name="Internet_20_link" text:visited-style-name="Visited_20_Internet_20_Link"><text:span text:style-name="T11">41364</text:span></text:a><text:span text:style-name="T6">)</text:span></text:p>
          <text:list>
            <text:list-item>
              <text:p text:style-name="P130"><text:span text:style-name="T10">나르시즘이 없어지는 것은 아니다</text:span><text:span text:style-name="T6">. </text:span><text:span text:style-name="T10">ナルシズムが、なくなるわけではない。</text:span></text:p>
            </text:list-item>
            <text:list-item>
              <text:p text:style-name="P130"><text:span text:style-name="T10">ナルシズムが出てきたら、「ああ、出てきたな」と、観察しよう。 나르시즘이 나오면 </text:span><text:span text:style-name="T6">"</text:span><text:span text:style-name="T10">아</text:span><text:span text:style-name="T6">, </text:span><text:span text:style-name="T10">나왔다</text:span><text:span text:style-name="T6">"</text:span><text:span text:style-name="T10">라고 관찰하자</text:span><text:span text:style-name="T6">.</text:span></text:p>
            </text:list-item>
          </text:list>
        </text:list-item>
        <text:list-item>
          <text:p text:style-name="P134"><text:span text:style-name="T6">FX</text:span><text:span text:style-name="T10">에 충당할 시간은 </text:span><text:span text:style-name="T6">30 </text:span><text:span text:style-name="T10">분으로 제한하자</text:span><text:span text:style-name="T6">. FX</text:span><text:span text:style-name="T10">に充てる時間は、３０分に制限しよう。</text:span><text:span text:style-name="T6">(cake=</text:span><text:a xlink:type="simple" xlink:href="http://benfranklin.chips.jp/cake_apps/Cake_IFM11/images/view/41331" text:style-name="Internet_20_link" text:visited-style-name="Visited_20_Internet_20_Link"><text:span text:style-name="T12">41331</text:span></text:a><text:span text:style-name="T6">)</text:span></text:p>
          <text:list>
            <text:list-item>
              <text:p text:style-name="P130"><text:span text:style-name="T10">다른 시간은</text:span><text:span text:style-name="T6">, </text:span><text:span text:style-name="T10">다른 활동에 충당하자</text:span><text:span text:style-name="T6">. </text:span><text:span text:style-name="T10">他の時間は、別の活動に充てよう。</text:span></text:p>
            </text:list-item>
            <text:list-item>
              <text:p text:style-name="P130"><text:span text:style-name="T10">他の活動とは、何ですか？ 다른 활동은 무엇입니까</text:span><text:span text:style-name="T6">?</text:span></text:p>
            </text:list-item>
            <text:list-item>
              <text:p text:style-name="P130"><text:span text:style-name="T10">音楽。そして、</text:span><text:span text:style-name="T6">CO</text:span><text:span text:style-name="T10">２固定化についての、調べ物。 음악</text:span><text:span text:style-name="T6">. </text:span><text:span text:style-name="T10">그리고 </text:span><text:span text:style-name="T6">CO2 </text:span><text:span text:style-name="T10">고정화에 대한</text:span><text:span text:style-name="T6">, </text:span><text:span text:style-name="T10">조사함</text:span><text:span text:style-name="T6">.</text:span></text:p>
            </text:list-item>
            <text:list-item>
              <text:p text:style-name="P99"><text:span text:style-name="T6">"</text:span><text:span text:style-name="T10">화학자가 된다</text:span><text:span text:style-name="T6">." </text:span><text:span text:style-name="T10">은 이제 그만하자</text:span><text:span text:style-name="T6">. "</text:span><text:span text:style-name="T10">발명가가 된다</text:span><text:span text:style-name="T6">." </text:span><text:span text:style-name="T10">도 말자</text:span><text:span text:style-name="T6">. "○○</text:span><text:span text:style-name="T10">가가 된다</text:span><text:span text:style-name="T6">." </text:span><text:span text:style-name="T10">은 이제 그만하자</text:span><text:span text:style-name="T6">. </text:span><text:span text:style-name="T10">「化学者になる」。は、もう、やめよう。「発明家になる」。も、やめよう。「○○家になる」。は、もう、やめよう。</text:span></text:p>
            </text:list-item>
          </text:list>
        </text:list-item>
        <text:list-item>
          <text:p text:style-name="P100">мысли.</text:p>
          <text:list>
            <text:list-item>
              <text:p text:style-name="P100">今年の夏は、扇風機を買おう。 Дава'йте ку'пим вентиля'тор э'тим ле'том.</text:p>
            </text:list-item>
          </text:list>
        </text:list-item>
        <text:list-item>
          <text:p text:style-name="P100">二氧化碳</text:p>
          <text:list>
            <text:list-item>
              <text:p text:style-name="P100">再读了一件网上文件。日本的政府关联的组织。该组织做一块实验。在日本的秋田县。／什么实验吗？／在地下存在的某种岩石。到这些岩石里，把二氧化碳气体注入去。／然后呢？／然后呀。在这些岩石附近存在地下水。CO2将溶入到这块地下水里。／可是，这些溶入了的CO2。是不是他们从地下水里，再到空气里奔出来？</text:p>
            </text:list-item>
          </text:list>
        </text:list-item>
      </text:list>
      <text:p text:style-name="P12"/>
      <text:p text:style-name="P6">[/ XXX] 20200522_103057</text:p>
      <text:p text:style-name="P5"/>
      <text:p text:style-name="P16"/>
      <text:p text:style-name="P6">[XXX] 20200522_190932</text:p>
      <text:list xml:id="list1744219809370009162" text:style-name="L91">
        <text:list-item>
          <text:p text:style-name="P115"><text:a xlink:type="simple" xlink:href="http://benfranklin.chips.jp/cake_apps/Cake_IFM11/images/view/38998" text:style-name="Internet_20_link" text:visited-style-name="Visited_20_Internet_20_Link">38998</text:a> </text:p>
          <text:list>
            <text:list-item>
              <text:p text:style-name="P115">PTSD에 대한 책을 읽자. 자신을 치료하자.</text:p>
            </text:list-item>
            <text:list-item>
              <text:p text:style-name="P115">지식: 이산화탄소</text:p>
              <text:list>
                <text:list-item>
                  <text:p text:style-name="P125">鉄で作った錯体。철으로 만든 배위화합물. / 이를 촉매「触媒로 사용하여, 액체용매「溶媒 속에서, 용매에 녹아있는「溶けている 이산화탄<text:soft-page-break/>소를 반응시킨다.</text:p>
                </text:list-item>
              </text:list>
            </text:list-item>
            <text:list-item>
              <text:p text:style-name="P125">자유 작문</text:p>
              <text:list>
                <text:list-item>
                  <text:p text:style-name="P125">이 길을 곧장「まっすぐ 가면 역에 도착합니까?</text:p>
                </text:list-item>
                <text:list-item>
                  <text:p text:style-name="P125">날씨는 서쪽에서 변한다라는 건 사실인가요?</text:p>
                </text:list-item>
                <text:list-item>
                  <text:p text:style-name="P125">백설탕은 몸에 나쁘다「悪い라는 건 사실인가요?</text:p>
                </text:list-item>
              </text:list>
            </text:list-item>
          </text:list>
        </text:list-item>
      </text:list>
      <text:p text:style-name="P9"/>
      <text:p text:style-name="P6">[/ XXX] 20200522_193248</text:p>
      <text:p text:style-name="P5"/>
      <text:p text:style-name="P14"/>
      <text:p text:style-name="P6">[XXX] </text:p>
      <text:list xml:id="list209030287182397720" text:style-name="L92">
        <text:list-item>
          <text:p text:style-name="P116">먹이주기</text:p>
          <text:list>
            <text:list-item>
              <text:p text:style-name="P116">돈 ~ / 류 ~ / 2 마리 +</text:p>
            </text:list-item>
            <text:list-item>
              <text:p text:style-name="P116">크로는 땅에 내려 오지 않았다. 옹벽 위에 머물고있다. 앞발을 잡으려고 시도하면 뒤로 도망 간다. クロは、地面に降りてこなかった。擁壁の上に留まっている。前足を掴もうとすると、後ろへ逃げる。</text:p>
            </text:list-item>
          </text:list>
        </text:list-item>
        <text:list-item>
          <text:p text:style-name="P116">신체</text:p>
          <text:list>
            <text:list-item>
              <text:p text:style-name="P116">배가 아픈 것은 상당히 낮아졌다. お腹が痛いのは、随分、低くなった。</text:p>
            </text:list-item>
            <text:list-item>
              <text:p text:style-name="P116">항문 주위의 저린 감. 계속되고있다. 肛門の周りの、痺れる感覚。続いている。</text:p>
            </text:list-item>
          </text:list>
        </text:list-item>
        <text:list-item>
          <text:p text:style-name="P116">음악</text:p>
          <text:list>
            <text:list-item>
              <text:p text:style-name="P128"><text:span text:style-name="T3">키보드. 연주, 계속하고 있어요. <text:s/>/ やり方は、変えました。방식은 바꾸었습니다. / これまでは、１時間、あるいは、１時間半。時間を、まとめて充</text:span><text:soft-page-break/><text:span text:style-name="T3">てていました。지금까지는 1 시간 또는 1 시간 반. 시간을 한꺼번에 충당했었습니다. / 昨日は、違いました。어제는 달랐습니다. / 一回に、２０分から４０分ぐらいを、充てました。それらのセッションを、数回、行いました。한 번에 20 분정도부터 40 분 정도를 할애했습니다. 그런 세션을 여러 번 실행했어요.</text:span></text:p>
            </text:list-item>
          </text:list>
        </text:list-item>
        <text:list-item>
          <text:p text:style-name="P116">자유작문</text:p>
          <text:list>
            <text:list-item>
              <text:p text:style-name="P128"><text:span text:style-name="T3">目薬を使ってますか？안약을 사용하고 있어요? / はい。冬には、毎年、使います。예. 겨울에는 매년 사용합니다. / 왜 입니까? == 왜 인가하면,날씨가 추워</text:span><text:span text:style-name="T4">「寒く</text:span><text:span text:style-name="T3"> 되면, <text:s/>눈이 가려워서</text:span><text:span text:style-name="T4">「痒く</text:span><text:span text:style-name="T3">되기 때문이에요. 견딜 수 없을</text:span><text:span text:style-name="T4">「耐えられない</text:span><text:span text:style-name="T3"> 정도로 이에요.</text:span></text:p>
            </text:list-item>
          </text:list>
        </text:list-item>
      </text:list>
      <text:p text:style-name="P9"/>
      <text:p text:style-name="P6">[/ XXX] 20200523_144205</text:p>
      <text:p text:style-name="P5"/>
      <text:p text:style-name="P14"/>
      <text:p text:style-name="P6">[XXX] </text:p>
      <text:list xml:id="list1819028951132933290" text:style-name="L93">
        <text:list-item>
          <text:p text:style-name="P117">먹이주기</text:p>
          <text:list>
            <text:list-item>
              <text:p text:style-name="P117">돈 ~ / 류 ~ / 2 마리 +</text:p>
            </text:list-item>
            <text:list-item>
              <text:p text:style-name="P117">初め、クロだけが、擁壁にいる。今回は、自分から降りてくる。ゴロゴロをしばらく行う。じきに、ミケが、「ニャア」と鳴きながら、出てくる。처음 크로 만, 옹벽 위에 있다. 이번에는 자신으로부터 내려 온다. 데굴 데굴을 잠시 한다. 곧, 미케가 "야옹"라고 울면서, 나온다.</text:p>
            </text:list-item>
            <text:list-item>
              <text:p text:style-name="P117">미케의 허리<text:span text:style-name="T8">「腰</text:span> 갈아함<text:span text:style-name="T8">「摩り</text:span>. 최근에는 허리를 갈아하고 있을 때 미케는 <text:soft-page-break/>도단처럼 바닥<text:span text:style-name="T8">「地面</text:span>에 누워는<text:span text:style-name="T8">「横たわる</text:span> 것이 있다.</text:p>
            </text:list-item>
          </text:list>
        </text:list-item>
        <text:list-item>
          <text:p text:style-name="P117">신체</text:p>
          <text:list>
            <text:list-item>
              <text:p text:style-name="P117">위<text:span text:style-name="T8">「胃</text:span>의 통증<text:span text:style-name="T8">「痛み</text:span>은 없어졌다.</text:p>
            </text:list-item>
            <text:list-item>
              <text:p text:style-name="P117">膝の脱力感。今朝は、まだある。起きた直後は、感じない。飲み物を持ってくる頃、感じ始める。무릎의 약점감. 오늘 아침은 아직 있다. 일어난 직후에는 느끼지 않는다. 그러나, 않지만, 음료를 가져올 때 느낌 시작한다.</text:p>
            </text:list-item>
          </text:list>
        </text:list-item>
        <text:list-item>
          <text:p text:style-name="P117">자유작문</text:p>
          <text:list>
            <text:list-item>
              <text:p text:style-name="P117">동물의 털<text:span text:style-name="T8">「毛</text:span>과 사람의 머리카락<text:span text:style-name="T8">「髪の毛</text:span>. 서로<text:span text:style-name="T8">「互いに</text:span> 어떻게 다를까<text:span text:style-name="T8">「違うか</text:span>?</text:p>
            </text:list-item>
            <text:list-item>
              <text:p text:style-name="P117">내 위<text:span text:style-name="T8">「胃</text:span>가 아프게<text:span text:style-name="T8">「痛く</text:span> 된 원인은 무엇일까?</text:p>
            </text:list-item>
            <text:list-item>
              <text:p text:style-name="P117">나는 자주<text:span text:style-name="T8">「頻繁に</text:span> 화장실에 가고 있습니다. / 화장실에 뭐하러<text:span text:style-name="T8">「何をしに</text:span> 갑니까? / 배변<text:span text:style-name="T8">「排便</text:span>하기 위해 갑니다.</text:p>
            </text:list-item>
            <text:list-item>
              <text:p text:style-name="P117">오늘 아침 다시 새들이 집의 주변<text:span text:style-name="T8">「周辺</text:span>에서 울고<text:span text:style-name="T8">「鳴いて</text:span> 있어요.</text:p>
            </text:list-item>
          </text:list>
        </text:list-item>
        <text:list-item>
          <text:p text:style-name="P117">自由写文</text:p>
          <text:list>
            <text:list-item>
              <text:p text:style-name="P117">为什么您喜欢器乐吗？您喜欢歌曲吗？／ 我不喜欢歌曲。／ 为什么？／ 歌曲呀，我根本不喜欢诗歌。／ 为何？／ 诗歌误导人心。／ 什么意思？／ 比如说，假设一位有发达障碍的孩子。诗人作诗。为这个孩子感到难过呀，同情呀。常常说“哦，我鼓励你喔！” ／ 这些发言，很普通的行为，是不是？大家都做那样吧。／ 是。但是呢，这个孩子需要训练。</text:p>
            </text:list-item>
            <text:list-item>
              <text:p text:style-name="P117"><text:soft-page-break/>我觉得。语言呀，到核心的道路，语言把它却阻碍。</text:p>
            </text:list-item>
          </text:list>
        </text:list-item>
        <text:list-item>
          <text:p text:style-name="P117">свободное написание</text:p>
          <text:list>
            <text:list-item>
              <text:p text:style-name="P117">раз[once в ме'сяц[month я хожу'[go к стомато'логу[dentist.</text:p>
            </text:list-item>
            <text:list-item>
              <text:p text:style-name="P117">Я не вожу[drive машину[car.</text:p>
            </text:list-item>
            <text:list-item>
              <text:p text:style-name="P117">Я ем еду'[meal два раза в день.</text:p>
            </text:list-item>
            <text:list-item>
              <text:p text:style-name="P117">когда я пишу'[write предложе'ния[sentences, я испо'льзую[use ле'вую[left ру'ку[hand.</text:p>
            </text:list-item>
          </text:list>
        </text:list-item>
      </text:list>
      <text:p text:style-name="P9"/>
      <text:p text:style-name="P6">[/ XXX] 20200524_105140</text:p>
      <text:p text:style-name="P5"/>
      <text:p text:style-name="P14"/>
      <text:p text:style-name="P6">[XXX] 20200524_170017</text:p>
      <text:list xml:id="list1875272434928199753" text:style-name="L94">
        <text:list-item>
          <text:p text:style-name="P118">생각할 것</text:p>
          <text:list>
            <text:list-item>
              <text:p text:style-name="P118">지금까지 만들진 것을 자신 안에 도입하고, 도입 한 것을 사용하고, 요구 된 것을 만든다. ==&gt; 나에게는 무리이에요.</text:p>
            </text:list-item>
            <text:list-item>
              <text:p text:style-name="P129"><text:span text:style-name="T3">지금 이제 있는 것을 더욱</text:span><text:span text:style-name="T4">「より</text:span><text:span text:style-name="T3"> 효율적</text:span><text:span text:style-name="T4">「効率的</text:span><text:span text:style-name="T3">으로 회전</text:span><text:span text:style-name="T4">「回転</text:span><text:span text:style-name="T3">시킴. 왠지</text:span><text:span text:style-name="T4">「なんだか</text:span><text:span text:style-name="T3">, 피곤 버리는</text:span><text:span text:style-name="T4">「疲れてしまう</text:span><text:span text:style-name="T3">거야</text:span><text:span text:style-name="T4">「んだよ</text:span><text:span text:style-name="T3">. 내가 더 그것에 힘을 더하는</text:span><text:span text:style-name="T4">「加える</text:span><text:span text:style-name="T3"> 의미는 뭣입니까?</text:span></text:p>
            </text:list-item>
            <text:list-item>
              <text:p text:style-name="P129"><text:span text:style-name="T3">차라리</text:span><text:span text:style-name="T4">「いっそのこと</text:span><text:span text:style-name="T3"> 죽은</text:span><text:span text:style-name="T4">「死んだ</text:span><text:span text:style-name="T3"> 쪽이</text:span><text:span text:style-name="T4">「方が</text:span><text:span text:style-name="T3"> 좋을까?</text:span></text:p>
            </text:list-item>
            <text:list-item>
              <text:p text:style-name="P129"><text:span text:style-name="T3">죽는다면</text:span><text:span text:style-name="T4">「死ぬのなら</text:span><text:span text:style-name="T3">, 그 전에 해버리고</text:span><text:span text:style-name="T4">「やってみる</text:span><text:span text:style-name="T3"> 싶은 건 있을까요?</text:span></text:p>
            </text:list-item>
            <text:list-item>
              <text:p text:style-name="P129"><text:span text:style-name="T3">시작하고 아직</text:span><text:span text:style-name="T4">「まだ</text:span><text:span text:style-name="T3"> 끝내지</text:span><text:span text:style-name="T4">「終えて</text:span><text:span text:style-name="T3"> 않은</text:span><text:span text:style-name="T4">「いない</text:span><text:span text:style-name="T3"> 건 있을까요?</text:span></text:p>
            </text:list-item>
          </text:list>
        </text:list-item>
      </text:list>
      <text:p text:style-name="P9"/>
      <text:p text:style-name="P6">[/ XXX] 20200524_172018</text:p>
      <text:p text:style-name="P5"><text:soft-page-break/></text:p>
      <text:p text:style-name="P14"/>
      <text:p text:style-name="P6">[XXX] 20200525_140116</text:p>
      <text:list xml:id="list307793555722675158" text:style-name="L95">
        <text:list-item>
          <text:p text:style-name="P120">먹이주기</text:p>
          <text:list>
            <text:list-item>
              <text:p text:style-name="P120">돈 ~ / 류 ~ / 2 마리 +</text:p>
            </text:list-item>
            <text:list-item>
              <text:p text:style-name="P120">크로는 다시 자신에서 옹벽에 돌아<text:span text:style-name="T8">「戻って</text:span> 간다.</text:p>
            </text:list-item>
            <text:list-item>
              <text:p text:style-name="P120">두 마리 모두 고체음식은 별로<text:span text:style-name="T8">「あまり</text:span> 먹지 않는다.</text:p>
            </text:list-item>
          </text:list>
        </text:list-item>
        <text:list-item>
          <text:p text:style-name="P120">식사</text:p>
          <text:list>
            <text:list-item>
              <text:p text:style-name="P120">점심은 오후 2시경에 먹었다.</text:p>
            </text:list-item>
          </text:list>
        </text:list-item>
        <text:list-item>
          <text:p text:style-name="P120">신체</text:p>
          <text:list>
            <text:list-item>
              <text:p text:style-name="P120">항문<text:span text:style-name="T8">「肛門</text:span> 주변의 약점감<text:span text:style-name="T8">「脱力感</text:span>. 아직 있어.</text:p>
            </text:list-item>
          </text:list>
        </text:list-item>
        <text:list-item>
          <text:p text:style-name="P120">기타</text:p>
          <text:list>
            <text:list-item>
              <text:p text:style-name="P120">어제는 목욕<text:span text:style-name="T8">「風呂</text:span>후, 방으로<text:span text:style-name="T8">「部屋に</text:span> 돌아온<text:span text:style-name="T8">「戻った</text:span> 후에도 키보드를 연주했다. 몇 곡을<text:span text:style-name="T8">「いくつかの曲を</text:span> 녹화<text:span text:style-name="T8">「録画</text:span>했다.</text:p>
            </text:list-item>
          </text:list>
        </text:list-item>
      </text:list>
      <text:p text:style-name="P10"/>
      <text:p text:style-name="P6">[/ XXX] 20200525_141902</text:p>
      <text:p text:style-name="P5"/>
      <text:p text:style-name="P14"/>
      <text:p text:style-name="P6">[XXX] </text:p>
      <text:list xml:id="list5173550534191042918" text:style-name="L96">
        <text:list-item>
          <text:p text:style-name="P121">먹이주기</text:p>
          <text:list>
            <text:list-item>
              <text:p text:style-name="P121">돈 ~ / 류 ~ / 2 마리 +</text:p>
            </text:list-item>
            <text:list-item>
              <text:p text:style-name="P121">크로. 다시, 마찬가지로, 자신으로 옹벽 위에 돌아 갔다.</text:p>
            </text:list-item>
          </text:list>
        </text:list-item>
        <text:list-item>
          <text:p text:style-name="P121">식사</text:p>
          <text:list>
            <text:list-item>
              <text:p text:style-name="P121">점심은 다시 오후에서 먹었다. 전날과는 달리, 어제는 2시 좀 전에 먹었다.</text:p>
            </text:list-item>
          </text:list>
        </text:list-item>
        <text:list-item>
          <text:p text:style-name="P121">활동</text:p>
          <text:list>
            <text:list-item>
              <text:p text:style-name="P121">어제는 오랜만에 물리학 분야의 사항을 조사했다. </text:p>
              <text:list>
                <text:list-item>
                  <text:p text:style-name="P121">"eman" 씨의 웹 사이트. 주제는 상대성 이론. 메모를 하면서, 기사를 읽어했다.</text:p>
                </text:list-item>
              </text:list>
            </text:list-item>
          </text:list>
        </text:list-item>
        <text:list-item>
          <text:p text:style-name="P121">신체</text:p>
          <text:list>
            <text:list-item>
              <text:p text:style-name="P121">항문<text:span text:style-name="T8">「肛門</text:span> 주변의 약점감: 전날과 변하지 않고<text:span text:style-name="T8">「変わらず</text:span>, 계속되고 있<text:soft-page-break/>어. </text:p>
            </text:list-item>
            <text:list-item>
              <text:p text:style-name="P121">다만<text:span text:style-name="T8">「ただ、</text:span>, 약점감을 느끼고있는 부분의 안쪽<text:span text:style-name="T8">「内側</text:span>으로,　깊은<text:span text:style-name="T8">「深い</text:span> 곳에서, 뭔가<text:span text:style-name="T8">「何かしら</text:span> 딱딱한<text:span text:style-name="T8">「硬い</text:span> 것을 느낀다.</text:p>
            </text:list-item>
          </text:list>
        </text:list-item>
        <text:list-item>
          <text:p text:style-name="P121">음악</text:p>
          <text:list>
            <text:list-item>
              <text:p text:style-name="P121">변하지 않고, 짧은<text:span text:style-name="T8">「短い</text:span> 세션을 몇 번 시행<text:span text:style-name="T8">「実行</text:span>했다.</text:p>
            </text:list-item>
          </text:list>
        </text:list-item>
        <text:list-item>
          <text:p text:style-name="P121">기타</text:p>
          <text:list>
            <text:list-item>
              <text:p text:style-name="P121">자기<text:span text:style-name="T8">「寝る</text:span> 직전<text:span text:style-name="T8">「直前</text:span>에 기독교의 성경을 읽고있다.</text:p>
              <text:list>
                <text:list-item>
                  <text:p text:style-name="P121">어젯밤은 마태 복음서<text:span text:style-name="T8">「福音書</text:span>. 가라지<text:span text:style-name="T8">「毒麦</text:span>의 비유<text:span text:style-name="T8">「例え</text:span>. 빵<text:span text:style-name="T8">「パン과 물고기「魚</text:span>을 나누는<text:span text:style-name="T8">「分ける</text:span> 이야기.</text:p>
                </text:list-item>
              </text:list>
            </text:list-item>
          </text:list>
        </text:list-item>
      </text:list>
      <text:p text:style-name="P10"/>
      <text:p text:style-name="P6">[/ XXX] 20200526_104854</text:p>
      <text:p text:style-name="P5"/>
      <text:p text:style-name="P14"/>
      <text:p text:style-name="P6">[XXX] 20200527_081529</text:p>
      <text:p text:style-name="P10">myself / Korean / orig / </text:p>
      <text:p text:style-name="P10"/>
      <text:list xml:id="list7333045193494682656" text:style-name="L97">
        <text:list-item>
          <text:p text:style-name="P122">먹이주기</text:p>
          <text:list>
            <text:list-item>
              <text:p text:style-name="P122">돈 ~ / 류 ~ / 2 마리 +</text:p>
            </text:list-item>
            <text:list-item>
              <text:p text:style-name="P122">미케는 어젯밤 자신으로 땅에 거짓말했다.</text:p>
            </text:list-item>
          </text:list>
        </text:list-item>
        <text:list-item>
          <text:p text:style-name="P122">식사</text:p>
          <text:list>
            <text:list-item>
              <text:p text:style-name="P122">다시 점심은 오후 2시경 먹었다.</text:p>
            </text:list-item>
            <text:list-item>
              <text:p text:style-name="P122">그 때, 단품물<text:span text:style-name="T8">「単品物</text:span>도 했다.</text:p>
            </text:list-item>
            <text:list-item>
              <text:p text:style-name="P122">건빵<text:span text:style-name="T8">「カンパン</text:span>은 먹지 않는다. 초콜릿도.</text:p>
            </text:list-item>
            <text:list-item>
              <text:p text:style-name="P122">초콜릿도는 구입도 하지 않는다.</text:p>
            </text:list-item>
            <text:list-item>
              <text:p text:style-name="P122">어젯밤, 공원에 갈 전에 이나개야 슈퍼에 갔다. 저기에서, 초콜릿을 팔고 있지만, 사지 않았다.</text:p>
            </text:list-item>
          </text:list>
        </text:list-item>
        <text:list-item>
          <text:p text:style-name="P122">신체</text:p>
          <text:list>
            <text:list-item>
              <text:p text:style-name="P122">항문 주변. 약점감 → 약간 아직 있어. 전날과 비교하면, 변하고 있어.</text:p>
            </text:list-item>
          </text:list>
        </text:list-item>
      </text:list>
      <text:p text:style-name="P9"/>
      <text:p text:style-name="P6">[/ XXX] 20200527_083952</text:p>
      <text:p text:style-name="P5"/>
      <text:p text:style-name="P14"/>
      <text:p text:style-name="P6"><text:soft-page-break/>[XXX] </text:p>
      <text:p text:style-name="P10">myself / Korean / orig / 20200527_182434</text:p>
      <text:p text:style-name="P10"/>
      <text:list xml:id="list6539707259197363528" text:style-name="L98">
        <text:list-item>
          <text:p text:style-name="P123">오늘 한 일</text:p>
          <text:list>
            <text:list-item>
              <text:p text:style-name="P123">산스크리트어를 공부했다. 어제 시작했다. / 어떻게 공부하고 있어요? – 글<text:span text:style-name="T8">「文章</text:span>을 읽고 있습니다. / 어떤<text:span text:style-name="T8">「どんな</text:span> 글입니까? – 리그베다 입니다.<text:span text:style-name="T8"> / <text:s/>상당히 어려운 글을 읽고 있군요. – 그렇지도 아니고, 누구는 와우, 굉장하다. 그런 일이 쓰여져 있습니다. 지금 읽고있는 부분에서은.</text:span></text:p>
            </text:list-item>
          </text:list>
        </text:list-item>
        <text:list-item>
          <text:p text:style-name="P123">일상 회화.</text:p>
          <text:list>
            <text:list-item>
              <text:p text:style-name="P126">お名前は、なんとおっしゃいますか？이름은 뭐라고 말씀 하시겠습니까?</text:p>
            </text:list-item>
            <text:list-item>
              <text:p text:style-name="P126">何年生ですか？몇 학년입니까?</text:p>
            </text:list-item>
            <text:list-item>
              <text:p text:style-name="P126">学校は、どうですか？학교는 어떻습니까? 지루함「退屈을 느끼나요? 바쁜가요「忙しいですか?</text:p>
            </text:list-item>
          </text:list>
        </text:list-item>
      </text:list>
      <text:p text:style-name="P9"/>
      <text:p text:style-name="P6">[/ XXX] 20200527_183950</text:p>
      <text:p text:style-name="P5"/>
      <text:p text:style-name="P14"/>
      <text:p text:style-name="P5"/>
      <text:p text:style-name="P6">[XXX] </text:p>
      <text:p text:style-name="P10">myself / Korean / orig / 20200528_091131</text:p>
      <text:p text:style-name="P10"/>
      <text:list xml:id="list4888447403130727965" text:style-name="L99">
        <text:list-item>
          <text:p text:style-name="P124">먹이주기</text:p>
          <text:list>
            <text:list-item>
              <text:p text:style-name="P124">돈 ~ / 류 ~ / 2 마리 +</text:p>
            </text:list-item>
            <text:list-item>
              <text:p text:style-name="P124">미케는 오지 않았다. 보도 쪽까지 가서 울타리 안을 들여다했다<text:span text:style-name="T8">「覗いた</text:span>. 舌を、「チュッ、チュッ、」と、鳴らした。少しの間、そこで待っていた。来ない。 혀를 "튼, 튼,"라고 울렸다. 잠시 거기서 기다리고 있었다. 오지 않는다.</text:p>
            </text:list-item>
          </text:list>
        </text:list-item>
        <text:list-item>
          <text:p text:style-name="P124">식사</text:p>
          <text:list>
            <text:list-item>
              <text:p text:style-name="P124">다시 오후에 먹었다. 다만, 2시 지나<text:span text:style-name="T8">「過ぎに</text:span> 아니고, <text:s/>1시 반 지나에.</text:p>
            </text:list-item>
          </text:list>
        </text:list-item>
        <text:list-item>
          <text:p text:style-name="P124">신체</text:p>
          <text:list>
            <text:list-item>
              <text:p text:style-name="P124">항문 주변. 약점감 → 감각<text:span text:style-name="T8">「感覚</text:span>에 변화 있어.</text:p>
            </text:list-item>
          </text:list>
        </text:list-item>
        <text:list-item>
          <text:p text:style-name="P124"><text:soft-page-break/>자유 작문</text:p>
          <text:list>
            <text:list-item>
              <text:p text:style-name="P124">최근<text:span text:style-name="T8">「最近</text:span> 스마트 폰을 교체<text:span text:style-name="T8">「交換</text:span>했어요. / 어떤 기종<text:span text:style-name="T8">「機種</text:span>와 교체했어요? 애플입니까? --- 아니오. 화웨이의 기종에 했어요. / 왜 화웨이 입니까? --- 애플은 절대 싫었다. 일본 업체의 기종은 매력을 느끼지 않았다. 삼성은 원래에서 애플을 모방하고 있는 인상이 있었다. 그래서, 싫었다. 아마, 부당한 의견 것이지만. 아마, 미디어에서 편향된<text:span text:style-name="T8">「偏向した</text:span> 정보 만 당겨<text:span text:style-name="T8">「引き出して</text:span>있을 것이지만.</text:p>
            </text:list-item>
          </text:list>
        </text:list-item>
      </text:list>
      <text:p text:style-name="P9"/>
      <text:p text:style-name="P6">[/ XXX] 20200528_094448</text:p>
      <text:p text:style-name="P5"/>
      <text:p text:style-name="P14">@@@</text:p>
      <text:p text:style-name="P6">[XXX] </text:p>
      <text:p text:style-name="P10">myself / Korean / orig / </text:p>
      <text:p text:style-name="P10"/>
      <text:list xml:id="list29673093" text:continue-list="list6539707259197363528" text:style-name="L98">
        <text:list-item>
          <text:p text:style-name="P123">먹이주기</text:p>
          <text:list>
            <text:list-item>
              <text:p text:style-name="P123"/>
            </text:list-item>
          </text:list>
        </text:list-item>
      </text:list>
      <text:p text:style-name="P9"/>
      <text:p text:style-name="P6">[/ XXX] </text:p>
      <text:p text:style-name="P5"/>
      <text:p text:style-name="P2"/>
      <text:p text:style-name="P2">--------------------------------------------- [TEMPLATE]</text:p>
      <text:p text:style-name="P1">------------------------------------------------------------ 20200522_101647</text:p>
      <text:p text:style-name="P6">[XXX] </text:p>
      <text:p text:style-name="P10">myself / Korean / orig / </text:p>
      <text:p text:style-name="P10"/>
      <text:list xml:id="list29683402" text:continue-numbering="true" text:style-name="L98">
        <text:list-item>
          <text:p text:style-name="P123">먹이주기</text:p>
          <text:list>
            <text:list-item>
              <text:p text:style-name="P123"/>
            </text:list-item>
          </text:list>
        </text:list-item>
      </text:list>
      <text:p text:style-name="P9"/>
      <text:p text:style-name="P6">[/ XXX] </text:p>
      <text:p text:style-name="P5"><text:soft-page-break/></text:p>
      <text:p text:style-name="P5">/ <text:span text:style-name="T6">------------------------------------------------------------ 20200522_101647 /</text:span></text:p>
      <text:p text:style-name="P5"/>
      <text:p text:style-name="P5"/>
      <text:p text:style-name="P1">------------------------------------------------------------</text:p>
      <text:p text:style-name="P6">[XXX] </text:p>
      <text:list xml:id="list29665001" text:continue-list="list29671066" text:style-name="L73">
        <text:list-item>
          <text:p text:style-name="P110">XX/XX XX</text:p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19">1</text:p>
          </table:table-cell>
          <table:table-cell table:style-name="表5.B1" office:value-type="string">
            <text:p text:style-name="P18">天気</text:p>
          </table:table-cell>
          <table:table-cell table:style-name="表5.C1" office:value-type="string">
            <text:p text:style-name="P20"/>
          </table:table-cell>
        </table:table-row>
        <table:table-row>
          <table:table-cell table:style-name="表5.A2" office:value-type="float" office:value="2">
            <text:p text:style-name="P19">2</text:p>
          </table:table-cell>
          <table:table-cell table:style-name="表5.B2" office:value-type="string">
            <text:p text:style-name="P18">餌やり</text:p>
          </table:table-cell>
          <table:table-cell table:style-name="表5.C2" office:value-type="string">
            <text:p text:style-name="P20"/>
          </table:table-cell>
        </table:table-row>
        <table:table-row>
          <table:table-cell table:style-name="表5.A2" office:value-type="float" office:value="3">
            <text:p text:style-name="P19">3</text:p>
          </table:table-cell>
          <table:table-cell table:style-name="表5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5.C2" office:value-type="string">
            <text:p text:style-name="P20"/>
          </table:table-cell>
        </table:table-row>
        <table:table-row>
          <table:table-cell table:style-name="表5.A2" office:value-type="float" office:value="4">
            <text:p text:style-name="P19">4</text:p>
          </table:table-cell>
          <table:table-cell table:style-name="表5.B2" office:value-type="string">
            <text:p text:style-name="P18">思ったこと</text:p>
          </table:table-cell>
          <table:table-cell table:style-name="表5.C2" office:value-type="string">
            <text:p text:style-name="P20"/>
          </table:table-cell>
        </table:table-row>
        <table:table-row>
          <table:table-cell table:style-name="表5.A2" office:value-type="float" office:value="5">
            <text:p text:style-name="P19">5</text:p>
          </table:table-cell>
          <table:table-cell table:style-name="表5.B2" office:value-type="string">
            <text:p text:style-name="P18">出来事</text:p>
          </table:table-cell>
          <table:table-cell table:style-name="表5.C2" office:value-type="string">
            <text:p text:style-name="P20"/>
          </table:table-cell>
        </table:table-row>
        <table:table-row>
          <table:table-cell table:style-name="表5.A2" office:value-type="float" office:value="11">
            <text:p text:style-name="P19">11</text:p>
          </table:table-cell>
          <table:table-cell table:style-name="表5.B2" office:value-type="string">
            <text:p text:style-name="P18">やらず</text:p>
          </table:table-cell>
          <table:table-cell table:style-name="表5.C2" office:value-type="string">
            <text:p text:style-name="P20"/>
          </table:table-cell>
        </table:table-row>
        <table:table-row>
          <table:table-cell table:style-name="表5.A2" office:value-type="float" office:value="6">
            <text:p text:style-name="P19">6</text:p>
          </table:table-cell>
          <table:table-cell table:style-name="表5.B2" office:value-type="string">
            <text:p text:style-name="P18">止めた / 止めよう</text:p>
          </table:table-cell>
          <table:table-cell table:style-name="表5.C2" office:value-type="string">
            <text:p text:style-name="P20"/>
          </table:table-cell>
        </table:table-row>
        <table:table-row>
          <table:table-cell table:style-name="表5.A2" office:value-type="float" office:value="8">
            <text:p text:style-name="P21">8</text:p>
          </table:table-cell>
          <table:table-cell table:style-name="表5.B2" office:value-type="string">
            <text:p text:style-name="P18">気づいた</text:p>
          </table:table-cell>
          <table:table-cell table:style-name="表5.C2" office:value-type="string">
            <text:p text:style-name="P20"/>
          </table:table-cell>
        </table:table-row>
        <table:table-row>
          <table:table-cell table:style-name="表5.A2" office:value-type="float" office:value="14">
            <text:p text:style-name="P19">14</text:p>
          </table:table-cell>
          <table:table-cell table:style-name="表5.B2" office:value-type="string">
            <text:p text:style-name="P18">新しい</text:p>
          </table:table-cell>
          <table:table-cell table:style-name="表5.C2" office:value-type="string">
            <text:p text:style-name="P20"/>
          </table:table-cell>
        </table:table-row>
      </table:table>
      <text:p text:style-name="P8"/>
      <text:p text:style-name="P6">[/ XXX] </text:p>
      <text:p text:style-name="P5"/>
      <text:p text:style-name="P5"/>
      <text:p text:style-name="P5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row>
          <table:table-cell table:style-name="表2.A1" office:value-type="float" office:value="1">
            <text:p text:style-name="P19">1</text:p>
          </table:table-cell>
          <table:table-cell table:style-name="表2.B1" office:value-type="string">
            <text:p text:style-name="P18">天気</text:p>
          </table:table-cell>
          <table:table-cell table:style-name="表2.A1" office:value-type="float" office:value="9">
            <text:p text:style-name="P19">9</text:p>
          </table:table-cell>
          <table:table-cell table:style-name="表2.D1" office:value-type="string">
            <text:p text:style-name="P18">思い出したこと</text:p>
          </table:table-cell>
        </table:table-row>
        <table:table-row>
          <table:table-cell table:style-name="表2.A2" office:value-type="float" office:value="2">
            <text:p text:style-name="P19">2</text:p>
          </table:table-cell>
          <table:table-cell table:style-name="表2.B2" office:value-type="string">
            <text:p text:style-name="P18">餌やり</text:p>
          </table:table-cell>
          <table:table-cell table:style-name="表2.A2" office:value-type="float" office:value="10">
            <text:p text:style-name="P19">10</text:p>
          </table:table-cell>
          <table:table-cell table:style-name="表2.D2" office:value-type="string">
            <text:p text:style-name="P18">やった</text:p>
          </table:table-cell>
        </table:table-row>
        <table:table-row>
          <table:table-cell table:style-name="表2.A2" office:value-type="float" office:value="3">
            <text:p text:style-name="P19">3</text:p>
          </table:table-cell>
          <table:table-cell table:style-name="表2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2.A2" office:value-type="float" office:value="11">
            <text:p text:style-name="P19">11</text:p>
          </table:table-cell>
          <table:table-cell table:style-name="表2.D2" office:value-type="string">
            <text:p text:style-name="P18">やらず</text:p>
          </table:table-cell>
        </table:table-row>
        <table:table-row>
          <table:table-cell table:style-name="表2.A2" office:value-type="float" office:value="4">
            <text:p text:style-name="P19">4</text:p>
          </table:table-cell>
          <table:table-cell table:style-name="表2.B2" office:value-type="string">
            <text:p text:style-name="P18">思ったこと</text:p>
          </table:table-cell>
          <table:table-cell table:style-name="表2.A2" office:value-type="float" office:value="12">
            <text:p text:style-name="P19">12</text:p>
          </table:table-cell>
          <table:table-cell table:style-name="表2.D2" office:value-type="string">
            <text:p text:style-name="P18">知ったこと</text:p>
          </table:table-cell>
        </table:table-row>
        <table:table-row>
          <table:table-cell table:style-name="表2.A2" office:value-type="float" office:value="5">
            <text:p text:style-name="P19">5</text:p>
          </table:table-cell>
          <table:table-cell table:style-name="表2.B2" office:value-type="string">
            <text:p text:style-name="P18">出来事</text:p>
          </table:table-cell>
          <table:table-cell table:style-name="表2.A2" office:value-type="float" office:value="13">
            <text:p text:style-name="P19">13</text:p>
          </table:table-cell>
          <table:table-cell table:style-name="表2.D2" office:value-type="string">
            <text:p text:style-name="P18">やろう</text:p>
          </table:table-cell>
        </table:table-row>
        <text:soft-page-break/>
        <table:table-row>
          <table:table-cell table:style-name="表2.A2" office:value-type="float" office:value="6">
            <text:p text:style-name="P19">6</text:p>
          </table:table-cell>
          <table:table-cell table:style-name="表2.B2" office:value-type="string">
            <text:p text:style-name="P18">止めた / 止めよう</text:p>
          </table:table-cell>
          <table:table-cell table:style-name="表2.A2" office:value-type="float" office:value="14">
            <text:p text:style-name="P19">14</text:p>
          </table:table-cell>
          <table:table-cell table:style-name="表2.D2" office:value-type="string">
            <text:p text:style-name="P18">新しい</text:p>
          </table:table-cell>
        </table:table-row>
        <table:table-row>
          <table:table-cell table:style-name="表2.A2" office:value-type="float" office:value="7">
            <text:p text:style-name="P19">7</text:p>
          </table:table-cell>
          <table:table-cell table:style-name="表2.B2" office:value-type="string">
            <text:p text:style-name="P18">始めた<text:span text:style-name="T8"> / 初めて</text:span></text:p>
          </table:table-cell>
          <table:table-cell table:style-name="表2.A2" office:value-type="float" office:value="15">
            <text:p text:style-name="P19">15</text:p>
          </table:table-cell>
          <table:table-cell table:style-name="表2.D2" office:value-type="string">
            <text:p text:style-name="P18">その他</text:p>
          </table:table-cell>
        </table:table-row>
        <table:table-row>
          <table:table-cell table:style-name="表2.A2" office:value-type="float" office:value="8">
            <text:p text:style-name="P21">8</text:p>
          </table:table-cell>
          <table:table-cell table:style-name="表2.B2" office:value-type="string">
            <text:p text:style-name="P18">気づいた</text:p>
          </table:table-cell>
          <table:table-cell table:style-name="表2.A2" office:value-type="float" office:value="16">
            <text:p text:style-name="P19">16</text:p>
          </table:table-cell>
          <table:table-cell table:style-name="表2.D2" office:value-type="string">
            <text:p text:style-name="P11">明日</text:p>
          </table:table-cell>
        </table:table-row>
        <table:table-row>
          <table:table-cell table:style-name="表2.A2">
            <text:p text:style-name="P21"/>
          </table:table-cell>
          <table:table-cell table:style-name="表2.B2" office:value-type="string">
            <text:p text:style-name="P18"/>
          </table:table-cell>
          <table:table-cell table:style-name="表2.A2" office:value-type="float" office:value="17">
            <text:p text:style-name="P19">17</text:p>
          </table:table-cell>
          <table:table-cell table:style-name="表2.D2" office:value-type="string">
            <text:p text:style-name="P11">その先</text:p>
          </table:table-cell>
        </table:table-row>
      </table:table>
      <text:p text:style-name="P4"/>
      <text:p text:style-name="P4">/--------------------------------------------- [/TEMPLATE]</text:p>
      <text:p text:style-name="P8"/>
      <table:table table:name="表6" table:style-name="表6">
        <table:table-column table:style-name="表6.A"/>
        <table:table-row>
          <table:table-cell table:style-name="表6.A1" office:value-type="string">
            <text:p text:style-name="P18">pushd C:\WORKS_2\WS\WS_Others.miscs <text:span text:style-name="T7">&amp;&amp; git add . &amp;&amp; git commit -m </text:span><text:span text:style-name="T7">"(WS_Others.miscs : diary, personal) periodical updates" &amp;&amp; e &amp;&amp; git push origin master</text:span></text:p>
          </table:table-cell>
        </table:table-row>
        <table:table-row>
          <table:table-cell table:style-name="表6.A2" office:value-type="string">
            <text:p text:style-name="P18"/>
          </table:table-cell>
        </table:table-row>
        <table:table-row>
          <table:table-cell table:style-name="表6.A2" office:value-type="string">
            <text:p text:style-name="P18">p</text:p>
          </table:table-cell>
        </table:table-row>
        <table:table-row>
          <table:table-cell table:style-name="表6.A2" office:value-type="string">
            <text:p text:style-name="P18"/>
          </table:table-cell>
        </table:table-row>
      </table:table>
      <text:p text:style-name="P8"/>
      <text:p text:style-name="P17"><text:span text:style-name="T2">=================== </text:span><text:span text:style-name="T1"> </text:span><text:span text:style-name="T2">EOF</text:span><text:span text:style-name="T1">  </text:span><text:span text:style-name="T2">===================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lucida grande" svg:font-family="'lucida grande', verdana, helvetica, arial, sans-serif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23:18:40.51</meta:creation-date>
    <dc:date>2020-05-28T09:46:43.15</dc:date>
    <dc:creator>iwabuchi ken</dc:creator>
    <meta:editing-duration>P1DT38M31S</meta:editing-duration>
    <meta:editing-cycles>167</meta:editing-cycles>
    <meta:generator>OpenOffice/4.1.3$Win32 OpenOffice.org_project/413m1$Build-9783</meta:generator>
    <meta:document-statistic meta:table-count="24" meta:image-count="0" meta:object-count="0" meta:page-count="46" meta:paragraph-count="891" meta:word-count="17040" meta:character-count="21639"/>
  </office:meta>
</office:document-meta>
</file>